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25in"/>
    </style:style>
    <style:style style:name="co2" style:family="table-column">
      <style:table-column-properties fo:break-before="auto" style:column-width="5.7429in"/>
    </style:style>
    <style:style style:name="co3" style:family="table-column">
      <style:table-column-properties fo:break-before="auto" style:column-width="10.7701in"/>
    </style:style>
    <style:style style:name="co4" style:family="table-column">
      <style:table-column-properties fo:break-before="auto" style:column-width="1.6646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669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Folha1">
      <style:table-properties table:display="true" style:writing-mode="lr-tb"/>
    </style:style>
    <style:style style:name="ce1" style:family="table-cell" style:parent-style-name="Excel_20_Built-in_20_Normal">
      <style:table-cell-properties fo:background-color="#c5e0b4"/>
    </style:style>
    <style:style style:name="ce2" style:family="table-cell" style:parent-style-name="Excel_20_Built-in_20_Normal">
      <style:table-cell-properties fo:background-color="#9dc3e6"/>
    </style:style>
    <style:style style:name="ce3" style:family="table-cell" style:parent-style-name="Excel_20_Built-in_20_Normal">
      <style:table-cell-properties fo:background-color="#ffc000"/>
    </style:style>
    <style:style style:name="ce4" style:family="table-cell" style:parent-style-name="Excel_20_Built-in_20_Normal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8" table:default-cell-style-name="Excel_20_Built-in_20_Normal"/>
        <table:table-column table:style-name="co6" table:number-columns-repeated="2" table:default-cell-style-name="Excel_20_Built-in_20_Normal"/>
        <table:table-row table:style-name="ro1">
          <table:table-cell office:value-type="string">
            <text:p>INGLÊS</text:p>
          </table:table-cell>
          <table:table-cell office:value-type="string">
            <text:p>PORTUGUÊS</text:p>
          </table:table-cell>
          <table:table-cell office:value-type="string">
            <text:p>TEXTO</text:p>
          </table:table-cell>
          <table:table-cell office:value-type="string">
            <text:p>FICHEIRO</text:p>
          </table:table-cell>
          <table:table-cell table:number-columns-repeated="1020"/>
        </table:table-row>
        <table:table-row table:style-name="ro1">
          <table:table-cell office:value-type="string">
            <text:p>API Keys</text:p>
          </table:table-cell>
          <table:table-cell office:value-type="string">
            <text:p>Chaves API</text:p>
          </table:table-cell>
          <table:table-cell table:formula="of:=&quot;'&quot;&amp;[.A2]&amp;&quot;' =&gt; '&quot;&amp;[.B2]&amp;&quot;',&quot;" office:value-type="string" office:string-value="'API Keys' =&gt; 'Chaves API',">
            <text:p>'API Keys' =&gt; 'Chaves API',</text:p>
          </table:table-cell>
          <table:table-cell office:value-type="string">
            <text:p>apikeys.inc.php</text:p>
          </table:table-cell>
          <table:table-cell table:number-columns-repeated="1020"/>
        </table:table-row>
        <table:table-row table:style-name="ro1">
          <table:table-cell office:value-type="string">
            <text:p>No API keys found!</text:p>
          </table:table-cell>
          <table:table-cell office:value-type="string">
            <text:p>Não foram encontradas chaves API!</text:p>
          </table:table-cell>
          <table:table-cell table:formula="of:=&quot;'&quot;&amp;[.A3]&amp;&quot;' =&gt; '&quot;&amp;[.B3]&amp;&quot;',&quot;" office:value-type="string" office:string-value="'No API keys found!' =&gt; 'Não foram encontradas chaves API!',">
            <text:p>'No API keys found!' =&gt; 'Não foram encontradas chaves API!',</text:p>
          </table:table-cell>
          <table:table-cell office:value-type="string">
            <text:p>apikeys.inc.php</text:p>
          </table:table-cell>
          <table:table-cell table:number-columns-repeated="1020"/>
        </table:table-row>
        <table:table-row table:style-name="ro1">
          <table:table-cell office:value-type="string">
            <text:p>Add New API Key</text:p>
          </table:table-cell>
          <table:table-cell office:value-type="string">
            <text:p>Criar chave API</text:p>
          </table:table-cell>
          <table:table-cell table:formula="of:=&quot;'&quot;&amp;[.A4]&amp;&quot;' =&gt; '&quot;&amp;[.B4]&amp;&quot;',&quot;" office:value-type="string" office:string-value="'Add New API Key' =&gt; 'Criar chave API',">
            <text:p>'Add New API Key' =&gt; 'Criar chave API',</text:p>
          </table:table-cell>
          <table:table-cell office:value-type="string">
            <text:p>apikeys.inc.php</text:p>
          </table:table-cell>
          <table:table-cell table:number-columns-repeated="1020"/>
        </table:table-row>
        <table:table-row table:style-name="ro1">
          <table:table-cell office:value-type="string">
            <text:p>IP Address</text:p>
          </table:table-cell>
          <table:table-cell office:value-type="string">
            <text:p>Endereço IP</text:p>
          </table:table-cell>
          <table:table-cell table:formula="of:=&quot;'&quot;&amp;[.A5]&amp;&quot;' =&gt; '&quot;&amp;[.B5]&amp;&quot;',&quot;" office:value-type="string" office:string-value="'IP Address' =&gt; 'Endereço IP',">
            <text:p>'IP Address' =&gt; 'Endereço IP',</text:p>
          </table:table-cell>
          <table:table-cell office:value-type="string">
            <text:p>apikeys.inc.php</text:p>
          </table:table-cell>
          <table:table-cell table:number-columns-repeated="1020"/>
        </table:table-row>
        <table:table-row table:style-name="ro1">
          <table:table-cell office:value-type="string">
            <text:p>API Key</text:p>
          </table:table-cell>
          <table:table-cell office:value-type="string">
            <text:p>Chave API</text:p>
          </table:table-cell>
          <table:table-cell table:formula="of:=&quot;'&quot;&amp;[.A6]&amp;&quot;' =&gt; '&quot;&amp;[.B6]&amp;&quot;',&quot;" office:value-type="string" office:string-value="'API Key' =&gt; 'Chave API',">
            <text:p>'API Key' =&gt; 'Chave API',</text:p>
          </table:table-cell>
          <table:table-cell office:value-type="string">
            <text:p>apikeys.inc.php</text:p>
          </table:table-cell>
          <table:table-cell table:number-columns-repeated="1020"/>
        </table:table-row>
        <table:table-row table:style-name="ro1">
          <table:table-cell office:value-type="string">
            <text:p>No API keys found</text:p>
          </table:table-cell>
          <table:table-cell office:value-type="string">
            <text:p>Não foram encontradas chaves API</text:p>
          </table:table-cell>
          <table:table-cell table:formula="of:=&quot;'&quot;&amp;[.A7]&amp;&quot;' =&gt; '&quot;&amp;[.B7]&amp;&quot;',&quot;" office:value-type="string" office:string-value="'No API keys found' =&gt; 'Não foram encontradas chaves API',">
            <text:p>'No API keys found' =&gt; 'Não foram encontradas chaves API',</text:p>
          </table:table-cell>
          <table:table-cell office:value-type="string">
            <text:p>apikeys.inc.php</text:p>
          </table:table-cell>
          <table:table-cell table:number-columns-repeated="1020"/>
        </table:table-row>
        <table:table-row table:style-name="ro1">
          <table:table-cell office:value-type="string">
            <text:p>Term too short!</text:p>
          </table:table-cell>
          <table:table-cell office:value-type="string">
            <text:p>Frase demasiado curta!</text:p>
          </table:table-cell>
          <table:table-cell table:formula="of:=&quot;'&quot;&amp;[.A8]&amp;&quot;' =&gt; '&quot;&amp;[.B8]&amp;&quot;',&quot;" office:value-type="string" office:string-value="'Term too short!' =&gt; 'Frase demasiado curta!',">
            <text:p>'Term too short!' =&gt; 'Frase demasiado curta!',</text:p>
          </table:table-cell>
          <table:table-cell office:value-type="string">
            <text:p>banlist.inc.php</text:p>
          </table:table-cell>
          <table:table-cell table:number-columns-repeated="1020"/>
        </table:table-row>
        <table:table-row table:style-name="ro1">
          <table:table-cell office:value-type="string">
            <text:p>Banned Email Addresses</text:p>
          </table:table-cell>
          <table:table-cell office:value-type="string">
            <text:p>Endereços de email banidos</text:p>
          </table:table-cell>
          <table:table-cell table:formula="of:=&quot;'&quot;&amp;[.A9]&amp;&quot;' =&gt; '&quot;&amp;[.B9]&amp;&quot;',&quot;" office:value-type="string" office:string-value="'Banned Email Addresses' =&gt; 'Endereços de email banidos',">
            <text:p>'Banned Email Addresses' =&gt; 'Endereços de email banidos',</text:p>
          </table:table-cell>
          <table:table-cell office:value-type="string">
            <text:p>banlist.inc.php</text:p>
          </table:table-cell>
          <table:table-cell table:number-columns-repeated="1020"/>
        </table:table-row>
        <table:table-row table:style-name="ro1">
          <table:table-cell office:value-type="string">
            <text:p>Ban New Email</text:p>
          </table:table-cell>
          <table:table-cell office:value-type="string">
            <text:p>Banir email</text:p>
          </table:table-cell>
          <table:table-cell table:formula="of:=&quot;'&quot;&amp;[.A10]&amp;&quot;' =&gt; '&quot;&amp;[.B10]&amp;&quot;',&quot;" office:value-type="string" office:string-value="'Ban New Email' =&gt; 'Banir email',">
            <text:p>'Ban New Email' =&gt; 'Banir email',</text:p>
          </table:table-cell>
          <table:table-cell office:value-type="string">
            <text:p>banlist.inc.php</text:p>
          </table:table-cell>
          <table:table-cell table:number-columns-repeated="1020"/>
        </table:table-row>
        <table:table-row table:style-name="ro1">
          <table:table-cell office:value-type="string">
            <text:p>No banned emails matching the query found!</text:p>
          </table:table-cell>
          <table:table-cell office:value-type="string">
            <text:p>Não foram encontrados registos de acordo com os critérios indicados</text:p>
          </table:table-cell>
          <table:table-cell table:formula="of:=&quot;'&quot;&amp;[.A11]&amp;&quot;' =&gt; '&quot;&amp;[.B11]&amp;&quot;',&quot;" office:value-type="string" office:string-value="'No banned emails matching the query found!' =&gt; 'Não foram encontrados registos de acordo com os critérios indicados',">
            <text:p>'No banned emails matching the query found!' =&gt; 'Não foram encontrados registos de acordo com os critérios indicados',</text:p>
          </table:table-cell>
          <table:table-cell office:value-type="string">
            <text:p>banlist.inc.php</text:p>
          </table:table-cell>
          <table:table-cell table:number-columns-repeated="1020"/>
        </table:table-row>
        <table:table-row table:style-name="ro1">
          <table:table-cell office:value-type="string">
            <text:p>Ban Status</text:p>
          </table:table-cell>
          <table:table-cell office:value-type="string">
            <text:p>Estado</text:p>
          </table:table-cell>
          <table:table-cell table:formula="of:=&quot;'&quot;&amp;[.A12]&amp;&quot;' =&gt; '&quot;&amp;[.B12]&amp;&quot;',&quot;" office:value-type="string" office:string-value="'Ban Status' =&gt; 'Estado',">
            <text:p>'Ban Status' =&gt; 'Estado',</text:p>
          </table:table-cell>
          <table:table-cell office:value-type="string">
            <text:p>banlist.inc.php</text:p>
          </table:table-cell>
          <table:table-cell table:number-columns-repeated="1020"/>
        </table:table-row>
        <table:table-row table:style-name="ro1">
          <table:table-cell office:value-type="string">
            <text:p>No banned emails found!</text:p>
          </table:table-cell>
          <table:table-cell office:value-type="string">
            <text:p>Não foram encontrados emails banidos</text:p>
          </table:table-cell>
          <table:table-cell table:formula="of:=&quot;'&quot;&amp;[.A13]&amp;&quot;' =&gt; '&quot;&amp;[.B13]&amp;&quot;',&quot;" office:value-type="string" office:string-value="'No banned emails found!' =&gt; 'Não foram encontrados emails banidos',">
            <text:p>'No banned emails found!' =&gt; 'Não foram encontrados emails banidos',</text:p>
          </table:table-cell>
          <table:table-cell office:value-type="string">
            <text:p>banlist.inc.php</text:p>
          </table:table-cell>
          <table:table-cell table:number-columns-repeated="1020"/>
        </table:table-row>
        <table:table-row table:style-name="ro1">
          <table:table-cell office:value-type="string">
            <text:p>Update Ban Rule</text:p>
          </table:table-cell>
          <table:table-cell office:value-type="string">
            <text:p>Actualizar regra para banir</text:p>
          </table:table-cell>
          <table:table-cell table:formula="of:=&quot;'&quot;&amp;[.A14]&amp;&quot;' =&gt; '&quot;&amp;[.B14]&amp;&quot;',&quot;" office:value-type="string" office:string-value="'Update Ban Rule' =&gt; 'Actualizar regra para banir',">
            <text:p>'Update Ban Rule' =&gt; 'Actualizar regra para banir',</text:p>
          </table:table-cell>
          <table:table-cell office:value-type="string">
            <text:p>banrule.inc.php</text:p>
          </table:table-cell>
          <table:table-cell table:number-columns-repeated="1020"/>
        </table:table-row>
        <table:table-row table:style-name="ro1">
          <table:table-cell office:value-type="string">
            <text:p>Add New Email Address to Ban List</text:p>
          </table:table-cell>
          <table:table-cell office:value-type="string">
            <text:p>Adicionar endereço email à lista de banidos</text:p>
          </table:table-cell>
          <table:table-cell table:formula="of:=&quot;'&quot;&amp;[.A15]&amp;&quot;' =&gt; '&quot;&amp;[.B15]&amp;&quot;',&quot;" office:value-type="string" office:string-value="'Add New Email Address to Ban List' =&gt; 'Adicionar endereço email à lista de banidos',">
            <text:p>'Add New Email Address to Ban List' =&gt; 'Adicionar endereço email à lista de banidos',</text:p>
          </table:table-cell>
          <table:table-cell office:value-type="string">
            <text:p>banrule.inc.php</text:p>
          </table:table-cell>
          <table:table-cell table:number-columns-repeated="1020"/>
        </table:table-row>
        <table:table-row table:style-name="ro1">
          <table:table-cell office:value-type="string">
            <text:p>Update Canned Response</text:p>
          </table:table-cell>
          <table:table-cell office:value-type="string">
            <text:p>Actualizar resposta pré-definida</text:p>
          </table:table-cell>
          <table:table-cell table:formula="of:=&quot;'&quot;&amp;[.A16]&amp;&quot;' =&gt; '&quot;&amp;[.B16]&amp;&quot;',&quot;" office:value-type="string" office:string-value="'Update Canned Response' =&gt; 'Actualizar resposta pré-definida',">
            <text:p>'Update Canned Response' =&gt; 'Actualizar resposta pré-definida',</text:p>
          </table:table-cell>
          <table:table-cell office:value-type="string">
            <text:p>cannedresponse.inc.php</text:p>
          </table:table-cell>
          <table:table-cell table:number-columns-repeated="1020"/>
        </table:table-row>
        <table:table-row table:style-name="ro1">
          <table:table-cell office:value-type="string">
            <text:p>Add New Canned Response</text:p>
          </table:table-cell>
          <table:table-cell office:value-type="string">
            <text:p>Criar resposta pré-definida</text:p>
          </table:table-cell>
          <table:table-cell table:formula="of:=&quot;'&quot;&amp;[.A17]&amp;&quot;' =&gt; '&quot;&amp;[.B17]&amp;&quot;',&quot;" office:value-type="string" office:string-value="'Add New Canned Response' =&gt; 'Criar resposta pré-definida',">
            <text:p>'Add New Canned Response' =&gt; 'Criar resposta pré-definida',</text:p>
          </table:table-cell>
          <table:table-cell office:value-type="string">
            <text:p>cannedresponse.inc.php</text:p>
          </table:table-cell>
          <table:table-cell table:number-columns-repeated="1020"/>
        </table:table-row>
        <table:table-row table:style-name="ro1">
          <table:table-cell office:value-type="string">
            <text:p>Add Response</text:p>
          </table:table-cell>
          <table:table-cell office:value-type="string">
            <text:p>Criar resposta</text:p>
          </table:table-cell>
          <table:table-cell table:formula="of:=&quot;'&quot;&amp;[.A18]&amp;&quot;' =&gt; '&quot;&amp;[.B18]&amp;&quot;',&quot;" office:value-type="string" office:string-value="'Add Response' =&gt; 'Criar resposta',">
            <text:p>'Add Response' =&gt; 'Criar resposta',</text:p>
          </table:table-cell>
          <table:table-cell office:value-type="string">
            <text:p>cannedresponse.inc.php</text:p>
          </table:table-cell>
          <table:table-cell table:number-columns-repeated="1020"/>
        </table:table-row>
        <table:table-row table:style-name="ro1">
          <table:table-cell office:value-type="string">
            <text:p>Canned response settings</text:p>
          </table:table-cell>
          <table:table-cell office:value-type="string">
            <text:p>Definição da resposta pré-definida</text:p>
          </table:table-cell>
          <table:table-cell table:formula="of:=&quot;'&quot;&amp;[.A19]&amp;&quot;' =&gt; '&quot;&amp;[.B19]&amp;&quot;',&quot;" office:value-type="string" office:string-value="'Canned response settings' =&gt; 'Definição da resposta pré-definida',">
            <text:p>'Canned response settings' =&gt; 'Definição da resposta pré-definida',</text:p>
          </table:table-cell>
          <table:table-cell office:value-type="string">
            <text:p>cannedresponse.inc.php</text:p>
          </table:table-cell>
          <table:table-cell table:number-columns-repeated="1020"/>
        </table:table-row>
        <table:table-row table:style-name="ro1">
          <table:table-cell office:value-type="string">
            <text:p>Canned Response</text:p>
          </table:table-cell>
          <table:table-cell office:value-type="string">
            <text:p>Resposta pré-definida</text:p>
          </table:table-cell>
          <table:table-cell table:formula="of:=&quot;'&quot;&amp;[.A20]&amp;&quot;' =&gt; '&quot;&amp;[.B20]&amp;&quot;',&quot;" office:value-type="string" office:string-value="'Canned Response' =&gt; 'Resposta pré-definida',">
            <text:p>'Canned Response' =&gt; 'Resposta pré-definida',</text:p>
          </table:table-cell>
          <table:table-cell office:value-type="string">
            <text:p>cannedresponse.inc.php</text:p>
          </table:table-cell>
          <table:table-cell table:number-columns-repeated="1020"/>
        </table:table-row>
        <table:table-row table:style-name="ro1">
          <table:table-cell office:value-type="string">
            <text:p>Make the title short and clear.</text:p>
          </table:table-cell>
          <table:table-cell office:value-type="string">
            <text:p>Escreva um título pequeno e conciso</text:p>
          </table:table-cell>
          <table:table-cell table:formula="of:=&quot;'&quot;&amp;[.A21]&amp;&quot;' =&gt; '&quot;&amp;[.B21]&amp;&quot;',&quot;" office:value-type="string" office:string-value="'Make the title short and clear.' =&gt; 'Escreva um título pequeno e conciso',">
            <text:p>'Make the title short and clear.' =&gt; 'Escreva um título pequeno e conciso',</text:p>
          </table:table-cell>
          <table:table-cell office:value-type="string">
            <text:p>cannedresponse.inc.php</text:p>
          </table:table-cell>
          <table:table-cell table:number-columns-repeated="1020"/>
        </table:table-row>
        <table:table-row table:style-name="ro1">
          <table:table-cell office:value-type="string">
            <text:p>Canned Attachments</text:p>
          </table:table-cell>
          <table:table-cell office:value-type="string">
            <text:p>Anexos pré-definidos</text:p>
          </table:table-cell>
          <table:table-cell table:formula="of:=&quot;'&quot;&amp;[.A22]&amp;&quot;' =&gt; '&quot;&amp;[.B22]&amp;&quot;',&quot;" office:value-type="string" office:string-value="'Canned Attachments' =&gt; 'Anexos pré-definidos',">
            <text:p>'Canned Attachments' =&gt; 'Anexos pré-definidos',</text:p>
          </table:table-cell>
          <table:table-cell office:value-type="string">
            <text:p>cannedresponse.inc.php</text:p>
          </table:table-cell>
          <table:table-cell table:number-columns-repeated="1020"/>
        </table:table-row>
        <table:table-row table:style-name="ro1">
          <table:table-cell office:value-type="string">
            <text:p>Notes about the canned response.</text:p>
          </table:table-cell>
          <table:table-cell office:value-type="string">
            <text:p>Notas sobre as respostas pré-definidas</text:p>
          </table:table-cell>
          <table:table-cell table:formula="of:=&quot;'&quot;&amp;[.A23]&amp;&quot;' =&gt; '&quot;&amp;[.B23]&amp;&quot;',&quot;" office:value-type="string" office:string-value="'Notes about the canned response.' =&gt; 'Notas sobre as respostas pré-definidas',">
            <text:p>'Notes about the canned response.' =&gt; 'Notas sobre as respostas pré-definidas',</text:p>
          </table:table-cell>
          <table:table-cell office:value-type="string">
            <text:p>cannedresponse.inc.php</text:p>
          </table:table-cell>
          <table:table-cell table:number-columns-repeated="1020"/>
        </table:table-row>
        <table:table-row table:style-name="ro1">
          <table:table-cell office:value-type="string">
            <text:p>Canned response is in use by email filter(s)</text:p>
          </table:table-cell>
          <table:table-cell office:value-type="string">
            <text:p>A resposta pré-definida está a ser utilizada por filtros de email</text:p>
          </table:table-cell>
          <table:table-cell table:formula="of:=&quot;'&quot;&amp;[.A24]&amp;&quot;' =&gt; '&quot;&amp;[.B24]&amp;&quot;',&quot;" office:value-type="string" office:string-value="'Canned response is in use by email filter(s)' =&gt; 'A resposta pré-definida está a ser utilizada por filtros de email',">
            <text:p>'Canned response is in use by email filter(s)' =&gt; 'A resposta pré-definida está a ser utilizada por filtros de email',</text:p>
          </table:table-cell>
          <table:table-cell office:value-type="string">
            <text:p>cannedresponse.inc.php</text:p>
          </table:table-cell>
          <table:table-cell table:number-columns-repeated="1020"/>
        </table:table-row>
        <table:table-row table:style-name="ro1">
          <table:table-cell office:value-type="string">
            <text:p>No premade responses found!</text:p>
          </table:table-cell>
          <table:table-cell office:value-type="string">
            <text:p>Não foram encontradas respostas pré-definidas</text:p>
          </table:table-cell>
          <table:table-cell table:formula="of:=&quot;'&quot;&amp;[.A25]&amp;&quot;' =&gt; '&quot;&amp;[.B25]&amp;&quot;',&quot;" office:value-type="string" office:string-value="'No premade responses found!' =&gt; 'Não foram encontradas respostas pré-definidas',">
            <text:p>'No premade responses found!' =&gt; 'Não foram encontradas respostas pré-definidas',</text:p>
          </table:table-cell>
          <table:table-cell office:value-type="string">
            <text:p>cannedresponses.inc.php</text:p>
          </table:table-cell>
          <table:table-cell table:number-columns-repeated="1020"/>
        </table:table-row>
        <table:table-row table:style-name="ro1">
          <table:table-cell office:value-type="string">
            <text:p>No canned responses</text:p>
          </table:table-cell>
          <table:table-cell office:value-type="string">
            <text:p>Não existem respostas pré-definidas</text:p>
          </table:table-cell>
          <table:table-cell table:formula="of:=&quot;'&quot;&amp;[.A26]&amp;&quot;' =&gt; '&quot;&amp;[.B26]&amp;&quot;',&quot;" office:value-type="string" office:string-value="'No canned responses' =&gt; 'Não existem respostas pré-definidas',">
            <text:p>'No canned responses' =&gt; 'Não existem respostas pré-definidas',</text:p>
          </table:table-cell>
          <table:table-cell office:value-type="string">
            <text:p>cannedresponses.inc.php</text:p>
          </table:table-cell>
          <table:table-cell table:number-columns-repeated="1020"/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categorias</text:p>
          </table:table-cell>
          <table:table-cell table:formula="of:=&quot;'&quot;&amp;[.A27]&amp;&quot;' =&gt; '&quot;&amp;[.B27]&amp;&quot;',&quot;" office:value-type="string" office:string-value="'categories' =&gt; 'categorias',">
            <text:p>'categories' =&gt; 'categorias',</text:p>
          </table:table-cell>
          <table:table-cell office:value-type="string">
            <text:p>categories.inc.php</text:p>
          </table:table-cell>
          <table:table-cell table:number-columns-repeated="1020"/>
        </table:table-row>
        <table:table-row table:style-name="ro1">
          <table:table-cell office:value-type="string">
            <text:p>No FAQ categories found!</text:p>
          </table:table-cell>
          <table:table-cell office:value-type="string">
            <text:p>Não foram encontradas categorias de FAQ</text:p>
          </table:table-cell>
          <table:table-cell table:formula="of:=&quot;'&quot;&amp;[.A28]&amp;&quot;' =&gt; '&quot;&amp;[.B28]&amp;&quot;',&quot;" office:value-type="string" office:string-value="'No FAQ categories found!' =&gt; 'Não foram encontradas categorias de FAQ',">
            <text:p>'No FAQ categories found!' =&gt; 'Não foram encontradas categorias de FAQ',</text:p>
          </table:table-cell>
          <table:table-cell office:value-type="string">
            <text:p>categories.inc.php</text:p>
          </table:table-cell>
          <table:table-cell table:number-columns-repeated="1020"/>
        </table:table-row>
        <table:table-row table:style-name="ro1">
          <table:table-cell office:value-type="string">
            <text:p>FAQ Categories</text:p>
          </table:table-cell>
          <table:table-cell office:value-type="string">
            <text:p>Categorias de FAQ</text:p>
          </table:table-cell>
          <table:table-cell table:formula="of:=&quot;'&quot;&amp;[.A29]&amp;&quot;' =&gt; '&quot;&amp;[.B29]&amp;&quot;',&quot;" office:value-type="string" office:string-value="'FAQ Categories' =&gt; 'Categorias de FAQ',">
            <text:p>'FAQ Categories' =&gt; 'Categorias de FAQ',</text:p>
          </table:table-cell>
          <table:table-cell office:value-type="string">
            <text:p>categories.inc.php</text:p>
          </table:table-cell>
          <table:table-cell table:number-columns-repeated="1020"/>
        </table:table-row>
        <table:table-row table:style-name="ro1">
          <table:table-cell office:value-type="string">
            <text:p>Add New Category</text:p>
          </table:table-cell>
          <table:table-cell office:value-type="string">
            <text:p>Criar categoria</text:p>
          </table:table-cell>
          <table:table-cell table:formula="of:=&quot;'&quot;&amp;[.A30]&amp;&quot;' =&gt; '&quot;&amp;[.B30]&amp;&quot;',&quot;" office:value-type="string" office:string-value="'Add New Category' =&gt; 'Criar categoria',">
            <text:p>'Add New Category' =&gt; 'Criar categoria',</text:p>
          </table:table-cell>
          <table:table-cell office:value-type="string">
            <text:p>categories.inc.php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office:value-type="string">
            <text:p>Nome</text:p>
          </table:table-cell>
          <table:table-cell table:formula="of:=&quot;'&quot;&amp;[.A31]&amp;&quot;' =&gt; '&quot;&amp;[.B31]&amp;&quot;',&quot;" office:value-type="string" office:string-value="'Name' =&gt; 'Nome',">
            <text:p>'Name' =&gt; 'Nome',</text:p>
          </table:table-cell>
          <table:table-cell office:value-type="string">
            <text:p>categories.inc.php</text:p>
          </table:table-cell>
          <table:table-cell table:number-columns-repeated="1020"/>
        </table:table-row>
        <table:table-row table:style-name="ro1">
          <table:table-cell office:value-type="string">
            <text:p>Type</text:p>
          </table:table-cell>
          <table:table-cell office:value-type="string">
            <text:p>Tipo</text:p>
          </table:table-cell>
          <table:table-cell table:formula="of:=&quot;'&quot;&amp;[.A32]&amp;&quot;' =&gt; '&quot;&amp;[.B32]&amp;&quot;',&quot;" office:value-type="string" office:string-value="'Type' =&gt; 'Tipo',">
            <text:p>'Type' =&gt; 'Tipo',</text:p>
          </table:table-cell>
          <table:table-cell office:value-type="string">
            <text:p>categories.inc.php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FAQs</text:p>
          </table:table-cell>
          <table:table-cell table:formula="of:=&quot;'&quot;&amp;[.A33]&amp;&quot;' =&gt; '&quot;&amp;[.B33]&amp;&quot;',&quot;" office:value-type="string" office:string-value="'FAQs' =&gt; 'FAQs',">
            <text:p>'FAQs' =&gt; 'FAQs',</text:p>
          </table:table-cell>
          <table:table-cell office:value-type="string">
            <text:p>categories.inc.php</text:p>
          </table:table-cell>
          <table:table-cell table:number-columns-repeated="1020"/>
        </table:table-row>
        <table:table-row table:style-name="ro1">
          <table:table-cell office:value-type="string">
            <text:p>Make Public</text:p>
          </table:table-cell>
          <table:table-cell office:value-type="string">
            <text:p>Tornar público</text:p>
          </table:table-cell>
          <table:table-cell table:formula="of:=&quot;'&quot;&amp;[.A34]&amp;&quot;' =&gt; '&quot;&amp;[.B34]&amp;&quot;',&quot;" office:value-type="string" office:string-value="'Make Public' =&gt; 'Tornar público',">
            <text:p>'Make Public' =&gt; 'Tornar público',</text:p>
          </table:table-cell>
          <table:table-cell office:value-type="string">
            <text:p>categories.inc.php</text:p>
          </table:table-cell>
          <table:table-cell table:number-columns-repeated="1020"/>
        </table:table-row>
        <table:table-row table:style-name="ro1">
          <table:table-cell office:value-type="string">
            <text:p>Make Internal</text:p>
          </table:table-cell>
          <table:table-cell office:value-type="string">
            <text:p>Tornar interno</text:p>
          </table:table-cell>
          <table:table-cell table:formula="of:=&quot;'&quot;&amp;[.A35]&amp;&quot;' =&gt; '&quot;&amp;[.B35]&amp;&quot;',&quot;" office:value-type="string" office:string-value="'Make Internal' =&gt; 'Tornar interno',">
            <text:p>'Make Internal' =&gt; 'Tornar interno',</text:p>
          </table:table-cell>
          <table:table-cell office:value-type="string">
            <text:p>categories.inc.php</text:p>
          </table:table-cell>
          <table:table-cell table:number-columns-repeated="1020"/>
        </table:table-row>
        <table:table-row table:style-name="ro1">
          <table:table-cell office:value-type="string">
            <text:p>Are you sure you want to make %s &lt;b&gt;public&lt;/b&gt;?</text:p>
          </table:table-cell>
          <table:table-cell office:value-type="string">
            <text:p>Tem a certeza de que pretende tornar %s &lt;b&gt;público&lt;/b&gt;?</text:p>
          </table:table-cell>
          <table:table-cell table:formula="of:=&quot;'&quot;&amp;[.A36]&amp;&quot;' =&gt; '&quot;&amp;[.B36]&amp;&quot;',&quot;" office:value-type="string" office:string-value="'Are you sure you want to make %s &lt;b&gt;public&lt;/b&gt;?' =&gt; 'Tem a certeza de que pretende tornar %s &lt;b&gt;público&lt;/b&gt;?',">
            <text:p>'Are you sure you want to make %s &lt;b&gt;public&lt;/b&gt;?' =&gt; 'Tem a certeza de que pretende tornar %s &lt;b&gt;público&lt;/b&gt;?',</text:p>
          </table:table-cell>
          <table:table-cell office:value-type="string">
            <text:p>categories.inc.php</text:p>
          </table:table-cell>
          <table:table-cell table:number-columns-repeated="1020"/>
        </table:table-row>
        <table:table-row table:style-name="ro1">
          <table:table-cell office:value-type="string">
            <text:p>Are you sure you want to make %s &lt;b&gt;private&lt;/b&gt; (internal)?</text:p>
          </table:table-cell>
          <table:table-cell office:value-type="string">
            <text:p>Tem a certeza de que pretende tornar %s &lt;b&gt;privado&lt;/b&gt; (interno)?</text:p>
          </table:table-cell>
          <table:table-cell table:formula="of:=&quot;'&quot;&amp;[.A37]&amp;&quot;' =&gt; '&quot;&amp;[.B37]&amp;&quot;',&quot;" office:value-type="string" office:string-value="'Are you sure you want to make %s &lt;b&gt;private&lt;/b&gt; (internal)?' =&gt; 'Tem a certeza de que pretende tornar %s &lt;b&gt;privado&lt;/b&gt; (interno)?',">
            <text:p>'Are you sure you want to make %s &lt;b&gt;private&lt;/b&gt; (internal)?' =&gt; 'Tem a certeza de que pretende tornar %s &lt;b&gt;privado&lt;/b&gt; (interno)?',</text:p>
          </table:table-cell>
          <table:table-cell office:value-type="string">
            <text:p>categories.inc.php</text:p>
          </table:table-cell>
          <table:table-cell table:number-columns-repeated="1020"/>
        </table:table-row>
        <table:table-row table:style-name="ro1">
          <table:table-cell office:value-type="string">
            <text:p>Deleted data CANNOT be recovered, including any associated FAQs.</text:p>
          </table:table-cell>
          <table:table-cell office:value-type="string">
            <text:p>Os registos eliminados NÂO PODEM ser recuperados, incluindo as FAQs associadas.</text:p>
          </table:table-cell>
          <table:table-cell table:formula="of:=&quot;'&quot;&amp;[.A38]&amp;&quot;' =&gt; '&quot;&amp;[.B38]&amp;&quot;',&quot;" office:value-type="string" office:string-value="'Deleted data CANNOT be recovered, including any associated FAQs.' =&gt; 'Os registos eliminados NÂO PODEM ser recuperados, incluindo as FAQs associadas.',">
            <text:p>'Deleted data CANNOT be recovered, including any associated FAQs.' =&gt; 'Os registos eliminados NÂO PODEM ser recuperados, incluindo as FAQs associadas.',</text:p>
          </table:table-cell>
          <table:table-cell office:value-type="string">
            <text:p>categories.inc.php</text:p>
          </table:table-cell>
          <table:table-cell table:number-columns-repeated="1020"/>
        </table:table-row>
        <table:table-row table:style-name="ro1">
          <table:table-cell office:value-type="string">
            <text:p>Update Category</text:p>
          </table:table-cell>
          <table:table-cell office:value-type="string">
            <text:p>Actualizar categoria</text:p>
          </table:table-cell>
          <table:table-cell table:formula="of:=&quot;'&quot;&amp;[.A39]&amp;&quot;' =&gt; '&quot;&amp;[.B39]&amp;&quot;',&quot;" office:value-type="string" office:string-value="'Update Category' =&gt; 'Actualizar categoria',">
            <text:p>'Update Category' =&gt; 'Actualizar categoria',</text:p>
          </table:table-cell>
          <table:table-cell office:value-type="string">
            <text:p>category.inc.php</text:p>
          </table:table-cell>
          <table:table-cell table:number-columns-repeated="1020"/>
        </table:table-row>
        <table:table-row table:style-name="ro1">
          <table:table-cell office:value-type="string">
            <text:p>Category Type</text:p>
          </table:table-cell>
          <table:table-cell office:value-type="string">
            <text:p>Tipo da categoria</text:p>
          </table:table-cell>
          <table:table-cell table:formula="of:=&quot;'&quot;&amp;[.A40]&amp;&quot;' =&gt; '&quot;&amp;[.B40]&amp;&quot;',&quot;" office:value-type="string" office:string-value="'Category Type' =&gt; 'Tipo da categoria',">
            <text:p>'Category Type' =&gt; 'Tipo da categoria',</text:p>
          </table:table-cell>
          <table:table-cell office:value-type="string">
            <text:p>category.inc.php</text:p>
          </table:table-cell>
          <table:table-cell table:number-columns-repeated="1020"/>
        </table:table-row>
        <table:table-row table:style-name="ro1">
          <table:table-cell office:value-type="string">
            <text:p>Featured</text:p>
          </table:table-cell>
          <table:table-cell office:value-type="string">
            <text:p>Destacado</text:p>
          </table:table-cell>
          <table:table-cell table:formula="of:=&quot;'&quot;&amp;[.A41]&amp;&quot;' =&gt; '&quot;&amp;[.B41]&amp;&quot;',&quot;" office:value-type="string" office:string-value="'Featured' =&gt; 'Destacado',">
            <text:p>'Featured' =&gt; 'Destacado',</text:p>
          </table:table-cell>
          <table:table-cell office:value-type="string">
            <text:p>category.inc.php</text:p>
          </table:table-cell>
          <table:table-cell table:number-columns-repeated="1020"/>
        </table:table-row>
        <table:table-row table:style-name="ro1">
          <table:table-cell office:value-type="string">
            <text:p>(on front-page sidebar)</text:p>
          </table:table-cell>
          <table:table-cell office:value-type="string">
            <text:p>(na página principal)</text:p>
          </table:table-cell>
          <table:table-cell table:formula="of:=&quot;'&quot;&amp;[.A42]&amp;&quot;' =&gt; '&quot;&amp;[.B42]&amp;&quot;',&quot;" office:value-type="string" office:string-value="'(on front-page sidebar)' =&gt; '(na página principal)',">
            <text:p>'(on front-page sidebar)' =&gt; '(na página principal)',</text:p>
          </table:table-cell>
          <table:table-cell office:value-type="string">
            <text:p>category.inc.php</text:p>
          </table:table-cell>
          <table:table-cell table:number-columns-repeated="1020"/>
        </table:table-row>
        <table:table-row table:style-name="ro1">
          <table:table-cell office:value-type="string">
            <text:p>(publish)</text:p>
          </table:table-cell>
          <table:table-cell office:value-type="string">
            <text:p>(publicar)</text:p>
          </table:table-cell>
          <table:table-cell table:formula="of:=&quot;'&quot;&amp;[.A43]&amp;&quot;' =&gt; '&quot;&amp;[.B43]&amp;&quot;',&quot;" office:value-type="string" office:string-value="'(publish)' =&gt; '(publicar)',">
            <text:p>'(publish)' =&gt; '(publicar)',</text:p>
          </table:table-cell>
          <table:table-cell office:value-type="string">
            <text:p>category.inc.php</text:p>
          </table:table-cell>
          <table:table-cell table:number-columns-repeated="1020"/>
        </table:table-row>
        <table:table-row table:style-name="ro1">
          <table:table-cell office:value-type="string">
            <text:p>(internal)</text:p>
          </table:table-cell>
          <table:table-cell office:value-type="string">
            <text:p>(interno)</text:p>
          </table:table-cell>
          <table:table-cell table:formula="of:=&quot;'&quot;&amp;[.A44]&amp;&quot;' =&gt; '&quot;&amp;[.B44]&amp;&quot;',&quot;" office:value-type="string" office:string-value="'(internal)' =&gt; '(interno)',">
            <text:p>'(internal)' =&gt; '(interno)',</text:p>
          </table:table-cell>
          <table:table-cell office:value-type="string">
            <text:p>category.inc.php</text:p>
          </table:table-cell>
          <table:table-cell table:number-columns-repeated="1020"/>
        </table:table-row>
        <table:table-row table:style-name="ro1">
          <table:table-cell office:value-type="string">
            <text:p>Category Information</text:p>
          </table:table-cell>
          <table:table-cell office:value-type="string">
            <text:p>Informação da categoria</text:p>
          </table:table-cell>
          <table:table-cell table:formula="of:=&quot;'&quot;&amp;[.A45]&amp;&quot;' =&gt; '&quot;&amp;[.B45]&amp;&quot;',&quot;" office:value-type="string" office:string-value="'Category Information' =&gt; 'Informação da categoria',">
            <text:p>'Category Information' =&gt; 'Informação da categoria',</text:p>
          </table:table-cell>
          <table:table-cell office:value-type="string">
            <text:p>category.inc.php</text:p>
          </table:table-cell>
          <table:table-cell table:number-columns-repeated="1020"/>
        </table:table-row>
        <table:table-row table:style-name="ro1">
          <table:table-cell office:value-type="string">
            <text:p>Short descriptive name.</text:p>
          </table:table-cell>
          <table:table-cell office:value-type="string">
            <text:p>Descrição abreviada</text:p>
          </table:table-cell>
          <table:table-cell table:formula="of:=&quot;'&quot;&amp;[.A46]&amp;&quot;' =&gt; '&quot;&amp;[.B46]&amp;&quot;',&quot;" office:value-type="string" office:string-value="'Short descriptive name.' =&gt; 'Descrição abreviada',">
            <text:p>'Short descriptive name.' =&gt; 'Descrição abreviada',</text:p>
          </table:table-cell>
          <table:table-cell office:value-type="string">
            <text:p>category.inc.php</text:p>
          </table:table-cell>
          <table:table-cell table:number-columns-repeated="1020"/>
        </table:table-row>
        <table:table-row table:style-name="ro1">
          <table:table-cell office:value-type="string">
            <text:p>Category Description</text:p>
          </table:table-cell>
          <table:table-cell office:value-type="string">
            <text:p>Descrição da categoria</text:p>
          </table:table-cell>
          <table:table-cell table:formula="of:=&quot;'&quot;&amp;[.A47]&amp;&quot;' =&gt; '&quot;&amp;[.B47]&amp;&quot;',&quot;" office:value-type="string" office:string-value="'Category Description' =&gt; 'Descrição da categoria',">
            <text:p>'Category Description' =&gt; 'Descrição da categoria',</text:p>
          </table:table-cell>
          <table:table-cell office:value-type="string">
            <text:p>category.inc.php</text:p>
          </table:table-cell>
          <table:table-cell table:number-columns-repeated="1020"/>
        </table:table-row>
        <table:table-row table:style-name="ro1">
          <table:table-cell office:value-type="string">
            <text:p>Summary of the category.</text:p>
          </table:table-cell>
          <table:table-cell office:value-type="string">
            <text:p>Resumo da categoria.</text:p>
          </table:table-cell>
          <table:table-cell table:formula="of:=&quot;'&quot;&amp;[.A48]&amp;&quot;' =&gt; '&quot;&amp;[.B48]&amp;&quot;',&quot;" office:value-type="string" office:string-value="'Summary of the category.' =&gt; 'Resumo da categoria.',">
            <text:p>'Summary of the category.' =&gt; 'Resumo da categoria.',</text:p>
          </table:table-cell>
          <table:table-cell office:value-type="string">
            <text:p>category.inc.php</text:p>
          </table:table-cell>
          <table:table-cell table:number-columns-repeated="1020"/>
        </table:table-row>
        <table:table-row table:style-name="ro1">
          <table:table-cell office:value-type="string">
            <text:p>Be liberal, they are internal</text:p>
          </table:table-cell>
          <table:table-cell office:value-type="string">
            <text:p>As notas internas só são vistas pelos colaboradores</text:p>
          </table:table-cell>
          <table:table-cell table:formula="of:=&quot;'&quot;&amp;[.A49]&amp;&quot;' =&gt; '&quot;&amp;[.B49]&amp;&quot;',&quot;" office:value-type="string" office:string-value="'Be liberal, they are internal' =&gt; 'As notas internas só são vistas pelos colaboradores',">
            <text:p>'Be liberal, they are internal' =&gt; 'As notas internas só são vistas pelos colaboradores',</text:p>
          </table:table-cell>
          <table:table-cell office:value-type="string">
            <text:p>category.inc.php</text:p>
          </table:table-cell>
          <table:table-cell table:number-columns-repeated="1020"/>
        </table:table-row>
        <table:table-row table:style-name="ro1">
          <table:table-cell office:value-type="string">
            <text:p>Report timeframe</text:p>
          </table:table-cell>
          <table:table-cell office:value-type="string">
            <text:p>Intervalo de tempo do relatório</text:p>
          </table:table-cell>
          <table:table-cell table:formula="of:=&quot;'&quot;&amp;[.A50]&amp;&quot;' =&gt; '&quot;&amp;[.B50]&amp;&quot;',&quot;" office:value-type="string" office:string-value="'Report timeframe' =&gt; 'Intervalo de tempo do relatório',">
            <text:p>'Report timeframe' =&gt; 'Intervalo de tempo do relatório',</text:p>
          </table:table-cell>
          <table:table-cell office:value-type="string">
            <text:p>dashboard.inc.php</text:p>
          </table:table-cell>
          <table:table-cell table:number-columns-repeated="1020"/>
        </table:table-row>
        <table:table-row table:style-name="ro1">
          <table:table-cell office:value-type="string">
            <text:p>Last month</text:p>
          </table:table-cell>
          <table:table-cell office:value-type="string">
            <text:p>Último mês</text:p>
          </table:table-cell>
          <table:table-cell table:formula="of:=&quot;'&quot;&amp;[.A51]&amp;&quot;' =&gt; '&quot;&amp;[.B51]&amp;&quot;',&quot;" office:value-type="string" office:string-value="'Last month' =&gt; 'Último mês',">
            <text:p>'Last month' =&gt; 'Último mês',</text:p>
          </table:table-cell>
          <table:table-cell office:value-type="string">
            <text:p>dashboard.inc.php</text:p>
          </table:table-cell>
          <table:table-cell table:number-columns-repeated="1020"/>
        </table:table-row>
        <table:table-row table:style-name="ro1">
          <table:table-cell office:value-type="string">
            <text:p>period</text:p>
          </table:table-cell>
          <table:table-cell office:value-type="string">
            <text:p>período</text:p>
          </table:table-cell>
          <table:table-cell table:formula="of:=&quot;'&quot;&amp;[.A52]&amp;&quot;' =&gt; '&quot;&amp;[.B52]&amp;&quot;',&quot;" office:value-type="string" office:string-value="'period' =&gt; 'período',">
            <text:p>'period' =&gt; 'período',</text:p>
          </table:table-cell>
          <table:table-cell office:value-type="string">
            <text:p>dashboard.inc.php</text:p>
          </table:table-cell>
          <table:table-cell table:number-columns-repeated="1020"/>
        </table:table-row>
        <table:table-row table:style-name="ro1">
          <table:table-cell office:value-type="string">
            <text:p>Up to today</text:p>
          </table:table-cell>
          <table:table-cell office:value-type="string">
            <text:p>Até hoje</text:p>
          </table:table-cell>
          <table:table-cell table:formula="of:=&quot;'&quot;&amp;[.A53]&amp;&quot;' =&gt; '&quot;&amp;[.B53]&amp;&quot;',&quot;" office:value-type="string" office:string-value="'Up to today' =&gt; 'Até hoje',">
            <text:p>'Up to today' =&gt; 'Até hoje',</text:p>
          </table:table-cell>
          <table:table-cell office:value-type="string">
            <text:p>dashboard.inc.php</text:p>
          </table:table-cell>
          <table:table-cell table:number-columns-repeated="1020"/>
        </table:table-row>
        <table:table-row table:style-name="ro1">
          <table:table-cell office:value-type="string">
            <text:p>One Week</text:p>
          </table:table-cell>
          <table:table-cell office:value-type="string">
            <text:p>Uma semana</text:p>
          </table:table-cell>
          <table:table-cell table:formula="of:=&quot;'&quot;&amp;[.A54]&amp;&quot;' =&gt; '&quot;&amp;[.B54]&amp;&quot;',&quot;" office:value-type="string" office:string-value="'One Week' =&gt; 'Uma semana',">
            <text:p>'One Week' =&gt; 'Uma semana',</text:p>
          </table:table-cell>
          <table:table-cell office:value-type="string">
            <text:p>dashboard.inc.php</text:p>
          </table:table-cell>
          <table:table-cell table:number-columns-repeated="1020"/>
        </table:table-row>
        <table:table-row table:style-name="ro1">
          <table:table-cell office:value-type="string">
            <text:p>Two Weeks</text:p>
          </table:table-cell>
          <table:table-cell office:value-type="string">
            <text:p>Duas semanas</text:p>
          </table:table-cell>
          <table:table-cell table:formula="of:=&quot;'&quot;&amp;[.A55]&amp;&quot;' =&gt; '&quot;&amp;[.B55]&amp;&quot;',&quot;" office:value-type="string" office:string-value="'Two Weeks' =&gt; 'Duas semanas',">
            <text:p>'Two Weeks' =&gt; 'Duas semanas',</text:p>
          </table:table-cell>
          <table:table-cell office:value-type="string">
            <text:p>dashboard.inc.php</text:p>
          </table:table-cell>
          <table:table-cell table:number-columns-repeated="1020"/>
        </table:table-row>
        <table:table-row table:style-name="ro1">
          <table:table-cell office:value-type="string">
            <text:p>One Month</text:p>
          </table:table-cell>
          <table:table-cell office:value-type="string">
            <text:p>Um mês</text:p>
          </table:table-cell>
          <table:table-cell table:formula="of:=&quot;'&quot;&amp;[.A56]&amp;&quot;' =&gt; '&quot;&amp;[.B56]&amp;&quot;',&quot;" office:value-type="string" office:string-value="'One Month' =&gt; 'Um mês',">
            <text:p>'One Month' =&gt; 'Um mês',</text:p>
          </table:table-cell>
          <table:table-cell office:value-type="string">
            <text:p>dashboard.inc.php</text:p>
          </table:table-cell>
          <table:table-cell table:number-columns-repeated="1020"/>
        </table:table-row>
        <table:table-row table:style-name="ro1">
          <table:table-cell office:value-type="string">
            <text:p>One Quarter</text:p>
          </table:table-cell>
          <table:table-cell office:value-type="string">
            <text:p>Um trimestre</text:p>
          </table:table-cell>
          <table:table-cell table:formula="of:=&quot;'&quot;&amp;[.A57]&amp;&quot;' =&gt; '&quot;&amp;[.B57]&amp;&quot;',&quot;" office:value-type="string" office:string-value="'One Quarter' =&gt; 'Um trimestre',">
            <text:p>'One Quarter' =&gt; 'Um trimestre',</text:p>
          </table:table-cell>
          <table:table-cell office:value-type="string">
            <text:p>dashboard.inc.php</text:p>
          </table:table-cell>
          <table:table-cell table:number-columns-repeated="1020"/>
        </table:table-row>
        <table:table-row table:style-name="ro1">
          <table:table-cell office:value-type="string">
            <text:p>Refresh</text:p>
          </table:table-cell>
          <table:table-cell office:value-type="string">
            <text:p>Actualizar</text:p>
          </table:table-cell>
          <table:table-cell table:formula="of:=&quot;'&quot;&amp;[.A58]&amp;&quot;' =&gt; '&quot;&amp;[.B58]&amp;&quot;',&quot;" office:value-type="string" office:string-value="'Refresh' =&gt; 'Actualizar',">
            <text:p>'Refresh' =&gt; 'Actualizar',</text:p>
          </table:table-cell>
          <table:table-cell office:value-type="string">
            <text:p>dashboard.inc.php</text:p>
          </table:table-cell>
          <table:table-cell table:number-columns-repeated="1020"/>
        </table:table-row>
        <table:table-row table:style-name="ro1">
          <table:table-cell office:value-type="string">
            <text:p>Ticket Activity</text:p>
          </table:table-cell>
          <table:table-cell office:value-type="string">
            <text:p>Actividade dos incidentes</text:p>
          </table:table-cell>
          <table:table-cell table:formula="of:=&quot;'&quot;&amp;[.A59]&amp;&quot;' =&gt; '&quot;&amp;[.B59]&amp;&quot;',&quot;" office:value-type="string" office:string-value="'Ticket Activity' =&gt; 'Actividade dos incidentes',">
            <text:p>'Ticket Activity' =&gt; 'Actividade dos incidentes',</text:p>
          </table:table-cell>
          <table:table-cell office:value-type="string">
            <text:p>dashboard.inc.php</text:p>
          </table:table-cell>
          <table:table-cell table:number-columns-repeated="1020"/>
        </table:table-row>
        <table:table-row table:style-name="ro1">
          <table:table-cell office:value-type="string">
            <text:p>Statistics</text:p>
          </table:table-cell>
          <table:table-cell office:value-type="string">
            <text:p>Estatísticas</text:p>
          </table:table-cell>
          <table:table-cell table:formula="of:=&quot;'&quot;&amp;[.A60]&amp;&quot;' =&gt; '&quot;&amp;[.B60]&amp;&quot;',&quot;" office:value-type="string" office:string-value="'Statistics' =&gt; 'Estatísticas',">
            <text:p>'Statistics' =&gt; 'Estatísticas',</text:p>
          </table:table-cell>
          <table:table-cell office:value-type="string">
            <text:p>dashboard.inc.php</text:p>
          </table:table-cell>
          <table:table-cell table:number-columns-repeated="1020"/>
        </table:table-row>
        <table:table-row table:style-name="ro1">
          <table:table-cell office:value-type="string">
            <text:p>Statistics of tickets organized by department, help topic, and agent.</text:p>
          </table:table-cell>
          <table:table-cell office:value-type="string">
            <text:p>Estatísticas dos incidentes organizadas por departamento, tópico de ajuda e colaborador</text:p>
          </table:table-cell>
          <table:table-cell table:formula="of:=&quot;'&quot;&amp;[.A61]&amp;&quot;' =&gt; '&quot;&amp;[.B61]&amp;&quot;',&quot;" office:value-type="string" office:string-value="'Statistics of tickets organized by department, help topic, and agent.' =&gt; 'Estatísticas dos incidentes organizadas por departamento, tópico de ajuda e colaborador',">
            <text:p>'Statistics of tickets organized by department, help topic, and agent.' =&gt; 'Estatísticas dos incidentes organizadas por departamento, tópico de ajuda e colaborador',</text:p>
          </table:table-cell>
          <table:table-cell office:value-type="string">
            <text:p>dashboard.inc.php</text:p>
          </table:table-cell>
          <table:table-cell table:number-columns-repeated="1020"/>
        </table:table-row>
        <table:table-row table:style-name="ro1">
          <table:table-cell office:value-type="string">
            <text:p>Export</text:p>
          </table:table-cell>
          <table:table-cell office:value-type="string">
            <text:p>Exportar</text:p>
          </table:table-cell>
          <table:table-cell table:formula="of:=&quot;'&quot;&amp;[.A62]&amp;&quot;' =&gt; '&quot;&amp;[.B62]&amp;&quot;',&quot;" office:value-type="string" office:string-value="'Export' =&gt; 'Exportar',">
            <text:p>'Export' =&gt; 'Exportar',</text:p>
          </table:table-cell>
          <table:table-cell office:value-type="string">
            <text:p>dashboard.inc.php</text:p>
          </table:table-cell>
          <table:table-cell table:number-columns-repeated="1020"/>
        </table:table-row>
        <table:table-row table:style-name="ro1">
          <table:table-cell office:value-type="string">
            <text:p>Update Department</text:p>
          </table:table-cell>
          <table:table-cell office:value-type="string">
            <text:p>Actualizar departamento</text:p>
          </table:table-cell>
          <table:table-cell table:formula="of:=&quot;'&quot;&amp;[.A63]&amp;&quot;' =&gt; '&quot;&amp;[.B63]&amp;&quot;',&quot;" office:value-type="string" office:string-value="'Update Department' =&gt; 'Actualizar departamento',">
            <text:p>'Update Department' =&gt; 'Actualizar departament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Add New Department</text:p>
          </table:table-cell>
          <table:table-cell office:value-type="string">
            <text:p>Criar departamento</text:p>
          </table:table-cell>
          <table:table-cell table:formula="of:=&quot;'&quot;&amp;[.A64]&amp;&quot;' =&gt; '&quot;&amp;[.B64]&amp;&quot;',&quot;" office:value-type="string" office:string-value="'Add New Department' =&gt; 'Criar departamento',">
            <text:p>'Add New Department' =&gt; 'Criar departament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Create Dept</text:p>
          </table:table-cell>
          <table:table-cell office:value-type="string">
            <text:p>Criar Dep</text:p>
          </table:table-cell>
          <table:table-cell table:formula="of:=&quot;'&quot;&amp;[.A65]&amp;&quot;' =&gt; '&quot;&amp;[.B65]&amp;&quot;',&quot;" office:value-type="string" office:string-value="'Create Dept' =&gt; 'Criar Dep',">
            <text:p>'Create Dept' =&gt; 'Criar Dep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Definições</text:p>
          </table:table-cell>
          <table:table-cell table:formula="of:=&quot;'&quot;&amp;[.A66]&amp;&quot;' =&gt; '&quot;&amp;[.B66]&amp;&quot;',&quot;" office:value-type="string" office:string-value="'Settings' =&gt; 'Definições',">
            <text:p>'Settings' =&gt; 'Definições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Access</text:p>
          </table:table-cell>
          <table:table-cell office:value-type="string">
            <text:p>Acesso</text:p>
          </table:table-cell>
          <table:table-cell table:formula="of:=&quot;'&quot;&amp;[.A67]&amp;&quot;' =&gt; '&quot;&amp;[.B67]&amp;&quot;',&quot;" office:value-type="string" office:string-value="'Access' =&gt; 'Acesso',">
            <text:p>'Access' =&gt; 'Acess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Department Information</text:p>
          </table:table-cell>
          <table:table-cell office:value-type="string">
            <text:p>Informação do departamento</text:p>
          </table:table-cell>
          <table:table-cell table:formula="of:=&quot;'&quot;&amp;[.A68]&amp;&quot;' =&gt; '&quot;&amp;[.B68]&amp;&quot;',&quot;" office:value-type="string" office:string-value="'Department Information' =&gt; 'Informação do departamento',">
            <text:p>'Department Information' =&gt; 'Informação do departament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Parent</text:p>
          </table:table-cell>
          <table:table-cell office:value-type="string">
            <text:p>Pai</text:p>
          </table:table-cell>
          <table:table-cell table:formula="of:=&quot;'&quot;&amp;[.A69]&amp;&quot;' =&gt; '&quot;&amp;[.B69]&amp;&quot;',&quot;" office:value-type="string" office:string-value="'Parent' =&gt; 'Pai',">
            <text:p>'Parent' =&gt; 'Pai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Top-Level Department</text:p>
          </table:table-cell>
          <table:table-cell office:value-type="string">
            <text:p>Dep. nível superior</text:p>
          </table:table-cell>
          <table:table-cell table:formula="of:=&quot;'&quot;&amp;[.A70]&amp;&quot;' =&gt; '&quot;&amp;[.B70]&amp;&quot;',&quot;" office:value-type="string" office:string-value="'Top-Level Department' =&gt; 'Dep. nível superior',">
            <text:p>'Top-Level Department' =&gt; 'Dep. nível superior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office:value-type="string">
            <text:p>Nome</text:p>
          </table:table-cell>
          <table:table-cell table:formula="of:=&quot;'&quot;&amp;[.A71]&amp;&quot;' =&gt; '&quot;&amp;[.B71]&amp;&quot;',&quot;" office:value-type="string" office:string-value="'Name' =&gt; 'Nome',">
            <text:p>'Name' =&gt; 'Nome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Type</text:p>
          </table:table-cell>
          <table:table-cell office:value-type="string">
            <text:p>Tipo</text:p>
          </table:table-cell>
          <table:table-cell table:formula="of:=&quot;'&quot;&amp;[.A72]&amp;&quot;' =&gt; '&quot;&amp;[.B72]&amp;&quot;',&quot;" office:value-type="string" office:string-value="'Type' =&gt; 'Tipo',">
            <text:p>'Type' =&gt; 'Tip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Public</text:p>
          </table:table-cell>
          <table:table-cell office:value-type="string">
            <text:p>Público</text:p>
          </table:table-cell>
          <table:table-cell table:formula="of:=&quot;'&quot;&amp;[.A73]&amp;&quot;' =&gt; '&quot;&amp;[.B73]&amp;&quot;',&quot;" office:value-type="string" office:string-value="'Public' =&gt; 'Público',">
            <text:p>'Public' =&gt; 'Públic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Private</text:p>
          </table:table-cell>
          <table:table-cell office:value-type="string">
            <text:p>Privado</text:p>
          </table:table-cell>
          <table:table-cell table:formula="of:=&quot;'&quot;&amp;[.A74]&amp;&quot;' =&gt; '&quot;&amp;[.B74]&amp;&quot;',&quot;" office:value-type="string" office:string-value="'Private' =&gt; 'Privado',">
            <text:p>'Private' =&gt; 'Privad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SLA</text:p>
          </table:table-cell>
          <table:table-cell table:formula="of:=&quot;'&quot;&amp;[.A75]&amp;&quot;' =&gt; '&quot;&amp;[.B75]&amp;&quot;',&quot;" office:value-type="string" office:string-value="'SLA' =&gt; 'SLA',">
            <text:p>'SLA' =&gt; 'SLA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System Default</text:p>
          </table:table-cell>
          <table:table-cell office:value-type="string">
            <text:p>Valor por defeito</text:p>
          </table:table-cell>
          <table:table-cell table:formula="of:=&quot;'&quot;&amp;[.A76]&amp;&quot;' =&gt; '&quot;&amp;[.B76]&amp;&quot;',&quot;" office:value-type="string" office:string-value="'System Default' =&gt; 'Valor por defeito',">
            <text:p>'System Default' =&gt; 'Valor por defeit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Manager</text:p>
          </table:table-cell>
          <table:table-cell office:value-type="string">
            <text:p>Chefia</text:p>
          </table:table-cell>
          <table:table-cell table:formula="of:=&quot;'&quot;&amp;[.A77]&amp;&quot;' =&gt; '&quot;&amp;[.B77]&amp;&quot;',&quot;" office:value-type="string" office:string-value="'Manager' =&gt; 'Chefia',">
            <text:p>'Manager' =&gt; 'Chefia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Ticket Assignment</text:p>
          </table:table-cell>
          <table:table-cell office:value-type="string">
            <text:p>Atribuíção de incidentes</text:p>
          </table:table-cell>
          <table:table-cell table:formula="of:=&quot;'&quot;&amp;[.A78]&amp;&quot;' =&gt; '&quot;&amp;[.B78]&amp;&quot;',&quot;" office:value-type="string" office:string-value="'Ticket Assignment' =&gt; 'Atribuíção de incidentes',">
            <text:p>'Ticket Assignment' =&gt; 'Atribuíção de incidentes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Outgoing Email Settings</text:p>
          </table:table-cell>
          <table:table-cell office:value-type="string">
            <text:p>Definições do email de saída</text:p>
          </table:table-cell>
          <table:table-cell table:formula="of:=&quot;'&quot;&amp;[.A79]&amp;&quot;' =&gt; '&quot;&amp;[.B79]&amp;&quot;',&quot;" office:value-type="string" office:string-value="'Outgoing Email Settings' =&gt; 'Definições do email de saída',">
            <text:p>'Outgoing Email Settings' =&gt; 'Definições do email de saída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Outgoing Email</text:p>
          </table:table-cell>
          <table:table-cell office:value-type="string">
            <text:p>Email de saída</text:p>
          </table:table-cell>
          <table:table-cell table:formula="of:=&quot;'&quot;&amp;[.A80]&amp;&quot;' =&gt; '&quot;&amp;[.B80]&amp;&quot;',&quot;" office:value-type="string" office:string-value="'Outgoing Email' =&gt; 'Email de saída',">
            <text:p>'Outgoing Email' =&gt; 'Email de saída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Template Set</text:p>
          </table:table-cell>
          <table:table-cell office:value-type="string">
            <text:p>Conjunto de modelos</text:p>
          </table:table-cell>
          <table:table-cell table:formula="of:=&quot;'&quot;&amp;[.A81]&amp;&quot;' =&gt; '&quot;&amp;[.B81]&amp;&quot;',&quot;" office:value-type="string" office:string-value="'Template Set' =&gt; 'Conjunto de modelos',">
            <text:p>'Template Set' =&gt; 'Conjunto de modelos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Autoresponder Settings</text:p>
          </table:table-cell>
          <table:table-cell office:value-type="string">
            <text:p>Definições de resposta automática</text:p>
          </table:table-cell>
          <table:table-cell table:formula="of:=&quot;'&quot;&amp;[.A82]&amp;&quot;' =&gt; '&quot;&amp;[.B82]&amp;&quot;',&quot;" office:value-type="string" office:string-value="'Autoresponder Settings' =&gt; 'Definições de resposta automática',">
            <text:p>'Autoresponder Settings' =&gt; 'Definições de resposta automática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&lt;strong&gt;Disable&lt;/strong&gt; for this Department</text:p>
          </table:table-cell>
          <table:table-cell office:value-type="string">
            <text:p>&lt;strong&gt;Desactivar&lt;/strong&gt; <text:s/>para este departamento</text:p>
          </table:table-cell>
          <table:table-cell table:formula="of:=&quot;'&quot;&amp;[.A83]&amp;&quot;' =&gt; '&quot;&amp;[.B83]&amp;&quot;',&quot;" office:value-type="string" office:string-value="'&lt;strong&gt;Disable&lt;/strong&gt; for this Department' =&gt; '&lt;strong&gt;Desactivar&lt;/strong&gt;  para este departamento',">
            <text:p>'&lt;strong&gt;Disable&lt;/strong&gt; for this Department' =&gt; '&lt;strong&gt;Desactivar&lt;/strong&gt; <text:s/>para este departament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New Message</text:p>
          </table:table-cell>
          <table:table-cell office:value-type="string">
            <text:p>Nova mensagem</text:p>
          </table:table-cell>
          <table:table-cell table:formula="of:=&quot;'&quot;&amp;[.A84]&amp;&quot;' =&gt; '&quot;&amp;[.B84]&amp;&quot;',&quot;" office:value-type="string" office:string-value="'New Message' =&gt; 'Nova mensagem',">
            <text:p>'New Message' =&gt; 'Nova mensagem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&lt;strong&gt;Disable&lt;/strong&gt; for this Department</text:p>
          </table:table-cell>
          <table:table-cell office:value-type="string">
            <text:p>&lt;strong&gt;Desactivar&lt;/strong&gt; para este departamento</text:p>
          </table:table-cell>
          <table:table-cell table:formula="of:=&quot;'&quot;&amp;[.A85]&amp;&quot;' =&gt; '&quot;&amp;[.B85]&amp;&quot;',&quot;" office:value-type="string" office:string-value="'&lt;strong&gt;Disable&lt;/strong&gt; for this Department' =&gt; '&lt;strong&gt;Desactivar&lt;/strong&gt; para este departamento',">
            <text:p>'&lt;strong&gt;Disable&lt;/strong&gt; for this Department' =&gt; '&lt;strong&gt;Desactivar&lt;/strong&gt; para este departament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Auto-Response Email</text:p>
          </table:table-cell>
          <table:table-cell office:value-type="string">
            <text:p>Email para resposta automática</text:p>
          </table:table-cell>
          <table:table-cell table:formula="of:=&quot;'&quot;&amp;[.A86]&amp;&quot;' =&gt; '&quot;&amp;[.B86]&amp;&quot;',&quot;" office:value-type="string" office:string-value="'Auto-Response Email' =&gt; 'Email para resposta automática',">
            <text:p>'Auto-Response Email' =&gt; 'Email para resposta automática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Department Email</text:p>
          </table:table-cell>
          <table:table-cell office:value-type="string">
            <text:p>Email do departamento</text:p>
          </table:table-cell>
          <table:table-cell table:formula="of:=&quot;'&quot;&amp;[.A87]&amp;&quot;' =&gt; '&quot;&amp;[.B87]&amp;&quot;',&quot;" office:value-type="string" office:string-value="'Department Email' =&gt; 'Email do departamento',">
            <text:p>'Department Email' =&gt; 'Email do departament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Alerts and Notices</text:p>
          </table:table-cell>
          <table:table-cell office:value-type="string">
            <text:p>Alertas e avisos</text:p>
          </table:table-cell>
          <table:table-cell table:formula="of:=&quot;'&quot;&amp;[.A88]&amp;&quot;' =&gt; '&quot;&amp;[.B88]&amp;&quot;',&quot;" office:value-type="string" office:string-value="'Alerts and Notices' =&gt; 'Alertas e avisos',">
            <text:p>'Alerts and Notices' =&gt; 'Alertas e avisos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Recipients</text:p>
          </table:table-cell>
          <table:table-cell office:value-type="string">
            <text:p>Destinatários</text:p>
          </table:table-cell>
          <table:table-cell table:formula="of:=&quot;'&quot;&amp;[.A89]&amp;&quot;' =&gt; '&quot;&amp;[.B89]&amp;&quot;',&quot;" office:value-type="string" office:string-value="'Recipients' =&gt; 'Destinatários',">
            <text:p>'Recipients' =&gt; 'Destinatários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No one (disable Alerts and Notices)</text:p>
          </table:table-cell>
          <table:table-cell office:value-type="string">
            <text:p>Ninguém (desactivar alertas e notícias)</text:p>
          </table:table-cell>
          <table:table-cell table:formula="of:=&quot;'&quot;&amp;[.A90]&amp;&quot;' =&gt; '&quot;&amp;[.B90]&amp;&quot;',&quot;" office:value-type="string" office:string-value="'No one (disable Alerts and Notices)' =&gt; 'Ninguém (desactivar alertas e notícias)',">
            <text:p>'No one (disable Alerts and Notices)' =&gt; 'Ninguém (desactivar alertas e notícias)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Department members only</text:p>
          </table:table-cell>
          <table:table-cell office:value-type="string">
            <text:p>Somente os colaboradores do departamento</text:p>
          </table:table-cell>
          <table:table-cell table:formula="of:=&quot;'&quot;&amp;[.A91]&amp;&quot;' =&gt; '&quot;&amp;[.B91]&amp;&quot;',&quot;" office:value-type="string" office:string-value="'Department members only' =&gt; 'Somente os colaboradores do departamento',">
            <text:p>'Department members only' =&gt; 'Somente os colaboradores do departament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Department and extended access members</text:p>
          </table:table-cell>
          <table:table-cell office:value-type="string">
            <text:p>Colaboradores do departamento e outros com acesso</text:p>
          </table:table-cell>
          <table:table-cell table:formula="of:=&quot;'&quot;&amp;[.A92]&amp;&quot;' =&gt; '&quot;&amp;[.B92]&amp;&quot;',&quot;" office:value-type="string" office:string-value="'Department and extended access members' =&gt; 'Colaboradores do departamento e outros com acesso',">
            <text:p>'Department and extended access members' =&gt; 'Colaboradores do departamento e outros com acess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Department Signature</text:p>
          </table:table-cell>
          <table:table-cell office:value-type="string">
            <text:p>Assinatura do departamento</text:p>
          </table:table-cell>
          <table:table-cell table:formula="of:=&quot;'&quot;&amp;[.A93]&amp;&quot;' =&gt; '&quot;&amp;[.B93]&amp;&quot;',&quot;" office:value-type="string" office:string-value="'Department Signature' =&gt; 'Assinatura do departamento',">
            <text:p>'Department Signature' =&gt; 'Assinatura do departament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Department Members</text:p>
          </table:table-cell>
          <table:table-cell office:value-type="string">
            <text:p>Membros do departamento</text:p>
          </table:table-cell>
          <table:table-cell table:formula="of:=&quot;'&quot;&amp;[.A94]&amp;&quot;' =&gt; '&quot;&amp;[.B94]&amp;&quot;',&quot;" office:value-type="string" office:string-value="'Department Members' =&gt; 'Membros do departamento',">
            <text:p>'Department Members' =&gt; 'Membros do departament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Agents who are primary members of this department</text:p>
          </table:table-cell>
          <table:table-cell office:value-type="string">
            <text:p>Colaboradores que pertencem a este departamento</text:p>
          </table:table-cell>
          <table:table-cell table:formula="of:=&quot;'&quot;&amp;[.A95]&amp;&quot;' =&gt; '&quot;&amp;[.B95]&amp;&quot;',&quot;" office:value-type="string" office:string-value="'Agents who are primary members of this department' =&gt; 'Colaboradores que pertencem a este departamento',">
            <text:p>'Agents who are primary members of this department' =&gt; 'Colaboradores que pertencem a este departament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Select Agent</text:p>
          </table:table-cell>
          <table:table-cell office:value-type="string">
            <text:p>Seleccionar colaborador</text:p>
          </table:table-cell>
          <table:table-cell table:formula="of:=&quot;'&quot;&amp;[.A96]&amp;&quot;' =&gt; '&quot;&amp;[.B96]&amp;&quot;',&quot;" office:value-type="string" office:string-value="'Select Agent' =&gt; 'Seleccionar colaborador',">
            <text:p>'Select Agent' =&gt; 'Seleccionar colaborador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Select Role</text:p>
          </table:table-cell>
          <table:table-cell office:value-type="string">
            <text:p>Seleccione o perfil</text:p>
          </table:table-cell>
          <table:table-cell table:formula="of:=&quot;'&quot;&amp;[.A97]&amp;&quot;' =&gt; '&quot;&amp;[.B97]&amp;&quot;',&quot;" office:value-type="string" office:string-value="'Select Role' =&gt; 'Seleccione o perfil',">
            <text:p>'Select Role' =&gt; 'Seleccione o perfil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Alerts</text:p>
          </table:table-cell>
          <table:table-cell office:value-type="string">
            <text:p>Alertas</text:p>
          </table:table-cell>
          <table:table-cell table:formula="of:=&quot;'&quot;&amp;[.A98]&amp;&quot;' =&gt; '&quot;&amp;[.B98]&amp;&quot;',&quot;" office:value-type="string" office:string-value="'Alerts' =&gt; 'Alertas',">
            <text:p>'Alerts' =&gt; 'Alertas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Primary</text:p>
          </table:table-cell>
          <table:table-cell office:value-type="string">
            <text:p>Primário</text:p>
          </table:table-cell>
          <table:table-cell table:formula="of:=&quot;'&quot;&amp;[.A99]&amp;&quot;' =&gt; '&quot;&amp;[.B99]&amp;&quot;',&quot;" office:value-type="string" office:string-value="'Primary' =&gt; 'Primário',">
            <text:p>'Primary' =&gt; 'Primário',</text:p>
          </table:table-cell>
          <table:table-cell office:value-type="string">
            <text:p>department.inc.php</text:p>
          </table:table-cell>
          <table:table-cell table:number-columns-repeated="1020"/>
        </table:table-row>
        <table:table-row table:style-name="ro1">
          <table:table-cell office:value-type="string">
            <text:p>Departments</text:p>
          </table:table-cell>
          <table:table-cell office:value-type="string">
            <text:p>Departamentos</text:p>
          </table:table-cell>
          <table:table-cell table:formula="of:=&quot;'&quot;&amp;[.A100]&amp;&quot;' =&gt; '&quot;&amp;[.B100]&amp;&quot;',&quot;" office:value-type="string" office:string-value="'Departments' =&gt; 'Departamentos',">
            <text:p>'Departments' =&gt; 'Departamentos',</text:p>
          </table:table-cell>
          <table:table-cell office:value-type="string">
            <text:p>departments.inc.php</text:p>
          </table:table-cell>
          <table:table-cell table:number-columns-repeated="1020"/>
        </table:table-row>
        <table:table-row table:style-name="ro1">
          <table:table-cell office:value-type="string">
            <text:p>Add New Department</text:p>
          </table:table-cell>
          <table:table-cell office:value-type="string">
            <text:p>Criar departamento</text:p>
          </table:table-cell>
          <table:table-cell table:formula="of:=&quot;'&quot;&amp;[.A101]&amp;&quot;' =&gt; '&quot;&amp;[.B101]&amp;&quot;',&quot;" office:value-type="string" office:string-value="'Add New Department' =&gt; 'Criar departamento',">
            <text:p>'Add New Department' =&gt; 'Criar departamento',</text:p>
          </table:table-cell>
          <table:table-cell office:value-type="string">
            <text:p>departments.inc.php</text:p>
          </table:table-cell>
          <table:table-cell table:number-columns-repeated="1020"/>
        </table:table-row>
        <table:table-row table:style-name="ro1">
          <table:table-cell office:value-type="string">
            <text:p>(Default)</text:p>
          </table:table-cell>
          <table:table-cell office:value-type="string">
            <text:p>(Por defeito)</text:p>
          </table:table-cell>
          <table:table-cell table:formula="of:=&quot;'&quot;&amp;[.A102]&amp;&quot;' =&gt; '&quot;&amp;[.B102]&amp;&quot;',&quot;" office:value-type="string" office:string-value="'(Default)' =&gt; '(Por defeito)',">
            <text:p>'(Default)' =&gt; '(Por defeito)',</text:p>
          </table:table-cell>
          <table:table-cell office:value-type="string">
            <text:p>departments.inc.php</text:p>
          </table:table-cell>
          <table:table-cell table:number-columns-repeated="1020"/>
        </table:table-row>
        <table:table-row table:style-name="ro1">
          <table:table-cell office:value-type="string">
            <text:p>No departments found!</text:p>
          </table:table-cell>
          <table:table-cell office:value-type="string">
            <text:p>Não foram encontrados departamentos!</text:p>
          </table:table-cell>
          <table:table-cell table:formula="of:=&quot;'&quot;&amp;[.A103]&amp;&quot;' =&gt; '&quot;&amp;[.B103]&amp;&quot;',&quot;" office:value-type="string" office:string-value="'No departments found!' =&gt; 'Não foram encontrados departamentos!',">
            <text:p>'No departments found!' =&gt; 'Não foram encontrados departamentos!',</text:p>
          </table:table-cell>
          <table:table-cell office:value-type="string">
            <text:p>departments.inc.php</text:p>
          </table:table-cell>
          <table:table-cell table:number-columns-repeated="1020"/>
        </table:table-row>
        <table:table-row table:style-name="ro1">
          <table:table-cell office:value-type="string">
            <text:p>All Departments</text:p>
          </table:table-cell>
          <table:table-cell office:value-type="string">
            <text:p>Todos os departamentos</text:p>
          </table:table-cell>
          <table:table-cell table:formula="of:=&quot;'&quot;&amp;[.A104]&amp;&quot;' =&gt; '&quot;&amp;[.B104]&amp;&quot;',&quot;" office:value-type="string" office:string-value="'All Departments' =&gt; 'Todos os departamentos',">
            <text:p>'All Departments' =&gt; 'Todos os departamentos',</text:p>
          </table:table-cell>
          <table:table-cell office:value-type="string">
            <text:p>directory.inc.php</text:p>
          </table:table-cell>
          <table:table-cell table:number-columns-repeated="1020"/>
        </table:table-row>
        <table:table-row table:style-name="ro1">
          <table:table-cell office:value-type="string">
            <text:p>Filter</text:p>
          </table:table-cell>
          <table:table-cell office:value-type="string">
            <text:p>Filtro</text:p>
          </table:table-cell>
          <table:table-cell table:formula="of:=&quot;'&quot;&amp;[.A105]&amp;&quot;' =&gt; '&quot;&amp;[.B105]&amp;&quot;',&quot;" office:value-type="string" office:string-value="'Filter' =&gt; 'Filtro',">
            <text:p>'Filter' =&gt; 'Filtro',</text:p>
          </table:table-cell>
          <table:table-cell office:value-type="string">
            <text:p>directory.inc.php</text:p>
          </table:table-cell>
          <table:table-cell table:number-columns-repeated="1020"/>
        </table:table-row>
        <table:table-row table:style-name="ro1">
          <table:table-cell office:value-type="string">
            <text:p>No agents found</text:p>
          </table:table-cell>
          <table:table-cell office:value-type="string">
            <text:p>Não foram encontrados colaboradores</text:p>
          </table:table-cell>
          <table:table-cell table:formula="of:=&quot;'&quot;&amp;[.A106]&amp;&quot;' =&gt; '&quot;&amp;[.B106]&amp;&quot;',&quot;" office:value-type="string" office:string-value="'No agents found' =&gt; 'Não foram encontrados colaboradores',">
            <text:p>'No agents found' =&gt; 'Não foram encontrados colaboradores',</text:p>
          </table:table-cell>
          <table:table-cell office:value-type="string">
            <text:p>directory.inc.php</text:p>
          </table:table-cell>
          <table:table-cell table:number-columns-repeated="1020"/>
        </table:table-row>
        <table:table-row table:style-name="ro1">
          <table:table-cell office:value-type="string">
            <text:p>Phone Number</text:p>
          </table:table-cell>
          <table:table-cell office:value-type="string">
            <text:p>Telefone</text:p>
          </table:table-cell>
          <table:table-cell table:formula="of:=&quot;'&quot;&amp;[.A107]&amp;&quot;' =&gt; '&quot;&amp;[.B107]&amp;&quot;',&quot;" office:value-type="string" office:string-value="'Phone Number' =&gt; 'Telefone',">
            <text:p>'Phone Number' =&gt; 'Telefone',</text:p>
          </table:table-cell>
          <table:table-cell office:value-type="string">
            <text:p>directory.inc.php</text:p>
          </table:table-cell>
          <table:table-cell table:number-columns-repeated="1020"/>
        </table:table-row>
        <table:table-row table:style-name="ro1">
          <table:table-cell office:value-type="string">
            <text:p>Extension</text:p>
          </table:table-cell>
          <table:table-cell office:value-type="string">
            <text:p>Extensão</text:p>
          </table:table-cell>
          <table:table-cell table:formula="of:=&quot;'&quot;&amp;[.A108]&amp;&quot;' =&gt; '&quot;&amp;[.B108]&amp;&quot;',&quot;" office:value-type="string" office:string-value="'Extension' =&gt; 'Extensão',">
            <text:p>'Extension' =&gt; 'Extensão',</text:p>
          </table:table-cell>
          <table:table-cell office:value-type="string">
            <text:p>directory.inc.php</text:p>
          </table:table-cell>
          <table:table-cell table:number-columns-repeated="1020"/>
        </table:table-row>
        <table:table-row table:style-name="ro1">
          <table:table-cell office:value-type="string">
            <text:p>Mobile Number</text:p>
          </table:table-cell>
          <table:table-cell office:value-type="string">
            <text:p>Telemóvel</text:p>
          </table:table-cell>
          <table:table-cell table:formula="of:=&quot;'&quot;&amp;[.A109]&amp;&quot;' =&gt; '&quot;&amp;[.B109]&amp;&quot;',&quot;" office:value-type="string" office:string-value="'Mobile Number' =&gt; 'Telemóvel',">
            <text:p>'Mobile Number' =&gt; 'Telemóvel',</text:p>
          </table:table-cell>
          <table:table-cell office:value-type="string">
            <text:p>directory.inc.php</text:p>
          </table:table-cell>
          <table:table-cell table:number-columns-repeated="1020"/>
        </table:table-row>
        <table:table-row table:style-name="ro1">
          <table:table-cell office:value-type="string">
            <text:p>Update form section</text:p>
          </table:table-cell>
          <table:table-cell office:value-type="string">
            <text:p>Actualizar a secção do formulário</text:p>
          </table:table-cell>
          <table:table-cell table:formula="of:=&quot;'&quot;&amp;[.A110]&amp;&quot;' =&gt; '&quot;&amp;[.B110]&amp;&quot;',&quot;" office:value-type="string" office:string-value="'Update form section' =&gt; 'Actualizar a secção do formulário',">
            <text:p>'Update form section' =&gt; 'Actualizar a secção do formulário',</text:p>
          </table:table-cell>
          <table:table-cell office:value-type="string">
            <text:p>dynamic-form.inc.php</text:p>
          </table:table-cell>
          <table:table-cell table:number-columns-repeated="1020"/>
        </table:table-row>
        <table:table-row table:style-name="ro1">
          <table:table-cell office:value-type="string">
            <text:p>Add new custom form section</text:p>
          </table:table-cell>
          <table:table-cell office:value-type="string">
            <text:p>Criar nova secção do formulário personalizado</text:p>
          </table:table-cell>
          <table:table-cell table:formula="of:=&quot;'&quot;&amp;[.A111]&amp;&quot;' =&gt; '&quot;&amp;[.B111]&amp;&quot;',&quot;" office:value-type="string" office:string-value="'Add new custom form section' =&gt; 'Criar nova secção do formulário personalizado',">
            <text:p>'Add new custom form section' =&gt; 'Criar nova secção do formulário personalizado',</text:p>
          </table:table-cell>
          <table:table-cell office:value-type="string">
            <text:p>dynamic-form.inc.php</text:p>
          </table:table-cell>
          <table:table-cell table:number-columns-repeated="1020"/>
        </table:table-row>
        <table:table-row table:style-name="ro1">
          <table:table-cell office:value-type="string">
            <text:p>Add Form</text:p>
          </table:table-cell>
          <table:table-cell office:value-type="string">
            <text:p>Criar formulário</text:p>
          </table:table-cell>
          <table:table-cell table:formula="of:=&quot;'&quot;&amp;[.A112]&amp;&quot;' =&gt; '&quot;&amp;[.B112]&amp;&quot;',&quot;" office:value-type="string" office:string-value="'Add Form' =&gt; 'Criar formulário',">
            <text:p>'Add Form' =&gt; 'Criar formulário',</text:p>
          </table:table-cell>
          <table:table-cell office:value-type="string">
            <text:p>dynamic-form.inc.php</text:p>
          </table:table-cell>
          <table:table-cell table:number-columns-repeated="1020"/>
        </table:table-row>
        <table:table-row table:style-name="ro1">
          <table:table-cell office:value-type="string">
            <text:p>Forms are used to allow for collection of custom data</text:p>
          </table:table-cell>
          <table:table-cell office:value-type="string">
            <text:p>Os formulário são utilizados para recolha de dados personalizados</text:p>
          </table:table-cell>
          <table:table-cell table:formula="of:=&quot;'&quot;&amp;[.A113]&amp;&quot;' =&gt; '&quot;&amp;[.B113]&amp;&quot;',&quot;" office:value-type="string" office:string-value="'Forms are used to allow for collection of custom data' =&gt; 'Os formulário são utilizados para recolha de dados personalizados',">
            <text:p>'Forms are used to allow for collection of custom data' =&gt; 'Os formulário são utilizados para recolha de dados personalizados',</text:p>
          </table:table-cell>
          <table:table-cell office:value-type="string">
            <text:p>dynamic-form.inc.php</text:p>
          </table:table-cell>
          <table:table-cell table:number-columns-repeated="1020"/>
        </table:table-row>
        <table:table-row table:style-name="ro1">
          <table:table-cell office:value-type="string">
            <text:p>Instructions</text:p>
          </table:table-cell>
          <table:table-cell office:value-type="string">
            <text:p>Instruções</text:p>
          </table:table-cell>
          <table:table-cell table:formula="of:=&quot;'&quot;&amp;[.A114]&amp;&quot;' =&gt; '&quot;&amp;[.B114]&amp;&quot;',&quot;" office:value-type="string" office:string-value="'Instructions' =&gt; 'Instruções',">
            <text:p>'Instructions' =&gt; 'Instruções',</text:p>
          </table:table-cell>
          <table:table-cell office:value-type="string">
            <text:p>dynamic-form.inc.php</text:p>
          </table:table-cell>
          <table:table-cell table:number-columns-repeated="1020"/>
        </table:table-row>
        <table:table-row table:style-name="ro1">
          <table:table-cell office:value-type="string">
            <text:p>User Information Fields</text:p>
          </table:table-cell>
          <table:table-cell office:value-type="string">
            <text:p>Campos de informação do utilizador</text:p>
          </table:table-cell>
          <table:table-cell table:formula="of:=&quot;'&quot;&amp;[.A115]&amp;&quot;' =&gt; '&quot;&amp;[.B115]&amp;&quot;',&quot;" office:value-type="string" office:string-value="'User Information Fields' =&gt; 'Campos de informação do utilizador',">
            <text:p>'User Information Fields' =&gt; 'Campos de informação do utilizador',</text:p>
          </table:table-cell>
          <table:table-cell office:value-type="string">
            <text:p>dynamic-form.inc.php</text:p>
          </table:table-cell>
          <table:table-cell table:number-columns-repeated="1020"/>
        </table:table-row>
        <table:table-row table:style-name="ro1">
          <table:table-cell office:value-type="string">
            <text:p>(These fields are requested for new tickets via the %s form)</text:p>
          </table:table-cell>
          <table:table-cell office:value-type="string">
            <text:p>(Estes campos são solicitados para os novos incidentes através do formulário %s)</text:p>
          </table:table-cell>
          <table:table-cell table:formula="of:=&quot;'&quot;&amp;[.A116]&amp;&quot;' =&gt; '&quot;&amp;[.B116]&amp;&quot;',&quot;" office:value-type="string" office:string-value="'(These fields are requested for new tickets via the %s form)' =&gt; '(Estes campos são solicitados para os novos incidentes através do formulário %s)',">
            <text:p>'(These fields are requested for new tickets via the %s form)' =&gt; '(Estes campos são solicitados para os novos incidentes através do formulário %s)',</text:p>
          </table:table-cell>
          <table:table-cell office:value-type="string">
            <text:p>dynamic-form.inc.php</text:p>
          </table:table-cell>
          <table:table-cell table:number-columns-repeated="1020"/>
        </table:table-row>
        <table:table-row table:style-name="ro1">
          <table:table-cell office:value-type="string">
            <text:p>Label</text:p>
          </table:table-cell>
          <table:table-cell office:value-type="string">
            <text:p>Etiqueta</text:p>
          </table:table-cell>
          <table:table-cell table:formula="of:=&quot;'&quot;&amp;[.A117]&amp;&quot;' =&gt; '&quot;&amp;[.B117]&amp;&quot;',&quot;" office:value-type="string" office:string-value="'Label' =&gt; 'Etiqueta',">
            <text:p>'Label' =&gt; 'Etiqueta',</text:p>
          </table:table-cell>
          <table:table-cell office:value-type="string">
            <text:p>dynamic-form.inc.php</text:p>
          </table:table-cell>
          <table:table-cell table:number-columns-repeated="1020"/>
        </table:table-row>
        <table:table-row table:style-name="ro1">
          <table:table-cell office:value-type="string">
            <text:p>Type</text:p>
          </table:table-cell>
          <table:table-cell office:value-type="string">
            <text:p>Tipo</text:p>
          </table:table-cell>
          <table:table-cell table:formula="of:=&quot;'&quot;&amp;[.A118]&amp;&quot;' =&gt; '&quot;&amp;[.B118]&amp;&quot;',&quot;" office:value-type="string" office:string-value="'Type' =&gt; 'Tipo',">
            <text:p>'Type' =&gt; 'Tipo',</text:p>
          </table:table-cell>
          <table:table-cell office:value-type="string">
            <text:p>dynamic-form.inc.php</text:p>
          </table:table-cell>
          <table:table-cell table:number-columns-repeated="1020"/>
        </table:table-row>
        <table:table-row table:style-name="ro1">
          <table:table-cell office:value-type="string">
            <text:p>Visibility</text:p>
          </table:table-cell>
          <table:table-cell office:value-type="string">
            <text:p>Visibilidade</text:p>
          </table:table-cell>
          <table:table-cell table:formula="of:=&quot;'&quot;&amp;[.A119]&amp;&quot;' =&gt; '&quot;&amp;[.B119]&amp;&quot;',&quot;" office:value-type="string" office:string-value="'Visibility' =&gt; 'Visibilidade',">
            <text:p>'Visibility' =&gt; 'Visibilidade',</text:p>
          </table:table-cell>
          <table:table-cell office:value-type="string">
            <text:p>dynamic-form.inc.php</text:p>
          </table:table-cell>
          <table:table-cell table:number-columns-repeated="1020"/>
        </table:table-row>
        <table:table-row table:style-name="ro1">
          <table:table-cell office:value-type="string">
            <text:p>Variable</text:p>
          </table:table-cell>
          <table:table-cell office:value-type="string">
            <text:p>Variável</text:p>
          </table:table-cell>
          <table:table-cell table:formula="of:=&quot;'&quot;&amp;[.A120]&amp;&quot;' =&gt; '&quot;&amp;[.B120]&amp;&quot;',&quot;" office:value-type="string" office:string-value="'Variable' =&gt; 'Variável',">
            <text:p>'Variable' =&gt; 'Variável',</text:p>
          </table:table-cell>
          <table:table-cell office:value-type="string">
            <text:p>dynamic-form.inc.php</text:p>
          </table:table-cell>
          <table:table-cell table:number-columns-repeated="1020"/>
        </table:table-row>
        <table:table-row table:style-name="ro1">
          <table:table-cell office:value-type="string">
            <text:p>Form Fields</text:p>
          </table:table-cell>
          <table:table-cell office:value-type="string">
            <text:p>Campos do formulário</text:p>
          </table:table-cell>
          <table:table-cell table:formula="of:=&quot;'&quot;&amp;[.A121]&amp;&quot;' =&gt; '&quot;&amp;[.B121]&amp;&quot;',&quot;" office:value-type="string" office:string-value="'Form Fields' =&gt; 'Campos do formulário',">
            <text:p>'Form Fields' =&gt; 'Campos do formulário',</text:p>
          </table:table-cell>
          <table:table-cell office:value-type="string">
            <text:p>dynamic-form.inc.php</text:p>
          </table:table-cell>
          <table:table-cell table:number-columns-repeated="1020"/>
        </table:table-row>
        <table:table-row table:style-name="ro1">
          <table:table-cell office:value-type="string">
            <text:p>fields available where this form is used</text:p>
          </table:table-cell>
          <table:table-cell office:value-type="string">
            <text:p>campos disponíveis quando este formulário é utilizado</text:p>
          </table:table-cell>
          <table:table-cell table:formula="of:=&quot;'&quot;&amp;[.A122]&amp;&quot;' =&gt; '&quot;&amp;[.B122]&amp;&quot;',&quot;" office:value-type="string" office:string-value="'fields available where this form is used' =&gt; 'campos disponíveis quando este formulário é utilizado',">
            <text:p>'fields available where this form is used' =&gt; 'campos disponíveis quando este formulário é utilizado',</text:p>
          </table:table-cell>
          <table:table-cell office:value-type="string">
            <text:p>dynamic-form.inc.php</text:p>
          </table:table-cell>
          <table:table-cell table:number-columns-repeated="1020"/>
        </table:table-row>
        <table:table-row table:style-name="ro1">
          <table:table-cell office:value-type="string">
            <text:p>You are about to delete %s fields.</text:p>
          </table:table-cell>
          <table:table-cell office:value-type="string">
            <text:p>Vai remover %s campos.</text:p>
          </table:table-cell>
          <table:table-cell table:formula="of:=&quot;'&quot;&amp;[.A123]&amp;&quot;' =&gt; '&quot;&amp;[.B123]&amp;&quot;',&quot;" office:value-type="string" office:string-value="'You are about to delete %s fields.' =&gt; 'Vai remover %s campos.',">
            <text:p>'You are about to delete %s fields.' =&gt; 'Vai remover %s campos.',</text:p>
          </table:table-cell>
          <table:table-cell office:value-type="string">
            <text:p>dynamic-form.inc.php</text:p>
          </table:table-cell>
          <table:table-cell table:number-columns-repeated="1020"/>
        </table:table-row>
        <table:table-row table:style-name="ro1">
          <table:table-cell office:value-type="string">
            <text:p>Would you also like to remove data currently entered for this field? &lt;em&gt; If you opt not to remove the data now, you will have the option to delete the data when editing it.&lt;/em&gt;</text:p>
          </table:table-cell>
          <table:table-cell office:value-type="string">
            <text:p>Pretende também remover os dados introduzidos para este campo? &lt;em&gt; Se optar por não eliminar os dados agora, tem a possibilidade de eliminar os dados quando editar o campo.&lt;/em&gt;</text:p>
          </table:table-cell>
          <table:table-cell table:formula="of:=&quot;'&quot;&amp;[.A124]&amp;&quot;' =&gt; '&quot;&amp;[.B124]&amp;&quot;',&quot;" office:value-type="string" office:string-value="'Would you also like to remove data currently entered for this field? &lt;em&gt; If you opt not to remove the data now, you will have the option to delete the data when editing it.&lt;/em&gt;' =&gt; 'Pretende também remover os dados introduzidos para este campo? &lt;em&gt; Se optar por não eliminar os dados agora, tem a possibilidade de eliminar os dados quando editar o campo.&lt;/em&gt;',">
            <text:p>'Would you also like to remove data currently entered for this field? &lt;em&gt; If you opt not to remove the data now, you will have the option to delete the data when editing it.&lt;/em&gt;' =&gt; 'Pretende também remover os dados introduzidos para este campo? &lt;em&gt; Se optar por não eliminar os dados agora, tem a possibilidade de eliminar os dados quando editar o campo.&lt;/em&gt;',</text:p>
          </table:table-cell>
          <table:table-cell office:value-type="string">
            <text:p>dynamic-form.inc.php</text:p>
          </table:table-cell>
          <table:table-cell table:number-columns-repeated="1020"/>
        </table:table-row>
        <table:table-row table:style-name="ro1">
          <table:table-cell office:value-type="string">
            <text:p>Deleted data CANNOT be recovered.</text:p>
          </table:table-cell>
          <table:table-cell office:value-type="string">
            <text:p>Os registos eliminados NÃO PODEM ser recuperados</text:p>
          </table:table-cell>
          <table:table-cell table:formula="of:=&quot;'&quot;&amp;[.A125]&amp;&quot;' =&gt; '&quot;&amp;[.B125]&amp;&quot;',&quot;" office:value-type="string" office:string-value="'Deleted data CANNOT be recovered.' =&gt; 'Os registos eliminados NÃO PODEM ser recuperados',">
            <text:p>'Deleted data CANNOT be recovered.' =&gt; 'Os registos eliminados NÃO PODEM ser recuperados',</text:p>
          </table:table-cell>
          <table:table-cell office:value-type="string">
            <text:p>dynamic-form.inc.php</text:p>
          </table:table-cell>
          <table:table-cell table:number-columns-repeated="1020"/>
        </table:table-row>
        <table:table-row table:style-name="ro1">
          <table:table-cell office:value-type="string">
            <text:p>Custom Forms</text:p>
          </table:table-cell>
          <table:table-cell office:value-type="string">
            <text:p>Formulários personalizados</text:p>
          </table:table-cell>
          <table:table-cell table:formula="of:=&quot;'&quot;&amp;[.A126]&amp;&quot;' =&gt; '&quot;&amp;[.B126]&amp;&quot;',&quot;" office:value-type="string" office:string-value="'Custom Forms' =&gt; 'Formulários personalizados',">
            <text:p>'Custom Forms' =&gt; 'Formulários personalizados',</text:p>
          </table:table-cell>
          <table:table-cell office:value-type="string">
            <text:p>dynamic-forms.inc.php</text:p>
          </table:table-cell>
          <table:table-cell table:number-columns-repeated="1020"/>
        </table:table-row>
        <table:table-row table:style-name="ro1">
          <table:table-cell office:value-type="string">
            <text:p>Add New Custom Form</text:p>
          </table:table-cell>
          <table:table-cell office:value-type="string">
            <text:p>Criar formulário personalizado</text:p>
          </table:table-cell>
          <table:table-cell table:formula="of:=&quot;'&quot;&amp;[.A127]&amp;&quot;' =&gt; '&quot;&amp;[.B127]&amp;&quot;',&quot;" office:value-type="string" office:string-value="'Add New Custom Form' =&gt; 'Criar formulário personalizado',">
            <text:p>'Add New Custom Form' =&gt; 'Criar formulário personalizado',</text:p>
          </table:table-cell>
          <table:table-cell office:value-type="string">
            <text:p>dynamic-forms.inc.php</text:p>
          </table:table-cell>
          <table:table-cell table:number-columns-repeated="1020"/>
        </table:table-row>
        <table:table-row table:style-name="ro1">
          <table:table-cell office:value-type="string">
            <text:p>Built-in Forms</text:p>
          </table:table-cell>
          <table:table-cell office:value-type="string">
            <text:p>Formulários de sistema</text:p>
          </table:table-cell>
          <table:table-cell table:formula="of:=&quot;'&quot;&amp;[.A128]&amp;&quot;' =&gt; '&quot;&amp;[.B128]&amp;&quot;',&quot;" office:value-type="string" office:string-value="'Built-in Forms' =&gt; 'Formulários de sistema',">
            <text:p>'Built-in Forms' =&gt; 'Formulários de sistema',</text:p>
          </table:table-cell>
          <table:table-cell office:value-type="string">
            <text:p>dynamic-forms.inc.php</text:p>
          </table:table-cell>
          <table:table-cell table:number-columns-repeated="1020"/>
        </table:table-row>
        <table:table-row table:style-name="ro1">
          <table:table-cell office:value-type="string">
            <text:p>No extra forms defined yet &amp;mdash; %s add one! %s</text:p>
          </table:table-cell>
          <table:table-cell office:value-type="string">
            <text:p>Ainda não foram definidos formulários personalizados &amp;mdash; %s Clique aqui para criar um! %s</text:p>
          </table:table-cell>
          <table:table-cell table:formula="of:=&quot;'&quot;&amp;[.A129]&amp;&quot;' =&gt; '&quot;&amp;[.B129]&amp;&quot;',&quot;" office:value-type="string" office:string-value="'No extra forms defined yet &amp;mdash; %s add one! %s' =&gt; 'Ainda não foram definidos formulários personalizados &amp;mdash; %s Clique aqui para criar um! %s',">
            <text:p>'No extra forms defined yet &amp;mdash; %s add one! %s' =&gt; 'Ainda não foram definidos formulários personalizados &amp;mdash; %s Clique aqui para criar um! %s',</text:p>
          </table:table-cell>
          <table:table-cell office:value-type="string">
            <text:p>dynamic-forms.inc.php</text:p>
          </table:table-cell>
          <table:table-cell table:number-columns-repeated="1020"/>
        </table:table-row>
        <table:table-row table:style-name="ro1">
          <table:table-cell office:value-type="string">
            <text:p>Update custom list</text:p>
          </table:table-cell>
          <table:table-cell office:value-type="string">
            <text:p>Actualizar lista personalizada</text:p>
          </table:table-cell>
          <table:table-cell table:formula="of:=&quot;'&quot;&amp;[.A130]&amp;&quot;' =&gt; '&quot;&amp;[.B130]&amp;&quot;',&quot;" office:value-type="string" office:string-value="'Update custom list' =&gt; 'Actualizar lista personalizada',">
            <text:p>'Update custom list' =&gt; 'Actualizar lista personalizada',</text:p>
          </table:table-cell>
          <table:table-cell office:value-type="string">
            <text:p>dynamic-list.inc.php</text:p>
          </table:table-cell>
          <table:table-cell table:number-columns-repeated="1020"/>
        </table:table-row>
        <table:table-row table:style-name="ro1">
          <table:table-cell office:value-type="string">
            <text:p>Add New Custom List</text:p>
          </table:table-cell>
          <table:table-cell office:value-type="string">
            <text:p>Criar lista personalizada</text:p>
          </table:table-cell>
          <table:table-cell table:formula="of:=&quot;'&quot;&amp;[.A131]&amp;&quot;' =&gt; '&quot;&amp;[.B131]&amp;&quot;',&quot;" office:value-type="string" office:string-value="'Add New Custom List' =&gt; 'Criar lista personalizada',">
            <text:p>'Add New Custom List' =&gt; 'Criar lista personalizada',</text:p>
          </table:table-cell>
          <table:table-cell office:value-type="string">
            <text:p>dynamic-list.inc.php</text:p>
          </table:table-cell>
          <table:table-cell table:number-columns-repeated="1020"/>
        </table:table-row>
        <table:table-row table:style-name="ro1">
          <table:table-cell office:value-type="string">
            <text:p>Add List</text:p>
          </table:table-cell>
          <table:table-cell office:value-type="string">
            <text:p>Criar lista</text:p>
          </table:table-cell>
          <table:table-cell table:formula="of:=&quot;'&quot;&amp;[.A132]&amp;&quot;' =&gt; '&quot;&amp;[.B132]&amp;&quot;',&quot;" office:value-type="string" office:string-value="'Add List' =&gt; 'Criar lista',">
            <text:p>'Add List' =&gt; 'Criar lista',</text:p>
          </table:table-cell>
          <table:table-cell office:value-type="string">
            <text:p>dynamic-list.inc.php</text:p>
          </table:table-cell>
          <table:table-cell table:number-columns-repeated="1020"/>
        </table:table-row>
        <table:table-row table:style-name="ro1"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table:formula="of:=&quot;'&quot;&amp;[.A133]&amp;&quot;' =&gt; '&quot;&amp;[.B133]&amp;&quot;',&quot;" office:value-type="string" office:string-value="'Definition' =&gt; 'Definição',">
            <text:p>'Definition' =&gt; 'Definição',</text:p>
          </table:table-cell>
          <table:table-cell office:value-type="string">
            <text:p>dynamic-list.inc.php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Items (%d)</text:p>
          </table:table-cell>
          <table:table-cell table:formula="of:=&quot;'&quot;&amp;[.A134]&amp;&quot;' =&gt; '&quot;&amp;[.B134]&amp;&quot;',&quot;" office:value-type="string" office:string-value="'Items (%d)' =&gt; 'Items (%d)',">
            <text:p>'Items (%d)' =&gt; 'Items (%d)',</text:p>
          </table:table-cell>
          <table:table-cell office:value-type="string">
            <text:p>dynamic-list.inc.php</text:p>
          </table:table-cell>
          <table:table-cell table:number-columns-repeated="1020"/>
        </table:table-row>
        <table:table-row table:style-name="ro1">
          <table:table-cell office:value-type="string">
            <text:p>Properties</text:p>
          </table:table-cell>
          <table:table-cell office:value-type="string">
            <text:p>Propriedades</text:p>
          </table:table-cell>
          <table:table-cell table:formula="of:=&quot;'&quot;&amp;[.A135]&amp;&quot;' =&gt; '&quot;&amp;[.B135]&amp;&quot;',&quot;" office:value-type="string" office:string-value="'Properties' =&gt; 'Propriedades',">
            <text:p>'Properties' =&gt; 'Propriedades',</text:p>
          </table:table-cell>
          <table:table-cell office:value-type="string">
            <text:p>dynamic-list.inc.php</text:p>
          </table:table-cell>
          <table:table-cell table:number-columns-repeated="1020"/>
        </table:table-row>
        <table:table-row table:style-name="ro1">
          <table:table-cell office:value-type="string">
            <text:p>Custom lists are used to provide drop-down lists for custom forms.</text:p>
          </table:table-cell>
          <table:table-cell office:value-type="string">
            <text:p>As listas personalizadas são utilizadas em listas de escolha nos formulários personalizados</text:p>
          </table:table-cell>
          <table:table-cell table:formula="of:=&quot;'&quot;&amp;[.A136]&amp;&quot;' =&gt; '&quot;&amp;[.B136]&amp;&quot;',&quot;" office:value-type="string" office:string-value="'Custom lists are used to provide drop-down lists for custom forms.' =&gt; 'As listas personalizadas são utilizadas em listas de escolha nos formulários personalizados',">
            <text:p>'Custom lists are used to provide drop-down lists for custom forms.' =&gt; 'As listas personalizadas são utilizadas em listas de escolha nos formulários personalizados',</text:p>
          </table:table-cell>
          <table:table-cell office:value-type="string">
            <text:p>dynamic-list.inc.php</text:p>
          </table:table-cell>
          <table:table-cell table:number-columns-repeated="1020"/>
        </table:table-row>
        <table:table-row table:style-name="ro1">
          <table:table-cell office:value-type="string">
            <text:p>Plural Name</text:p>
          </table:table-cell>
          <table:table-cell office:value-type="string">
            <text:p>Plural</text:p>
          </table:table-cell>
          <table:table-cell table:formula="of:=&quot;'&quot;&amp;[.A137]&amp;&quot;' =&gt; '&quot;&amp;[.B137]&amp;&quot;',&quot;" office:value-type="string" office:string-value="'Plural Name' =&gt; 'Plural',">
            <text:p>'Plural Name' =&gt; 'Plural',</text:p>
          </table:table-cell>
          <table:table-cell office:value-type="string">
            <text:p>dynamic-list.inc.php</text:p>
          </table:table-cell>
          <table:table-cell table:number-columns-repeated="1020"/>
        </table:table-row>
        <table:table-row table:style-name="ro1">
          <table:table-cell office:value-type="string">
            <text:p>Sort Order</text:p>
          </table:table-cell>
          <table:table-cell office:value-type="string">
            <text:p>Ordenação</text:p>
          </table:table-cell>
          <table:table-cell table:formula="of:=&quot;'&quot;&amp;[.A138]&amp;&quot;' =&gt; '&quot;&amp;[.B138]&amp;&quot;',&quot;" office:value-type="string" office:string-value="'Sort Order' =&gt; 'Ordenação',">
            <text:p>'Sort Order' =&gt; 'Ordenação',</text:p>
          </table:table-cell>
          <table:table-cell office:value-type="string">
            <text:p>dynamic-list.inc.php</text:p>
          </table:table-cell>
          <table:table-cell table:number-columns-repeated="1020"/>
        </table:table-row>
        <table:table-row table:style-name="ro1">
          <table:table-cell office:value-type="string">
            <text:p>Item Properties</text:p>
          </table:table-cell>
          <table:table-cell office:value-type="string">
            <text:p>Propriedades do item</text:p>
          </table:table-cell>
          <table:table-cell table:formula="of:=&quot;'&quot;&amp;[.A139]&amp;&quot;' =&gt; '&quot;&amp;[.B139]&amp;&quot;',&quot;" office:value-type="string" office:string-value="'Item Properties' =&gt; 'Propriedades do item',">
            <text:p>'Item Properties' =&gt; 'Propriedades do item',</text:p>
          </table:table-cell>
          <table:table-cell office:value-type="string">
            <text:p>dynamic-list.inc.php</text:p>
          </table:table-cell>
          <table:table-cell table:number-columns-repeated="1020"/>
        </table:table-row>
        <table:table-row table:style-name="ro1">
          <table:table-cell office:value-type="string">
            <text:p>properties definable for each item</text:p>
          </table:table-cell>
          <table:table-cell office:value-type="string">
            <text:p>propriedades possíveis para cada item</text:p>
          </table:table-cell>
          <table:table-cell table:formula="of:=&quot;'&quot;&amp;[.A140]&amp;&quot;' =&gt; '&quot;&amp;[.B140]&amp;&quot;',&quot;" office:value-type="string" office:string-value="'properties definable for each item' =&gt; 'propriedades possíveis para cada item',">
            <text:p>'properties definable for each item' =&gt; 'propriedades possíveis para cada item',</text:p>
          </table:table-cell>
          <table:table-cell office:value-type="string">
            <text:p>dynamic-list.inc.php</text:p>
          </table:table-cell>
          <table:table-cell table:number-columns-repeated="1020"/>
        </table:table-row>
        <table:table-row table:style-name="ro1">
          <table:table-cell office:value-type="string">
            <text:p>Config</text:p>
          </table:table-cell>
          <table:table-cell office:value-type="string">
            <text:p>Configuração</text:p>
          </table:table-cell>
          <table:table-cell table:formula="of:=&quot;'&quot;&amp;[.A141]&amp;&quot;' =&gt; '&quot;&amp;[.B141]&amp;&quot;',&quot;" office:value-type="string" office:string-value="'Config' =&gt; 'Configuração',">
            <text:p>'Config' =&gt; 'Configuração',</text:p>
          </table:table-cell>
          <table:table-cell office:value-type="string">
            <text:p>dynamic-list.inc.php</text:p>
          </table:table-cell>
          <table:table-cell table:number-columns-repeated="1020"/>
        </table:table-row>
        <table:table-row table:style-name="ro1">
          <table:table-cell office:value-type="string">
            <text:p>Custom Lists</text:p>
          </table:table-cell>
          <table:table-cell office:value-type="string">
            <text:p>Listas personalizadas</text:p>
          </table:table-cell>
          <table:table-cell table:formula="of:=&quot;'&quot;&amp;[.A142]&amp;&quot;' =&gt; '&quot;&amp;[.B142]&amp;&quot;',&quot;" office:value-type="string" office:string-value="'Custom Lists' =&gt; 'Listas personalizadas',">
            <text:p>'Custom Lists' =&gt; 'Listas personalizadas',</text:p>
          </table:table-cell>
          <table:table-cell office:value-type="string">
            <text:p>dynamic-lists.inc.php</text:p>
          </table:table-cell>
          <table:table-cell table:number-columns-repeated="1020"/>
        </table:table-row>
        <table:table-row table:style-name="ro1">
          <table:table-cell office:value-type="string">
            <text:p>Add New Custom List</text:p>
          </table:table-cell>
          <table:table-cell office:value-type="string">
            <text:p>Criar lista personalizada</text:p>
          </table:table-cell>
          <table:table-cell table:formula="of:=&quot;'&quot;&amp;[.A143]&amp;&quot;' =&gt; '&quot;&amp;[.B143]&amp;&quot;',&quot;" office:value-type="string" office:string-value="'Add New Custom List' =&gt; 'Criar lista personalizada',">
            <text:p>'Add New Custom List' =&gt; 'Criar lista personalizada',</text:p>
          </table:table-cell>
          <table:table-cell office:value-type="string">
            <text:p>dynamic-lists.inc.php</text:p>
          </table:table-cell>
          <table:table-cell table:number-columns-repeated="1020"/>
        </table:table-row>
        <table:table-row table:style-name="ro1">
          <table:table-cell office:value-type="string">
            <text:p>List Name</text:p>
          </table:table-cell>
          <table:table-cell office:value-type="string">
            <text:p>Nome</text:p>
          </table:table-cell>
          <table:table-cell table:formula="of:=&quot;'&quot;&amp;[.A144]&amp;&quot;' =&gt; '&quot;&amp;[.B144]&amp;&quot;',&quot;" office:value-type="string" office:string-value="'List Name' =&gt; 'Nome',">
            <text:p>'List Name' =&gt; 'Nome',</text:p>
          </table:table-cell>
          <table:table-cell office:value-type="string">
            <text:p>dynamic-lists.inc.php</text:p>
          </table:table-cell>
          <table:table-cell table:number-columns-repeated="1020"/>
        </table:table-row>
        <table:table-row table:style-name="ro1">
          <table:table-cell office:value-type="string">
            <text:p>Update Email Address</text:p>
          </table:table-cell>
          <table:table-cell office:value-type="string">
            <text:p>Actualizar endereço de email</text:p>
          </table:table-cell>
          <table:table-cell table:formula="of:=&quot;'&quot;&amp;[.A145]&amp;&quot;' =&gt; '&quot;&amp;[.B145]&amp;&quot;',&quot;" office:value-type="string" office:string-value="'Update Email Address' =&gt; 'Actualizar endereço de email',">
            <text:p>'Update Email Address' =&gt; 'Actualizar endereço de email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To change password enter new password above.</text:p>
          </table:table-cell>
          <table:table-cell office:value-type="string">
            <text:p>Para alterar a password escreva a nova password em cima</text:p>
          </table:table-cell>
          <table:table-cell table:formula="of:=&quot;'&quot;&amp;[.A146]&amp;&quot;' =&gt; '&quot;&amp;[.B146]&amp;&quot;',&quot;" office:value-type="string" office:string-value="'To change password enter new password above.' =&gt; 'Para alterar a password escreva a nova password em cima',">
            <text:p>'To change password enter new password above.' =&gt; 'Para alterar a password escreva a nova password em cima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Add New Email Address</text:p>
          </table:table-cell>
          <table:table-cell office:value-type="string">
            <text:p>Criar endereço de email</text:p>
          </table:table-cell>
          <table:table-cell table:formula="of:=&quot;'&quot;&amp;[.A147]&amp;&quot;' =&gt; '&quot;&amp;[.B147]&amp;&quot;',&quot;" office:value-type="string" office:string-value="'Add New Email Address' =&gt; 'Criar endereço de email',">
            <text:p>'Add New Email Address' =&gt; 'Criar endereço de email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Email Information and Settings</text:p>
          </table:table-cell>
          <table:table-cell office:value-type="string">
            <text:p>Definições e informação de email</text:p>
          </table:table-cell>
          <table:table-cell table:formula="of:=&quot;'&quot;&amp;[.A148]&amp;&quot;' =&gt; '&quot;&amp;[.B148]&amp;&quot;',&quot;" office:value-type="string" office:string-value="'Email Information and Settings' =&gt; 'Definições e informação de email',">
            <text:p>'Email Information and Settings' =&gt; 'Definições e informação de email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Email Address</text:p>
          </table:table-cell>
          <table:table-cell office:value-type="string">
            <text:p>Endereço de email</text:p>
          </table:table-cell>
          <table:table-cell table:formula="of:=&quot;'&quot;&amp;[.A149]&amp;&quot;' =&gt; '&quot;&amp;[.B149]&amp;&quot;',&quot;" office:value-type="string" office:string-value="'Email Address' =&gt; 'Endereço de email',">
            <text:p>'Email Address' =&gt; 'Endereço de email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Email Name</text:p>
          </table:table-cell>
          <table:table-cell office:value-type="string">
            <text:p>Nome do email</text:p>
          </table:table-cell>
          <table:table-cell table:formula="of:=&quot;'&quot;&amp;[.A150]&amp;&quot;' =&gt; '&quot;&amp;[.B150]&amp;&quot;',&quot;" office:value-type="string" office:string-value="'Email Name' =&gt; 'Nome do email',">
            <text:p>'Email Name' =&gt; 'Nome do email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New Ticket Settings</text:p>
          </table:table-cell>
          <table:table-cell office:value-type="string">
            <text:p>Definições de novo incidente</text:p>
          </table:table-cell>
          <table:table-cell table:formula="of:=&quot;'&quot;&amp;[.A151]&amp;&quot;' =&gt; '&quot;&amp;[.B151]&amp;&quot;',&quot;" office:value-type="string" office:string-value="'New Ticket Settings' =&gt; 'Definições de novo incidente',">
            <text:p>'New Ticket Settings' =&gt; 'Definições de novo incidente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Help Topic</text:p>
          </table:table-cell>
          <table:table-cell office:value-type="string">
            <text:p>Tópico de ajuda</text:p>
          </table:table-cell>
          <table:table-cell table:formula="of:=&quot;'&quot;&amp;[.A152]&amp;&quot;' =&gt; '&quot;&amp;[.B152]&amp;&quot;',&quot;" office:value-type="string" office:string-value="'Help Topic' =&gt; 'Tópico de ajuda',">
            <text:p>'Help Topic' =&gt; 'Tópico de ajuda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&lt;strong&gt;Disable&lt;/strong&gt; for this Email Address</text:p>
          </table:table-cell>
          <table:table-cell office:value-type="string">
            <text:p>&lt;strong&gt;Desactivar&lt;/strong&gt; para este endereço de email</text:p>
          </table:table-cell>
          <table:table-cell table:formula="of:=&quot;'&quot;&amp;[.A153]&amp;&quot;' =&gt; '&quot;&amp;[.B153]&amp;&quot;',&quot;" office:value-type="string" office:string-value="'&lt;strong&gt;Disable&lt;/strong&gt; for this Email Address' =&gt; '&lt;strong&gt;Desactivar&lt;/strong&gt; para este endereço de email',">
            <text:p>'&lt;strong&gt;Disable&lt;/strong&gt; for this Email Address' =&gt; '&lt;strong&gt;Desactivar&lt;/strong&gt; para este endereço de email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Email Login Information</text:p>
          </table:table-cell>
          <table:table-cell office:value-type="string">
            <text:p>Informação de acesso ao email</text:p>
          </table:table-cell>
          <table:table-cell table:formula="of:=&quot;'&quot;&amp;[.A154]&amp;&quot;' =&gt; '&quot;&amp;[.B154]&amp;&quot;',&quot;" office:value-type="string" office:string-value="'Email Login Information' =&gt; 'Informação de acesso ao email',">
            <text:p>'Email Login Information' =&gt; 'Informação de acesso ao email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Utilizador</text:p>
          </table:table-cell>
          <table:table-cell table:formula="of:=&quot;'&quot;&amp;[.A155]&amp;&quot;' =&gt; '&quot;&amp;[.B155]&amp;&quot;',&quot;" office:value-type="string" office:string-value="'Username' =&gt; 'Utilizador',">
            <text:p>'Username' =&gt; 'Utilizador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Palavra-chave</text:p>
          </table:table-cell>
          <table:table-cell table:formula="of:=&quot;'&quot;&amp;[.A156]&amp;&quot;' =&gt; '&quot;&amp;[.B156]&amp;&quot;',&quot;" office:value-type="string" office:string-value="'Password' =&gt; 'Palavra-chave',">
            <text:p>'Password' =&gt; 'Palavra-chave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Fetching Email via IMAP or POP</text:p>
          </table:table-cell>
          <table:table-cell office:value-type="string">
            <text:p>Recolha de email via IMAP ou POP</text:p>
          </table:table-cell>
          <table:table-cell table:formula="of:=&quot;'&quot;&amp;[.A157]&amp;&quot;' =&gt; '&quot;&amp;[.B157]&amp;&quot;',&quot;" office:value-type="string" office:string-value="'Fetching Email via IMAP or POP' =&gt; 'Recolha de email via IMAP ou POP',">
            <text:p>'Fetching Email via IMAP or POP' =&gt; 'Recolha de email via IMAP ou POP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Hostname</text:p>
          </table:table-cell>
          <table:table-cell office:value-type="string">
            <text:p>Servidor</text:p>
          </table:table-cell>
          <table:table-cell table:formula="of:=&quot;'&quot;&amp;[.A158]&amp;&quot;' =&gt; '&quot;&amp;[.B158]&amp;&quot;',&quot;" office:value-type="string" office:string-value="'Hostname' =&gt; 'Servidor',">
            <text:p>'Hostname' =&gt; 'Servidor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Port Number</text:p>
          </table:table-cell>
          <table:table-cell office:value-type="string">
            <text:p>Número da porta</text:p>
          </table:table-cell>
          <table:table-cell table:formula="of:=&quot;'&quot;&amp;[.A159]&amp;&quot;' =&gt; '&quot;&amp;[.B159]&amp;&quot;',&quot;" office:value-type="string" office:string-value="'Port Number' =&gt; 'Número da porta',">
            <text:p>'Port Number' =&gt; 'Número da porta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Mail Box Protocol</text:p>
          </table:table-cell>
          <table:table-cell office:value-type="string">
            <text:p>Protocolo de email</text:p>
          </table:table-cell>
          <table:table-cell table:formula="of:=&quot;'&quot;&amp;[.A160]&amp;&quot;' =&gt; '&quot;&amp;[.B160]&amp;&quot;',&quot;" office:value-type="string" office:string-value="'Mail Box Protocol' =&gt; 'Protocolo de email',">
            <text:p>'Mail Box Protocol' =&gt; 'Protocolo de email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Select protocol</text:p>
          </table:table-cell>
          <table:table-cell office:value-type="string">
            <text:p>Seleccione o protocolo</text:p>
          </table:table-cell>
          <table:table-cell table:formula="of:=&quot;'&quot;&amp;[.A161]&amp;&quot;' =&gt; '&quot;&amp;[.B161]&amp;&quot;',&quot;" office:value-type="string" office:string-value="'Select protocol' =&gt; 'Seleccione o protocolo',">
            <text:p>'Select protocol' =&gt; 'Seleccione o protocolo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Fetch Frequency</text:p>
          </table:table-cell>
          <table:table-cell office:value-type="string">
            <text:p>Frequência de recolha</text:p>
          </table:table-cell>
          <table:table-cell table:formula="of:=&quot;'&quot;&amp;[.A162]&amp;&quot;' =&gt; '&quot;&amp;[.B162]&amp;&quot;',&quot;" office:value-type="string" office:string-value="'Fetch Frequency' =&gt; 'Frequência de recolha',">
            <text:p>'Fetch Frequency' =&gt; 'Frequência de recolha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Emails Per Fetch</text:p>
          </table:table-cell>
          <table:table-cell office:value-type="string">
            <text:p>Quantidade de emails por recolha</text:p>
          </table:table-cell>
          <table:table-cell table:formula="of:=&quot;'&quot;&amp;[.A163]&amp;&quot;' =&gt; '&quot;&amp;[.B163]&amp;&quot;',&quot;" office:value-type="string" office:string-value="'Emails Per Fetch' =&gt; 'Quantidade de emails por recolha',">
            <text:p>'Emails Per Fetch' =&gt; 'Quantidade de emails por recolha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Fetched Emails</text:p>
          </table:table-cell>
          <table:table-cell office:value-type="string">
            <text:p>Emails recolhidos</text:p>
          </table:table-cell>
          <table:table-cell table:formula="of:=&quot;'&quot;&amp;[.A164]&amp;&quot;' =&gt; '&quot;&amp;[.B164]&amp;&quot;',&quot;" office:value-type="string" office:string-value="'Fetched Emails' =&gt; 'Emails recolhidos',">
            <text:p>'Fetched Emails' =&gt; 'Emails recolhidos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Move to folder</text:p>
          </table:table-cell>
          <table:table-cell office:value-type="string">
            <text:p>Mover para a pasta</text:p>
          </table:table-cell>
          <table:table-cell table:formula="of:=&quot;'&quot;&amp;[.A165]&amp;&quot;' =&gt; '&quot;&amp;[.B165]&amp;&quot;',&quot;" office:value-type="string" office:string-value="'Move to folder' =&gt; 'Mover para a pasta',">
            <text:p>'Move to folder' =&gt; 'Mover para a pasta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Delete emails</text:p>
          </table:table-cell>
          <table:table-cell office:value-type="string">
            <text:p>Eliminar os emails</text:p>
          </table:table-cell>
          <table:table-cell table:formula="of:=&quot;'&quot;&amp;[.A166]&amp;&quot;' =&gt; '&quot;&amp;[.B166]&amp;&quot;',&quot;" office:value-type="string" office:string-value="'Delete emails' =&gt; 'Eliminar os emails',">
            <text:p>'Delete emails' =&gt; 'Eliminar os emails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Do nothing &lt;em&gt;(not recommended)&lt;/em&gt;</text:p>
          </table:table-cell>
          <table:table-cell office:value-type="string">
            <text:p>Não fazer nada &lt;em&gt;(opção não recomendada)&lt;/em&gt;</text:p>
          </table:table-cell>
          <table:table-cell table:formula="of:=&quot;'&quot;&amp;[.A167]&amp;&quot;' =&gt; '&quot;&amp;[.B167]&amp;&quot;',&quot;" office:value-type="string" office:string-value="'Do nothing &lt;em&gt;(not recommended)&lt;/em&gt;' =&gt; 'Não fazer nada &lt;em&gt;(opção não recomendada)&lt;/em&gt;',">
            <text:p>'Do nothing &lt;em&gt;(not recommended)&lt;/em&gt;' =&gt; 'Não fazer nada &lt;em&gt;(opção não recomendada)&lt;/em&gt;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Sending Email via SMTP</text:p>
          </table:table-cell>
          <table:table-cell office:value-type="string">
            <text:p>Enviar email via SMTP</text:p>
          </table:table-cell>
          <table:table-cell table:formula="of:=&quot;'&quot;&amp;[.A168]&amp;&quot;' =&gt; '&quot;&amp;[.B168]&amp;&quot;',&quot;" office:value-type="string" office:string-value="'Sending Email via SMTP' =&gt; 'Enviar email via SMTP',">
            <text:p>'Sending Email via SMTP' =&gt; 'Enviar email via SMTP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Authentication Required</text:p>
          </table:table-cell>
          <table:table-cell office:value-type="string">
            <text:p>Autenticação obrigatória</text:p>
          </table:table-cell>
          <table:table-cell table:formula="of:=&quot;'&quot;&amp;[.A169]&amp;&quot;' =&gt; '&quot;&amp;[.B169]&amp;&quot;',&quot;" office:value-type="string" office:string-value="'Authentication Required' =&gt; 'Autenticação obrigatória',">
            <text:p>'Authentication Required' =&gt; 'Autenticação obrigatória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Header Spoofing</text:p>
          </table:table-cell>
          <table:table-cell office:value-type="string">
            <text:p>Falsificação de cabeçalho</text:p>
          </table:table-cell>
          <table:table-cell table:formula="of:=&quot;'&quot;&amp;[.A170]&amp;&quot;' =&gt; '&quot;&amp;[.B170]&amp;&quot;',&quot;" office:value-type="string" office:string-value="'Header Spoofing' =&gt; 'Falsificação de cabeçalho',">
            <text:p>'Header Spoofing' =&gt; 'Falsificação de cabeçalho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Allow for this Email Address</text:p>
          </table:table-cell>
          <table:table-cell office:value-type="string">
            <text:p>Permitir para este endereço de email</text:p>
          </table:table-cell>
          <table:table-cell table:formula="of:=&quot;'&quot;&amp;[.A171]&amp;&quot;' =&gt; '&quot;&amp;[.B171]&amp;&quot;',&quot;" office:value-type="string" office:string-value="'Allow for this Email Address' =&gt; 'Permitir para este endereço de email',">
            <text:p>'Allow for this Email Address' =&gt; 'Permitir para este endereço de email',</text:p>
          </table:table-cell>
          <table:table-cell office:value-type="string">
            <text:p>email.inc.php</text:p>
          </table:table-cell>
          <table:table-cell table:number-columns-repeated="1020"/>
        </table:table-row>
        <table:table-row table:style-name="ro1">
          <table:table-cell office:value-type="string">
            <text:p>Email Addresses</text:p>
          </table:table-cell>
          <table:table-cell office:value-type="string">
            <text:p>Endereços de email</text:p>
          </table:table-cell>
          <table:table-cell table:formula="of:=&quot;'&quot;&amp;[.A172]&amp;&quot;' =&gt; '&quot;&amp;[.B172]&amp;&quot;',&quot;" office:value-type="string" office:string-value="'Email Addresses' =&gt; 'Endereços de email',">
            <text:p>'Email Addresses' =&gt; 'Endereços de email',</text:p>
          </table:table-cell>
          <table:table-cell office:value-type="string">
            <text:p>emails.inc.php</text:p>
          </table:table-cell>
          <table:table-cell table:number-columns-repeated="1020"/>
        </table:table-row>
        <table:table-row table:style-name="ro1">
          <table:table-cell office:value-type="string">
            <text:p>Add New Email</text:p>
          </table:table-cell>
          <table:table-cell office:value-type="string">
            <text:p>Criar email</text:p>
          </table:table-cell>
          <table:table-cell table:formula="of:=&quot;'&quot;&amp;[.A173]&amp;&quot;' =&gt; '&quot;&amp;[.B173]&amp;&quot;',&quot;" office:value-type="string" office:string-value="'Add New Email' =&gt; 'Criar email',">
            <text:p>'Add New Email' =&gt; 'Criar email',</text:p>
          </table:table-cell>
          <table:table-cell office:value-type="string">
            <text:p>emails.inc.php</text:p>
          </table:table-cell>
          <table:table-cell table:number-columns-repeated="1020"/>
        </table:table-row>
        <table:table-row table:style-name="ro1">
          <table:table-cell office:value-type="string">
            <text:p>No emails found!</text:p>
          </table:table-cell>
          <table:table-cell office:value-type="string">
            <text:p>Não foram encontrados emails!</text:p>
          </table:table-cell>
          <table:table-cell table:formula="of:=&quot;'&quot;&amp;[.A174]&amp;&quot;' =&gt; '&quot;&amp;[.B174]&amp;&quot;',&quot;" office:value-type="string" office:string-value="'No emails found!' =&gt; 'Não foram encontrados emails!',">
            <text:p>'No emails found!' =&gt; 'Não foram encontrados emails!',</text:p>
          </table:table-cell>
          <table:table-cell office:value-type="string">
            <text:p>emails.inc.php</text:p>
          </table:table-cell>
          <table:table-cell table:number-columns-repeated="1020"/>
        </table:table-row>
        <table:table-row table:style-name="ro1">
          <table:table-cell office:value-type="string">
            <text:p>Frequently Asked Questions</text:p>
          </table:table-cell>
          <table:table-cell office:value-type="string">
            <text:p>Perguntas frequentes (FAQ)</text:p>
          </table:table-cell>
          <table:table-cell table:formula="of:=&quot;'&quot;&amp;[.A175]&amp;&quot;' =&gt; '&quot;&amp;[.B175]&amp;&quot;',&quot;" office:value-type="string" office:string-value="'Frequently Asked Questions' =&gt; 'Perguntas frequentes (FAQ)',">
            <text:p>'Frequently Asked Questions' =&gt; 'Perguntas frequentes (FAQ)',</text:p>
          </table:table-cell>
          <table:table-cell office:value-type="string">
            <text:p>faq-categories.inc.php</text:p>
          </table:table-cell>
          <table:table-cell table:number-columns-repeated="1020"/>
        </table:table-row>
        <table:table-row table:style-name="ro1">
          <table:table-cell office:value-type="string">
            <text:p>Search Results</text:p>
          </table:table-cell>
          <table:table-cell office:value-type="string">
            <text:p>Resultados da pesquisa</text:p>
          </table:table-cell>
          <table:table-cell table:formula="of:=&quot;'&quot;&amp;[.A176]&amp;&quot;' =&gt; '&quot;&amp;[.B176]&amp;&quot;',&quot;" office:value-type="string" office:string-value="'Search Results' =&gt; 'Resultados da pesquisa',">
            <text:p>'Search Results' =&gt; 'Resultados da pesquisa',</text:p>
          </table:table-cell>
          <table:table-cell office:value-type="string">
            <text:p>faq-categories.inc.php</text:p>
          </table:table-cell>
          <table:table-cell table:number-columns-repeated="1020"/>
        </table:table-row>
        <table:table-row table:style-name="ro1">
          <table:table-cell office:value-type="string">
            <text:p>The search did not match any FAQs.</text:p>
          </table:table-cell>
          <table:table-cell office:value-type="string">
            <text:p>A pesquisa não devolveu qualquer FAQ</text:p>
          </table:table-cell>
          <table:table-cell table:formula="of:=&quot;'&quot;&amp;[.A177]&amp;&quot;' =&gt; '&quot;&amp;[.B177]&amp;&quot;',&quot;" office:value-type="string" office:string-value="'The search did not match any FAQs.' =&gt; 'A pesquisa não devolveu qualquer FAQ',">
            <text:p>'The search did not match any FAQs.' =&gt; 'A pesquisa não devolveu qualquer FAQ',</text:p>
          </table:table-cell>
          <table:table-cell office:value-type="string">
            <text:p>faq-categories.inc.php</text:p>
          </table:table-cell>
          <table:table-cell table:number-columns-repeated="1020"/>
        </table:table-row>
        <table:table-row table:style-name="ro1">
          <table:table-cell office:value-type="string">
            <text:p>Click on the category to browse FAQs or manage its existing FAQs.</text:p>
          </table:table-cell>
          <table:table-cell office:value-type="string">
            <text:p>Clique na categoria para ver ou gerir as FAQs associadas</text:p>
          </table:table-cell>
          <table:table-cell table:formula="of:=&quot;'&quot;&amp;[.A178]&amp;&quot;' =&gt; '&quot;&amp;[.B178]&amp;&quot;',&quot;" office:value-type="string" office:string-value="'Click on the category to browse FAQs or manage its existing FAQs.' =&gt; 'Clique na categoria para ver ou gerir as FAQs associadas',">
            <text:p>'Click on the category to browse FAQs or manage its existing FAQs.' =&gt; 'Clique na categoria para ver ou gerir as FAQs associadas',</text:p>
          </table:table-cell>
          <table:table-cell office:value-type="string">
            <text:p>faq-categories.inc.php</text:p>
          </table:table-cell>
          <table:table-cell table:number-columns-repeated="1020"/>
        </table:table-row>
        <table:table-row table:style-name="ro1">
          <table:table-cell office:value-type="string">
            <text:p>NO FAQs found</text:p>
          </table:table-cell>
          <table:table-cell office:value-type="string">
            <text:p>Não foram encontradas FAQs</text:p>
          </table:table-cell>
          <table:table-cell table:formula="of:=&quot;'&quot;&amp;[.A179]&amp;&quot;' =&gt; '&quot;&amp;[.B179]&amp;&quot;',&quot;" office:value-type="string" office:string-value="'NO FAQs found' =&gt; 'Não foram encontradas FAQs',">
            <text:p>'NO FAQs found' =&gt; 'Não foram encontradas FAQs',</text:p>
          </table:table-cell>
          <table:table-cell office:value-type="string">
            <text:p>faq-categories.inc.php</text:p>
          </table:table-cell>
          <table:table-cell table:number-columns-repeated="1020"/>
        </table:table-row>
        <table:table-row table:style-name="ro1">
          <table:table-cell office:value-type="string">
            <text:p>Category does not have FAQs</text:p>
          </table:table-cell>
          <table:table-cell office:value-type="string">
            <text:p>A categoria não tem FAQs</text:p>
          </table:table-cell>
          <table:table-cell table:formula="of:=&quot;'&quot;&amp;[.A180]&amp;&quot;' =&gt; '&quot;&amp;[.B180]&amp;&quot;',&quot;" office:value-type="string" office:string-value="'Category does not have FAQs' =&gt; 'A categoria não tem FAQs',">
            <text:p>'Category does not have FAQs' =&gt; 'A categoria não tem FAQs',</text:p>
          </table:table-cell>
          <table:table-cell office:value-type="string">
            <text:p>faq-category.inc.php</text:p>
          </table:table-cell>
          <table:table-cell table:number-columns-repeated="1020"/>
        </table:table-row>
        <table:table-row table:style-name="ro1">
          <table:table-cell office:value-type="string">
            <text:p>Edit FAQ</text:p>
          </table:table-cell>
          <table:table-cell office:value-type="string">
            <text:p>Editar FAQ</text:p>
          </table:table-cell>
          <table:table-cell table:formula="of:=&quot;'&quot;&amp;[.A181]&amp;&quot;' =&gt; '&quot;&amp;[.B181]&amp;&quot;',&quot;" office:value-type="string" office:string-value="'Edit FAQ' =&gt; 'Editar FAQ',">
            <text:p>'Edit FAQ' =&gt; 'Editar FAQ',</text:p>
          </table:table-cell>
          <table:table-cell office:value-type="string">
            <text:p>faq-view.inc.php</text:p>
          </table:table-cell>
          <table:table-cell table:number-columns-repeated="1020"/>
        </table:table-row>
        <table:table-row table:style-name="ro1">
          <table:table-cell office:value-type="string">
            <text:p>Attachments</text:p>
          </table:table-cell>
          <table:table-cell office:value-type="string">
            <text:p>Anexos</text:p>
          </table:table-cell>
          <table:table-cell table:formula="of:=&quot;'&quot;&amp;[.A182]&amp;&quot;' =&gt; '&quot;&amp;[.B182]&amp;&quot;',&quot;" office:value-type="string" office:string-value="'Attachments' =&gt; 'Anexos',">
            <text:p>'Attachments' =&gt; 'Anexos',</text:p>
          </table:table-cell>
          <table:table-cell office:value-type="string">
            <text:p>faq-view.inc.php</text:p>
          </table:table-cell>
          <table:table-cell table:number-columns-repeated="1020"/>
        </table:table-row>
        <table:table-row table:style-name="ro1">
          <table:table-cell office:value-type="string">
            <text:p>Other Languages</text:p>
          </table:table-cell>
          <table:table-cell office:value-type="string">
            <text:p>Outros idiomas</text:p>
          </table:table-cell>
          <table:table-cell table:formula="of:=&quot;'&quot;&amp;[.A183]&amp;&quot;' =&gt; '&quot;&amp;[.B183]&amp;&quot;',&quot;" office:value-type="string" office:string-value="'Other Languages' =&gt; 'Outros idiomas',">
            <text:p>'Other Languages' =&gt; 'Outros idiomas',</text:p>
          </table:table-cell>
          <table:table-cell office:value-type="string">
            <text:p>faq-view.inc.php</text:p>
          </table:table-cell>
          <table:table-cell table:number-columns-repeated="1020"/>
        </table:table-row>
        <table:table-row table:style-name="ro1">
          <table:table-cell office:value-type="string">
            <text:p>Delete FAQ</text:p>
          </table:table-cell>
          <table:table-cell office:value-type="string">
            <text:p>Eliminar FAQ</text:p>
          </table:table-cell>
          <table:table-cell table:formula="of:=&quot;'&quot;&amp;[.A184]&amp;&quot;' =&gt; '&quot;&amp;[.B184]&amp;&quot;',&quot;" office:value-type="string" office:string-value="'Delete FAQ' =&gt; 'Eliminar FAQ',">
            <text:p>'Delete FAQ' =&gt; 'Eliminar FAQ',</text:p>
          </table:table-cell>
          <table:table-cell office:value-type="string">
            <text:p>faq-view.inc.php</text:p>
          </table:table-cell>
          <table:table-cell table:number-columns-repeated="1020"/>
        </table:table-row>
        <table:table-row table:style-name="ro1">
          <table:table-cell office:value-type="string">
            <text:p>Update FAQ</text:p>
          </table:table-cell>
          <table:table-cell office:value-type="string">
            <text:p>Actualizar FAQ</text:p>
          </table:table-cell>
          <table:table-cell table:formula="of:=&quot;'&quot;&amp;[.A185]&amp;&quot;' =&gt; '&quot;&amp;[.B185]&amp;&quot;',&quot;" office:value-type="string" office:string-value="'Update FAQ' =&gt; 'Actualizar FAQ',">
            <text:p>'Update FAQ' =&gt; 'Actualizar FAQ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Add New FAQ</text:p>
          </table:table-cell>
          <table:table-cell office:value-type="string">
            <text:p>Criar FAQ</text:p>
          </table:table-cell>
          <table:table-cell table:formula="of:=&quot;'&quot;&amp;[.A186]&amp;&quot;' =&gt; '&quot;&amp;[.B186]&amp;&quot;',&quot;" office:value-type="string" office:string-value="'Add New FAQ' =&gt; 'Criar FAQ',">
            <text:p>'Add New FAQ' =&gt; 'Criar FAQ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Add FAQ</text:p>
          </table:table-cell>
          <table:table-cell office:value-type="string">
            <text:p>Criar FAQ</text:p>
          </table:table-cell>
          <table:table-cell table:formula="of:=&quot;'&quot;&amp;[.A187]&amp;&quot;' =&gt; '&quot;&amp;[.B187]&amp;&quot;',&quot;" office:value-type="string" office:string-value="'Add FAQ' =&gt; 'Criar FAQ',">
            <text:p>'Add FAQ' =&gt; 'Criar FAQ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Category Listing</text:p>
          </table:table-cell>
          <table:table-cell office:value-type="string">
            <text:p>Lista de categorias</text:p>
          </table:table-cell>
          <table:table-cell table:formula="of:=&quot;'&quot;&amp;[.A188]&amp;&quot;' =&gt; '&quot;&amp;[.B188]&amp;&quot;',&quot;" office:value-type="string" office:string-value="'Category Listing' =&gt; 'Lista de categorias',">
            <text:p>'Category Listing' =&gt; 'Lista de categorias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FAQ category the question belongs to.</text:p>
          </table:table-cell>
          <table:table-cell office:value-type="string">
            <text:p>Categoria à qual pertence a FAQ</text:p>
          </table:table-cell>
          <table:table-cell table:formula="of:=&quot;'&quot;&amp;[.A189]&amp;&quot;' =&gt; '&quot;&amp;[.B189]&amp;&quot;',&quot;" office:value-type="string" office:string-value="'FAQ category the question belongs to.' =&gt; 'Categoria à qual pertence a FAQ',">
            <text:p>'FAQ category the question belongs to.' =&gt; 'Categoria à qual pertence a FAQ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Select FAQ Category</text:p>
          </table:table-cell>
          <table:table-cell office:value-type="string">
            <text:p>Seleccione a categoria de FAQ</text:p>
          </table:table-cell>
          <table:table-cell table:formula="of:=&quot;'&quot;&amp;[.A190]&amp;&quot;' =&gt; '&quot;&amp;[.B190]&amp;&quot;',&quot;" office:value-type="string" office:string-value="'Select FAQ Category' =&gt; 'Seleccione a categoria de FAQ',">
            <text:p>'Select FAQ Category' =&gt; 'Seleccione a categoria de FAQ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Check all help topics related to this FAQ.</text:p>
          </table:table-cell>
          <table:table-cell office:value-type="string">
            <text:p>Marque todos os tópicos de ajuda relacionados com esta FAQ</text:p>
          </table:table-cell>
          <table:table-cell table:formula="of:=&quot;'&quot;&amp;[.A191]&amp;&quot;' =&gt; '&quot;&amp;[.B191]&amp;&quot;',&quot;" office:value-type="string" office:string-value="'Check all help topics related to this FAQ.' =&gt; 'Marque todos os tópicos de ajuda relacionados com esta FAQ',">
            <text:p>'Check all help topics related to this FAQ.' =&gt; 'Marque todos os tópicos de ajuda relacionados com esta FAQ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Listing Type</text:p>
          </table:table-cell>
          <table:table-cell office:value-type="string">
            <text:p>Tipo de lista</text:p>
          </table:table-cell>
          <table:table-cell table:formula="of:=&quot;'&quot;&amp;[.A192]&amp;&quot;' =&gt; '&quot;&amp;[.B192]&amp;&quot;',&quot;" office:value-type="string" office:string-value="'Listing Type' =&gt; 'Tipo de lista',">
            <text:p>'Listing Type' =&gt; 'Tipo de lista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Featured (promote to front page)</text:p>
          </table:table-cell>
          <table:table-cell office:value-type="string">
            <text:p>Destacado (colocar na página principal)</text:p>
          </table:table-cell>
          <table:table-cell table:formula="of:=&quot;'&quot;&amp;[.A193]&amp;&quot;' =&gt; '&quot;&amp;[.B193]&amp;&quot;',&quot;" office:value-type="string" office:string-value="'Featured (promote to front page)' =&gt; 'Destacado (colocar na página principal)',">
            <text:p>'Featured (promote to front page)' =&gt; 'Destacado (colocar na página principal)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Public</text:p>
          </table:table-cell>
          <table:table-cell office:value-type="string">
            <text:p>Público</text:p>
          </table:table-cell>
          <table:table-cell table:formula="of:=&quot;'&quot;&amp;[.A194]&amp;&quot;' =&gt; '&quot;&amp;[.B194]&amp;&quot;',&quot;" office:value-type="string" office:string-value="'Public' =&gt; 'Público',">
            <text:p>'Public' =&gt; 'Público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Internal</text:p>
          </table:table-cell>
          <table:table-cell office:value-type="string">
            <text:p>Interno</text:p>
          </table:table-cell>
          <table:table-cell table:formula="of:=&quot;'&quot;&amp;[.A195]&amp;&quot;' =&gt; '&quot;&amp;[.B195]&amp;&quot;',&quot;" office:value-type="string" office:string-value="'Internal' =&gt; 'Interno',">
            <text:p>'Internal' =&gt; 'Interno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(publish)</text:p>
          </table:table-cell>
          <table:table-cell office:value-type="string">
            <text:p>(publicar)</text:p>
          </table:table-cell>
          <table:table-cell table:formula="of:=&quot;'&quot;&amp;[.A196]&amp;&quot;' =&gt; '&quot;&amp;[.B196]&amp;&quot;',&quot;" office:value-type="string" office:string-value="'(publish)' =&gt; '(publicar)',">
            <text:p>'(publish)' =&gt; '(publicar)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(private)</text:p>
          </table:table-cell>
          <table:table-cell office:value-type="string">
            <text:p>(privado)</text:p>
          </table:table-cell>
          <table:table-cell table:formula="of:=&quot;'&quot;&amp;[.A197]&amp;&quot;' =&gt; '&quot;&amp;[.B197]&amp;&quot;',&quot;" office:value-type="string" office:string-value="'(private)' =&gt; '(privado)',">
            <text:p>'(private)' =&gt; '(privado)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Article Content</text:p>
          </table:table-cell>
          <table:table-cell office:value-type="string">
            <text:p>Conteúdo do artigo</text:p>
          </table:table-cell>
          <table:table-cell table:formula="of:=&quot;'&quot;&amp;[.A198]&amp;&quot;' =&gt; '&quot;&amp;[.B198]&amp;&quot;',&quot;" office:value-type="string" office:string-value="'Article Content' =&gt; 'Conteúdo do artigo',">
            <text:p>'Article Content' =&gt; 'Conteúdo do artigo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Knowledgebase Article Content</text:p>
          </table:table-cell>
          <table:table-cell office:value-type="string">
            <text:p>Contédo do artigo da biblioteca</text:p>
          </table:table-cell>
          <table:table-cell table:formula="of:=&quot;'&quot;&amp;[.A199]&amp;&quot;' =&gt; '&quot;&amp;[.B199]&amp;&quot;',&quot;" office:value-type="string" office:string-value="'Knowledgebase Article Content' =&gt; 'Contédo do artigo da biblioteca',">
            <text:p>'Knowledgebase Article Content' =&gt; 'Contédo do artigo da biblioteca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Here you can manage the question and answer for the article. Multiple languages are available if enabled in the admin panel.</text:p>
          </table:table-cell>
          <table:table-cell table:style-name="ce3" office:value-type="string">
            <text:p>Here you can manage the question and answer for the article. Multiple languages are available if enabled in the admin panel.</text:p>
          </table:table-cell>
          <table:table-cell table:formula="of:=&quot;'&quot;&amp;[.A200]&amp;&quot;' =&gt; '&quot;&amp;[.B200]&amp;&quot;',&quot;" office:value-type="string" office:string-value="'Here you can manage the question and answer for the article. Multiple languages are available if enabled in the admin panel.' =&gt; 'Here you can manage the question and answer for the article. Multiple languages are available if enabled in the admin panel.',">
            <text:p>'Here you can manage the question and answer for the article. Multiple languages are available if enabled in the admin panel.' =&gt; 'Here you can manage the question and answer for the article. Multiple languages are available if enabled in the admin panel.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Question</text:p>
          </table:table-cell>
          <table:table-cell office:value-type="string">
            <text:p>Pergunta</text:p>
          </table:table-cell>
          <table:table-cell table:formula="of:=&quot;'&quot;&amp;[.A201]&amp;&quot;' =&gt; '&quot;&amp;[.B201]&amp;&quot;',&quot;" office:value-type="string" office:string-value="'Question' =&gt; 'Pergunta',">
            <text:p>'Question' =&gt; 'Pergunta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Answer</text:p>
          </table:table-cell>
          <table:table-cell office:value-type="string">
            <text:p>Resposta</text:p>
          </table:table-cell>
          <table:table-cell table:formula="of:=&quot;'&quot;&amp;[.A202]&amp;&quot;' =&gt; '&quot;&amp;[.B202]&amp;&quot;',&quot;" office:value-type="string" office:string-value="'Answer' =&gt; 'Resposta',">
            <text:p>'Answer' =&gt; 'Resposta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Common Attachments</text:p>
          </table:table-cell>
          <table:table-cell office:value-type="string">
            <text:p>Anexos comuns</text:p>
          </table:table-cell>
          <table:table-cell table:formula="of:=&quot;'&quot;&amp;[.A203]&amp;&quot;' =&gt; '&quot;&amp;[.B203]&amp;&quot;',&quot;" office:value-type="string" office:string-value="'Common Attachments' =&gt; 'Anexos comuns',">
            <text:p>'Common Attachments' =&gt; 'Anexos comuns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These attachments are always available, regardless of the language in which the article is rendered</text:p>
          </table:table-cell>
          <table:table-cell table:style-name="ce3" office:value-type="string">
            <text:p>These attachments are always available, regardless of the language in which the article is rendered</text:p>
          </table:table-cell>
          <table:table-cell table:formula="of:=&quot;'&quot;&amp;[.A204]&amp;&quot;' =&gt; '&quot;&amp;[.B204]&amp;&quot;',&quot;" office:value-type="string" office:string-value="'These attachments are always available, regardless of the language in which the article is rendered' =&gt; 'These attachments are always available, regardless of the language in which the article is rendered',">
            <text:p>'These attachments are always available, regardless of the language in which the article is rendered' =&gt; 'These attachments are always available, regardless of the language in which the article is rendered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Language-Specific Attachments</text:p>
          </table:table-cell>
          <table:table-cell office:value-type="string">
            <text:p>Anexos dependentes do idioma</text:p>
          </table:table-cell>
          <table:table-cell table:formula="of:=&quot;'&quot;&amp;[.A205]&amp;&quot;' =&gt; '&quot;&amp;[.B205]&amp;&quot;',&quot;" office:value-type="string" office:string-value="'Language-Specific Attachments' =&gt; 'Anexos dependentes do idioma',">
            <text:p>'Language-Specific Attachments' =&gt; 'Anexos dependentes do idioma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These attachments are only available when article is rendered in one of the following languages.</text:p>
          </table:table-cell>
          <table:table-cell table:style-name="ce3" office:value-type="string">
            <text:p>These attachments are only available when article is rendered in one of the following languages.</text:p>
          </table:table-cell>
          <table:table-cell table:formula="of:=&quot;'&quot;&amp;[.A206]&amp;&quot;' =&gt; '&quot;&amp;[.B206]&amp;&quot;',&quot;" office:value-type="string" office:string-value="'These attachments are only available when article is rendered in one of the following languages.' =&gt; 'These attachments are only available when article is rendered in one of the following languages.',">
            <text:p>'These attachments are only available when article is rendered in one of the following languages.' =&gt; 'These attachments are only available when article is rendered in one of the following languages.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Attachments for %s</text:p>
          </table:table-cell>
          <table:table-cell office:value-type="string">
            <text:p>Anexos em %s</text:p>
          </table:table-cell>
          <table:table-cell table:formula="of:=&quot;'&quot;&amp;[.A207]&amp;&quot;' =&gt; '&quot;&amp;[.B207]&amp;&quot;',&quot;" office:value-type="string" office:string-value="'Attachments for %s' =&gt; 'Anexos em %s',">
            <text:p>'Attachments for %s' =&gt; 'Anexos em %s',</text:p>
          </table:table-cell>
          <table:table-cell office:value-type="string">
            <text:p>faq.inc.php</text:p>
          </table:table-cell>
          <table:table-cell table:number-columns-repeated="1020"/>
        </table:table-row>
        <table:table-row table:style-name="ro1">
          <table:table-cell office:value-type="string">
            <text:p>Update Filter</text:p>
          </table:table-cell>
          <table:table-cell office:value-type="string">
            <text:p>Actualizar filtro</text:p>
          </table:table-cell>
          <table:table-cell table:formula="of:=&quot;'&quot;&amp;[.A208]&amp;&quot;' =&gt; '&quot;&amp;[.B208]&amp;&quot;',&quot;" office:value-type="string" office:string-value="'Update Filter' =&gt; 'Actualizar filtro',">
            <text:p>'Update Filter' =&gt; 'Actualizar filtro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Add New Filter</text:p>
          </table:table-cell>
          <table:table-cell office:value-type="string">
            <text:p>Criar filtro</text:p>
          </table:table-cell>
          <table:table-cell table:formula="of:=&quot;'&quot;&amp;[.A209]&amp;&quot;' =&gt; '&quot;&amp;[.B209]&amp;&quot;',&quot;" office:value-type="string" office:string-value="'Add New Filter' =&gt; 'Criar filtro',">
            <text:p>'Add New Filter' =&gt; 'Criar filtro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Add Filter</text:p>
          </table:table-cell>
          <table:table-cell office:value-type="string">
            <text:p>Criar filtro</text:p>
          </table:table-cell>
          <table:table-cell table:formula="of:=&quot;'&quot;&amp;[.A210]&amp;&quot;' =&gt; '&quot;&amp;[.B210]&amp;&quot;',&quot;" office:value-type="string" office:string-value="'Add Filter' =&gt; 'Criar filtro',">
            <text:p>'Add Filter' =&gt; 'Criar filtro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Filters are executed based on execution order. Filter can target specific ticket source.</text:p>
          </table:table-cell>
          <table:table-cell table:style-name="ce3" office:value-type="string">
            <text:p>Filters are executed based on execution order. Filter can target specific ticket source.</text:p>
          </table:table-cell>
          <table:table-cell table:formula="of:=&quot;'&quot;&amp;[.A211]&amp;&quot;' =&gt; '&quot;&amp;[.B211]&amp;&quot;',&quot;" office:value-type="string" office:string-value="'Filters are executed based on execution order. Filter can target specific ticket source.' =&gt; 'Filters are executed based on execution order. Filter can target specific ticket source.',">
            <text:p>'Filters are executed based on execution order. Filter can target specific ticket source.' =&gt; 'Filters are executed based on execution order. Filter can target specific ticket source.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Filter Name</text:p>
          </table:table-cell>
          <table:table-cell office:value-type="string">
            <text:p>Nome</text:p>
          </table:table-cell>
          <table:table-cell table:formula="of:=&quot;'&quot;&amp;[.A212]&amp;&quot;' =&gt; '&quot;&amp;[.B212]&amp;&quot;',&quot;" office:value-type="string" office:string-value="'Filter Name' =&gt; 'Nome',">
            <text:p>'Filter Name' =&gt; 'Nome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Execution Order</text:p>
          </table:table-cell>
          <table:table-cell office:value-type="string">
            <text:p>Ordem de execução</text:p>
          </table:table-cell>
          <table:table-cell table:formula="of:=&quot;'&quot;&amp;[.A213]&amp;&quot;' =&gt; '&quot;&amp;[.B213]&amp;&quot;',&quot;" office:value-type="string" office:string-value="'Execution Order' =&gt; 'Ordem de execução',">
            <text:p>'Execution Order' =&gt; 'Ordem de execução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&lt;strong&gt;Stop&lt;/strong&gt; processing further on match!</text:p>
          </table:table-cell>
          <table:table-cell office:value-type="string">
            <text:p>&lt;strong&gt;Parar&lt;/strong&gt; <text:s/>a execução do filtro logo que existir coincidência de valores!</text:p>
          </table:table-cell>
          <table:table-cell table:formula="of:=&quot;'&quot;&amp;[.A214]&amp;&quot;' =&gt; '&quot;&amp;[.B214]&amp;&quot;',&quot;" office:value-type="string" office:string-value="'&lt;strong&gt;Stop&lt;/strong&gt; processing further on match!' =&gt; '&lt;strong&gt;Parar&lt;/strong&gt;  a execução do filtro logo que existir coincidência de valores!',">
            <text:p>'&lt;strong&gt;Stop&lt;/strong&gt; processing further on match!' =&gt; '&lt;strong&gt;Parar&lt;/strong&gt; <text:s/>a execução do filtro logo que existir coincidência de valores!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Filter Status</text:p>
          </table:table-cell>
          <table:table-cell office:value-type="string">
            <text:p>Estado</text:p>
          </table:table-cell>
          <table:table-cell table:formula="of:=&quot;'&quot;&amp;[.A215]&amp;&quot;' =&gt; '&quot;&amp;[.B215]&amp;&quot;',&quot;" office:value-type="string" office:string-value="'Filter Status' =&gt; 'Estado',">
            <text:p>'Filter Status' =&gt; 'Estado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Target Channel</text:p>
          </table:table-cell>
          <table:table-cell office:value-type="string">
            <text:p>Canal a utilizar</text:p>
          </table:table-cell>
          <table:table-cell table:formula="of:=&quot;'&quot;&amp;[.A216]&amp;&quot;' =&gt; '&quot;&amp;[.B216]&amp;&quot;',&quot;" office:value-type="string" office:string-value="'Target Channel' =&gt; 'Canal a utilizar',">
            <text:p>'Target Channel' =&gt; 'Canal a utilizar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Select a Channel</text:p>
          </table:table-cell>
          <table:table-cell office:value-type="string">
            <text:p>Seleccione um canal</text:p>
          </table:table-cell>
          <table:table-cell table:formula="of:=&quot;'&quot;&amp;[.A217]&amp;&quot;' =&gt; '&quot;&amp;[.B217]&amp;&quot;',&quot;" office:value-type="string" office:string-value="'Select a Channel' =&gt; 'Seleccione um canal',">
            <text:p>'Select a Channel' =&gt; 'Seleccione um canal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Filter Actions</text:p>
          </table:table-cell>
          <table:table-cell office:value-type="string">
            <text:p>Acções do filtro</text:p>
          </table:table-cell>
          <table:table-cell table:formula="of:=&quot;'&quot;&amp;[.A218]&amp;&quot;' =&gt; '&quot;&amp;[.B218]&amp;&quot;',&quot;" office:value-type="string" office:string-value="'Filter Actions' =&gt; 'Acções do filtro',">
            <text:p>'Filter Actions' =&gt; 'Acções do filtro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Filter Rules</text:p>
          </table:table-cell>
          <table:table-cell office:value-type="string">
            <text:p>Regras do filtro</text:p>
          </table:table-cell>
          <table:table-cell table:formula="of:=&quot;'&quot;&amp;[.A219]&amp;&quot;' =&gt; '&quot;&amp;[.B219]&amp;&quot;',&quot;" office:value-type="string" office:string-value="'Filter Rules' =&gt; 'Regras do filtro',">
            <text:p>'Filter Rules' =&gt; 'Regras do filtro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Rules are applied based on the criteria.</text:p>
          </table:table-cell>
          <table:table-cell office:value-type="string">
            <text:p>As regras são aplicadas de acordo com os critérios definidos</text:p>
          </table:table-cell>
          <table:table-cell table:formula="of:=&quot;'&quot;&amp;[.A220]&amp;&quot;' =&gt; '&quot;&amp;[.B220]&amp;&quot;',&quot;" office:value-type="string" office:string-value="'Rules are applied based on the criteria.' =&gt; 'As regras são aplicadas de acordo com os critérios definidos',">
            <text:p>'Rules are applied based on the criteria.' =&gt; 'As regras são aplicadas de acordo com os critérios definidos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Rules Matching Criteria</text:p>
          </table:table-cell>
          <table:table-cell table:style-name="ce4" office:value-type="string">
            <text:p>Critério de aplicação das regras</text:p>
          </table:table-cell>
          <table:table-cell table:formula="of:=&quot;'&quot;&amp;[.A221]&amp;&quot;' =&gt; '&quot;&amp;[.B221]&amp;&quot;',&quot;" office:value-type="string" office:string-value="'Rules Matching Criteria' =&gt; 'Critério de aplicação das regras',">
            <text:p>'Rules Matching Criteria' =&gt; 'Critério de aplicação das regras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Match All</text:p>
          </table:table-cell>
          <table:table-cell table:style-name="ce4" office:value-type="string">
            <text:p>Todos os valores coincidentes</text:p>
          </table:table-cell>
          <table:table-cell table:formula="of:=&quot;'&quot;&amp;[.A222]&amp;&quot;' =&gt; '&quot;&amp;[.B222]&amp;&quot;',&quot;" office:value-type="string" office:string-value="'Match All' =&gt; 'Todos os valores coincidentes',">
            <text:p>'Match All' =&gt; 'Todos os valores coincidentes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Match Any</text:p>
          </table:table-cell>
          <table:table-cell office:value-type="string">
            <text:p>Qualquer valor coincidente</text:p>
          </table:table-cell>
          <table:table-cell table:formula="of:=&quot;'&quot;&amp;[.A223]&amp;&quot;' =&gt; '&quot;&amp;[.B223]&amp;&quot;',&quot;" office:value-type="string" office:string-value="'Match Any' =&gt; 'Qualquer valor coincidente',">
            <text:p>'Match Any' =&gt; 'Qualquer valor coincidente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case-insensitive comparison</text:p>
          </table:table-cell>
          <table:table-cell office:value-type="string">
            <text:p>a comparação é insensível a maiúsculas / minúsculas</text:p>
          </table:table-cell>
          <table:table-cell table:formula="of:=&quot;'&quot;&amp;[.A224]&amp;&quot;' =&gt; '&quot;&amp;[.B224]&amp;&quot;',&quot;" office:value-type="string" office:string-value="'case-insensitive comparison' =&gt; 'a comparação é insensível a maiúsculas / minúsculas',">
            <text:p>'case-insensitive comparison' =&gt; 'a comparação é insensível a maiúsculas / minúsculas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Select One</text:p>
          </table:table-cell>
          <table:table-cell office:value-type="string">
            <text:p>Seleccione uma</text:p>
          </table:table-cell>
          <table:table-cell table:formula="of:=&quot;'&quot;&amp;[.A225]&amp;&quot;' =&gt; '&quot;&amp;[.B225]&amp;&quot;',&quot;" office:value-type="string" office:string-value="'Select One' =&gt; 'Seleccione uma',">
            <text:p>'Select One' =&gt; 'Seleccione uma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Add Rule</text:p>
          </table:table-cell>
          <table:table-cell office:value-type="string">
            <text:p>Criar regra</text:p>
          </table:table-cell>
          <table:table-cell table:formula="of:=&quot;'&quot;&amp;[.A226]&amp;&quot;' =&gt; '&quot;&amp;[.B226]&amp;&quot;',&quot;" office:value-type="string" office:string-value="'Add Rule' =&gt; 'Criar regra',">
            <text:p>'Add Rule' =&gt; 'Criar regra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Can be overwridden by other filters depending on processing order.</text:p>
          </table:table-cell>
          <table:table-cell office:value-type="string">
            <text:p>Pode ser re-escrito por outros filtros, dependendo da ordem de processamento</text:p>
          </table:table-cell>
          <table:table-cell table:formula="of:=&quot;'&quot;&amp;[.A227]&amp;&quot;' =&gt; '&quot;&amp;[.B227]&amp;&quot;',&quot;" office:value-type="string" office:string-value="'Can be overwridden by other filters depending on processing order.' =&gt; 'Pode ser re-escrito por outros filtros, dependendo da ordem de processamento',">
            <text:p>'Can be overwridden by other filters depending on processing order.' =&gt; 'Pode ser re-escrito por outros filtros, dependendo da ordem de processamento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office:value-type="string">
            <text:p>Actions are executed in the order declared below</text:p>
          </table:table-cell>
          <table:table-cell office:value-type="string">
            <text:p>As acções são executadas na ordem indicada em baixo</text:p>
          </table:table-cell>
          <table:table-cell table:formula="of:=&quot;'&quot;&amp;[.A228]&amp;&quot;' =&gt; '&quot;&amp;[.B228]&amp;&quot;',&quot;" office:value-type="string" office:string-value="'Actions are executed in the order declared below' =&gt; 'As acções são executadas na ordem indicada em baixo',">
            <text:p>'Actions are executed in the order declared below' =&gt; 'As acções são executadas na ordem indicada em baixo',</text:p>
          </table:table-cell>
          <table:table-cell office:value-type="string">
            <text:p>filter.inc.ph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&quot;'&quot;&amp;[.A230]&amp;&quot;' =&gt; '&quot;&amp;[.B230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31]&amp;&quot;' =&gt; '&quot;&amp;[.B231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32]&amp;&quot;' =&gt; '&quot;&amp;[.B232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33]&amp;&quot;' =&gt; '&quot;&amp;[.B233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34]&amp;&quot;' =&gt; '&quot;&amp;[.B234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35]&amp;&quot;' =&gt; '&quot;&amp;[.B235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36]&amp;&quot;' =&gt; '&quot;&amp;[.B236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37]&amp;&quot;' =&gt; '&quot;&amp;[.B237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38]&amp;&quot;' =&gt; '&quot;&amp;[.B238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39]&amp;&quot;' =&gt; '&quot;&amp;[.B239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40]&amp;&quot;' =&gt; '&quot;&amp;[.B240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41]&amp;&quot;' =&gt; '&quot;&amp;[.B241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42]&amp;&quot;' =&gt; '&quot;&amp;[.B242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43]&amp;&quot;' =&gt; '&quot;&amp;[.B243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44]&amp;&quot;' =&gt; '&quot;&amp;[.B244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45]&amp;&quot;' =&gt; '&quot;&amp;[.B245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46]&amp;&quot;' =&gt; '&quot;&amp;[.B246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47]&amp;&quot;' =&gt; '&quot;&amp;[.B247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48]&amp;&quot;' =&gt; '&quot;&amp;[.B248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49]&amp;&quot;' =&gt; '&quot;&amp;[.B249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50]&amp;&quot;' =&gt; '&quot;&amp;[.B250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51]&amp;&quot;' =&gt; '&quot;&amp;[.B251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52]&amp;&quot;' =&gt; '&quot;&amp;[.B252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53]&amp;&quot;' =&gt; '&quot;&amp;[.B253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54]&amp;&quot;' =&gt; '&quot;&amp;[.B254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55]&amp;&quot;' =&gt; '&quot;&amp;[.B255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56]&amp;&quot;' =&gt; '&quot;&amp;[.B256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57]&amp;&quot;' =&gt; '&quot;&amp;[.B257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58]&amp;&quot;' =&gt; '&quot;&amp;[.B258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59]&amp;&quot;' =&gt; '&quot;&amp;[.B259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60]&amp;&quot;' =&gt; '&quot;&amp;[.B260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61]&amp;&quot;' =&gt; '&quot;&amp;[.B261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62]&amp;&quot;' =&gt; '&quot;&amp;[.B262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63]&amp;&quot;' =&gt; '&quot;&amp;[.B263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64]&amp;&quot;' =&gt; '&quot;&amp;[.B264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65]&amp;&quot;' =&gt; '&quot;&amp;[.B265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66]&amp;&quot;' =&gt; '&quot;&amp;[.B266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67]&amp;&quot;' =&gt; '&quot;&amp;[.B267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68]&amp;&quot;' =&gt; '&quot;&amp;[.B268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69]&amp;&quot;' =&gt; '&quot;&amp;[.B269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70]&amp;&quot;' =&gt; '&quot;&amp;[.B270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71]&amp;&quot;' =&gt; '&quot;&amp;[.B271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72]&amp;&quot;' =&gt; '&quot;&amp;[.B272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73]&amp;&quot;' =&gt; '&quot;&amp;[.B273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74]&amp;&quot;' =&gt; '&quot;&amp;[.B274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&quot;'&quot;&amp;[.A275]&amp;&quot;' =&gt; '&quot;&amp;[.B275]&amp;&quot;',&quot;" office:value-type="string" office:string-value="'' =&gt; '',">
            <text:p>'' =&gt; '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ore</text:p>
          </table:table-cell>
          <table:table-cell table:style-name="ce1" office:value-type="string">
            <text:p>Mais</text:p>
          </table:table-cell>
          <table:table-cell table:style-name="ce1" table:formula="of:=&quot;'&quot;&amp;[.A276]&amp;&quot;' =&gt; '&quot;&amp;[.B276]&amp;&quot;',&quot;" office:value-type="string" office:string-value="'More' =&gt; 'Mais',">
            <text:p>'More' =&gt; 'Mais',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Enable</text:p>
          </table:table-cell>
          <table:table-cell table:style-name="ce1" office:value-type="string">
            <text:p>Activar</text:p>
          </table:table-cell>
          <table:table-cell table:style-name="ce1" table:formula="of:=&quot;'&quot;&amp;[.A277]&amp;&quot;' =&gt; '&quot;&amp;[.B277]&amp;&quot;',&quot;" office:value-type="string" office:string-value="'Enable' =&gt; 'Activar',">
            <text:p>'Enable' =&gt; 'Activar',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Disable</text:p>
          </table:table-cell>
          <table:table-cell table:style-name="ce1" office:value-type="string">
            <text:p>Desactivar</text:p>
          </table:table-cell>
          <table:table-cell table:style-name="ce1" table:formula="of:=&quot;'&quot;&amp;[.A278]&amp;&quot;' =&gt; '&quot;&amp;[.B278]&amp;&quot;',&quot;" office:value-type="string" office:string-value="'Disable' =&gt; 'Desactivar',">
            <text:p>'Disable' =&gt; 'Desactivar',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Delete</text:p>
          </table:table-cell>
          <table:table-cell table:style-name="ce1" office:value-type="string">
            <text:p>Eliminar</text:p>
          </table:table-cell>
          <table:table-cell table:style-name="ce1" table:formula="of:=&quot;'&quot;&amp;[.A279]&amp;&quot;' =&gt; '&quot;&amp;[.B279]&amp;&quot;',&quot;" office:value-type="string" office:string-value="'Delete' =&gt; 'Eliminar',">
            <text:p>'Delete' =&gt; 'Eliminar',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Estado</text:p>
          </table:table-cell>
          <table:table-cell table:style-name="ce1" table:formula="of:=&quot;'&quot;&amp;[.A280]&amp;&quot;' =&gt; '&quot;&amp;[.B280]&amp;&quot;',&quot;" office:value-type="string" office:string-value="'Status' =&gt; 'Estado',">
            <text:p>'Status' =&gt; 'Estado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te Added</text:p>
          </table:table-cell>
          <table:table-cell table:style-name="ce1" office:value-type="string">
            <text:p>Criado em</text:p>
          </table:table-cell>
          <table:table-cell table:style-name="ce1" table:formula="of:=&quot;'&quot;&amp;[.A281]&amp;&quot;' =&gt; '&quot;&amp;[.B281]&amp;&quot;',&quot;" office:value-type="string" office:string-value="'Date Added' =&gt; 'Criado em',">
            <text:p>'Date Added' =&gt; 'Criado em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ast Updated</text:p>
          </table:table-cell>
          <table:table-cell table:style-name="ce1" office:value-type="string">
            <text:p>Actualizado em</text:p>
          </table:table-cell>
          <table:table-cell table:style-name="ce1" table:formula="of:=&quot;'&quot;&amp;[.A282]&amp;&quot;' =&gt; '&quot;&amp;[.B282]&amp;&quot;',&quot;" office:value-type="string" office:string-value="'Last Updated' =&gt; 'Actualizado em',">
            <text:p>'Last Updated' =&gt; 'Actualizado em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isabled</text:p>
          </table:table-cell>
          <table:table-cell table:style-name="ce1" office:value-type="string">
            <text:p>Desactivado</text:p>
          </table:table-cell>
          <table:table-cell table:style-name="ce1" table:formula="of:=&quot;'&quot;&amp;[.A283]&amp;&quot;' =&gt; '&quot;&amp;[.B283]&amp;&quot;',&quot;" office:value-type="string" office:string-value="'Disabled' =&gt; 'Desactivado',">
            <text:p>'Disabled' =&gt; 'Desactivado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ctive</text:p>
          </table:table-cell>
          <table:table-cell table:style-name="ce1" office:value-type="string">
            <text:p>Activado</text:p>
          </table:table-cell>
          <table:table-cell table:style-name="ce1" table:formula="of:=&quot;'&quot;&amp;[.A284]&amp;&quot;' =&gt; '&quot;&amp;[.B284]&amp;&quot;',&quot;" office:value-type="string" office:string-value="'Active' =&gt; 'Activado',">
            <text:p>'Active' =&gt; 'Activado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ll</text:p>
          </table:table-cell>
          <table:table-cell table:style-name="ce1" office:value-type="string">
            <text:p>Todos</text:p>
          </table:table-cell>
          <table:table-cell table:style-name="ce1" table:formula="of:=&quot;'&quot;&amp;[.A285]&amp;&quot;' =&gt; '&quot;&amp;[.B285]&amp;&quot;',&quot;" office:value-type="string" office:string-value="'All' =&gt; 'Todos',">
            <text:p>'All' =&gt; 'Todos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one</text:p>
          </table:table-cell>
          <table:table-cell table:style-name="ce1" office:value-type="string">
            <text:p>Nenhum(a)</text:p>
          </table:table-cell>
          <table:table-cell table:style-name="ce1" table:formula="of:=&quot;'&quot;&amp;[.A286]&amp;&quot;' =&gt; '&quot;&amp;[.B286]&amp;&quot;',&quot;" office:value-type="string" office:string-value="'None' =&gt; 'Nenhum(a)',">
            <text:p>'None' =&gt; 'Nenhum(a)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ggle</text:p>
          </table:table-cell>
          <table:table-cell table:style-name="ce1" office:value-type="string">
            <text:p>Trocar</text:p>
          </table:table-cell>
          <table:table-cell table:style-name="ce1" table:formula="of:=&quot;'&quot;&amp;[.A287]&amp;&quot;' =&gt; '&quot;&amp;[.B287]&amp;&quot;',&quot;" office:value-type="string" office:string-value="'Toggle' =&gt; 'Trocar',">
            <text:p>'Toggle' =&gt; 'Trocar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age</text:p>
          </table:table-cell>
          <table:table-cell table:style-name="ce1" office:value-type="string">
            <text:p>Página</text:p>
          </table:table-cell>
          <table:table-cell table:style-name="ce1" table:formula="of:=&quot;'&quot;&amp;[.A288]&amp;&quot;' =&gt; '&quot;&amp;[.B288]&amp;&quot;',&quot;" office:value-type="string" office:string-value="'Page' =&gt; 'Página',">
            <text:p>'Page' =&gt; 'Página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lease Confirm</text:p>
          </table:table-cell>
          <table:table-cell table:style-name="ce1" office:value-type="string">
            <text:p>Confirme</text:p>
          </table:table-cell>
          <table:table-cell table:style-name="ce1" table:formula="of:=&quot;'&quot;&amp;[.A289]&amp;&quot;' =&gt; '&quot;&amp;[.B289]&amp;&quot;',&quot;" office:value-type="string" office:string-value="'Please Confirm' =&gt; 'Confirme',">
            <text:p>'Please Confirm' =&gt; 'Confirme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re you sure you want to &lt;b&gt;enable&lt;/b&gt; %s?</text:p>
          </table:table-cell>
          <table:table-cell table:style-name="ce1" office:value-type="string">
            <text:p>Tem a certeza de que pretende &lt;b&gt;activar&lt;/b&gt; %s?</text:p>
          </table:table-cell>
          <table:table-cell table:style-name="ce1" table:formula="of:=&quot;'&quot;&amp;[.A290]&amp;&quot;' =&gt; '&quot;&amp;[.B290]&amp;&quot;',&quot;" office:value-type="string" office:string-value="'Are you sure you want to &lt;b&gt;enable&lt;/b&gt; %s?' =&gt; 'Tem a certeza de que pretende &lt;b&gt;activar&lt;/b&gt; %s?',">
            <text:p>'Are you sure you want to &lt;b&gt;enable&lt;/b&gt; %s?' =&gt; 'Tem a certeza de que pretende &lt;b&gt;activar&lt;/b&gt; %s?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re you sure you want to &lt;b&gt;disable&lt;/b&gt; %s?</text:p>
          </table:table-cell>
          <table:table-cell table:style-name="ce1" office:value-type="string">
            <text:p>Tem a certeza de que pretende &lt;b&gt;desactivar&lt;/b&gt; %s?</text:p>
          </table:table-cell>
          <table:table-cell table:style-name="ce1" table:formula="of:=&quot;'&quot;&amp;[.A291]&amp;&quot;' =&gt; '&quot;&amp;[.B291]&amp;&quot;',&quot;" office:value-type="string" office:string-value="'Are you sure you want to &lt;b&gt;disable&lt;/b&gt; %s?' =&gt; 'Tem a certeza de que pretende &lt;b&gt;desactivar&lt;/b&gt; %s?',">
            <text:p>'Are you sure you want to &lt;b&gt;disable&lt;/b&gt; %s?' =&gt; 'Tem a certeza de que pretende &lt;b&gt;desactivar&lt;/b&gt; %s?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re you sure you want to DELETE %s?</text:p>
          </table:table-cell>
          <table:table-cell table:style-name="ce1" office:value-type="string">
            <text:p>Tem a certeza de que pretende &lt;b&gt;ELIMINAR&lt;/b&gt; %s?</text:p>
          </table:table-cell>
          <table:table-cell table:style-name="ce1" table:formula="of:=&quot;'&quot;&amp;[.A292]&amp;&quot;' =&gt; '&quot;&amp;[.B292]&amp;&quot;',&quot;" office:value-type="string" office:string-value="'Are you sure you want to DELETE %s?' =&gt; 'Tem a certeza de que pretende &lt;b&gt;ELIMINAR&lt;/b&gt; %s?',">
            <text:p>'Are you sure you want to DELETE %s?' =&gt; 'Tem a certeza de que pretende &lt;b&gt;ELIMINAR&lt;/b&gt; %s?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leted data CANNOT be recovered.</text:p>
          </table:table-cell>
          <table:table-cell table:style-name="ce1" office:value-type="string">
            <text:p>Os registos eliminados &lt;b&gt;NÂO PODEM&lt;/b&gt; ser recuperados.</text:p>
          </table:table-cell>
          <table:table-cell table:style-name="ce1" table:formula="of:=&quot;'&quot;&amp;[.A293]&amp;&quot;' =&gt; '&quot;&amp;[.B293]&amp;&quot;',&quot;" office:value-type="string" office:string-value="'Deleted data CANNOT be recovered.' =&gt; 'Os registos eliminados &lt;b&gt;NÂO PODEM&lt;/b&gt; ser recuperados.',">
            <text:p>'Deleted data CANNOT be recovered.' =&gt; 'Os registos eliminados &lt;b&gt;NÂO PODEM&lt;/b&gt; ser recuperados.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lease confirm to continue.</text:p>
          </table:table-cell>
          <table:table-cell table:style-name="ce1" office:value-type="string">
            <text:p>Confirme, para continuar.</text:p>
          </table:table-cell>
          <table:table-cell table:style-name="ce1" table:formula="of:=&quot;'&quot;&amp;[.A294]&amp;&quot;' =&gt; '&quot;&amp;[.B294]&amp;&quot;',&quot;" office:value-type="string" office:string-value="'Please confirm to continue.' =&gt; 'Confirme, para continuar.',">
            <text:p>'Please confirm to continue.' =&gt; 'Confirme, para continuar.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o, Cancel</text:p>
          </table:table-cell>
          <table:table-cell table:style-name="ce1" office:value-type="string">
            <text:p>Não, Cancelar</text:p>
          </table:table-cell>
          <table:table-cell table:style-name="ce1" table:formula="of:=&quot;'&quot;&amp;[.A295]&amp;&quot;' =&gt; '&quot;&amp;[.B295]&amp;&quot;',&quot;" office:value-type="string" office:string-value="'No, Cancel' =&gt; 'Não, Cancelar',">
            <text:p>'No, Cancel' =&gt; 'Não, Cancelar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es, Do it!</text:p>
          </table:table-cell>
          <table:table-cell table:style-name="ce1" office:value-type="string">
            <text:p>Sim, Confirmar</text:p>
          </table:table-cell>
          <table:table-cell table:style-name="ce1" table:formula="of:=&quot;'&quot;&amp;[.A296]&amp;&quot;' =&gt; '&quot;&amp;[.B296]&amp;&quot;',&quot;" office:value-type="string" office:string-value="'Yes, Do it!' =&gt; 'Sim, Confirmar',">
            <text:p>'Yes, Do it!' =&gt; 'Sim, Confirmar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emove</text:p>
          </table:table-cell>
          <table:table-cell table:style-name="ce1" office:value-type="string">
            <text:p>Eliminar</text:p>
          </table:table-cell>
          <table:table-cell table:style-name="ce1" table:formula="of:=&quot;'&quot;&amp;[.A297]&amp;&quot;' =&gt; '&quot;&amp;[.B297]&amp;&quot;',&quot;" office:value-type="string" office:string-value="'Remove' =&gt; 'Eliminar',">
            <text:p>'Remove' =&gt; 'Eliminar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earch Results</text:p>
          </table:table-cell>
          <table:table-cell table:style-name="ce1" office:value-type="string">
            <text:p>Pesquisar resultados</text:p>
          </table:table-cell>
          <table:table-cell table:style-name="ce1" table:formula="of:=&quot;'&quot;&amp;[.A298]&amp;&quot;' =&gt; '&quot;&amp;[.B298]&amp;&quot;',&quot;" office:value-type="string" office:string-value="'Search Results' =&gt; 'Pesquisar resultados',">
            <text:p>'Search Results' =&gt; 'Pesquisar resultados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mail Address</text:p>
          </table:table-cell>
          <table:table-cell table:style-name="ce1" office:value-type="string">
            <text:p>Endereço de email</text:p>
          </table:table-cell>
          <table:table-cell table:style-name="ce1" table:formula="of:=&quot;'&quot;&amp;[.A299]&amp;&quot;' =&gt; '&quot;&amp;[.B299]&amp;&quot;',&quot;" office:value-type="string" office:string-value="'Email Address' =&gt; 'Endereço de email',">
            <text:p>'Email Address' =&gt; 'Endereço de email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Update</text:p>
          </table:table-cell>
          <table:table-cell table:style-name="ce1" office:value-type="string">
            <text:p>Actualizar</text:p>
          </table:table-cell>
          <table:table-cell table:style-name="ce1" table:formula="of:=&quot;'&quot;&amp;[.A300]&amp;&quot;' =&gt; '&quot;&amp;[.B300]&amp;&quot;',&quot;" office:value-type="string" office:string-value="'Update' =&gt; 'Actualizar',">
            <text:p>'Update' =&gt; 'Actualizar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dd</text:p>
          </table:table-cell>
          <table:table-cell table:style-name="ce1" office:value-type="string">
            <text:p>Adicionar</text:p>
          </table:table-cell>
          <table:table-cell table:style-name="ce1" table:formula="of:=&quot;'&quot;&amp;[.A301]&amp;&quot;' =&gt; '&quot;&amp;[.B301]&amp;&quot;',&quot;" office:value-type="string" office:string-value="'Add' =&gt; 'Adicionar',">
            <text:p>'Add' =&gt; 'Adicionar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nternal notes</text:p>
          </table:table-cell>
          <table:table-cell table:style-name="ce1" office:value-type="string">
            <text:p>Notas internas</text:p>
          </table:table-cell>
          <table:table-cell table:style-name="ce1" table:formula="of:=&quot;'&quot;&amp;[.A302]&amp;&quot;' =&gt; '&quot;&amp;[.B302]&amp;&quot;',&quot;" office:value-type="string" office:string-value="'Internal notes' =&gt; 'Notas internas',">
            <text:p>'Internal notes' =&gt; 'Notas internas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dmin notes</text:p>
          </table:table-cell>
          <table:table-cell table:style-name="ce1" office:value-type="string">
            <text:p>Notas do administrador</text:p>
          </table:table-cell>
          <table:table-cell table:style-name="ce1" table:formula="of:=&quot;'&quot;&amp;[.A303]&amp;&quot;' =&gt; '&quot;&amp;[.B303]&amp;&quot;',&quot;" office:value-type="string" office:string-value="'Admin notes' =&gt; 'Notas do administrador',">
            <text:p>'Admin notes' =&gt; 'Notas do administrador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ave Changes</text:p>
          </table:table-cell>
          <table:table-cell table:style-name="ce1" office:value-type="string">
            <text:p>Guardar</text:p>
          </table:table-cell>
          <table:table-cell table:style-name="ce1" table:formula="of:=&quot;'&quot;&amp;[.A304]&amp;&quot;' =&gt; '&quot;&amp;[.B304]&amp;&quot;',&quot;" office:value-type="string" office:string-value="'Save Changes' =&gt; 'Guardar',">
            <text:p>'Save Changes' =&gt; 'Guardar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partment</text:p>
          </table:table-cell>
          <table:table-cell table:style-name="ce1" office:value-type="string">
            <text:p>Departamento</text:p>
          </table:table-cell>
          <table:table-cell table:style-name="ce1" table:formula="of:=&quot;'&quot;&amp;[.A305]&amp;&quot;' =&gt; '&quot;&amp;[.B305]&amp;&quot;',&quot;" office:value-type="string" office:string-value="'Department' =&gt; 'Departamento',">
            <text:p>'Department' =&gt; 'Departamento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ll Departments</text:p>
          </table:table-cell>
          <table:table-cell table:style-name="ce1" office:value-type="string">
            <text:p>Todos os departamentos</text:p>
          </table:table-cell>
          <table:table-cell table:style-name="ce1" table:formula="of:=&quot;'&quot;&amp;[.A306]&amp;&quot;' =&gt; '&quot;&amp;[.B306]&amp;&quot;',&quot;" office:value-type="string" office:string-value="'All Departments' =&gt; 'Todos os departamentos',">
            <text:p>'All Departments' =&gt; 'Todos os departamentos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Título</text:p>
          </table:table-cell>
          <table:table-cell table:style-name="ce1" table:formula="of:=&quot;'&quot;&amp;[.A307]&amp;&quot;' =&gt; '&quot;&amp;[.B307]&amp;&quot;',&quot;" office:value-type="string" office:string-value="'Title' =&gt; 'Título',">
            <text:p>'Title' =&gt; 'Título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upported Variables</text:p>
          </table:table-cell>
          <table:table-cell table:style-name="ce1" office:value-type="string">
            <text:p>Variáveis Suportadas</text:p>
          </table:table-cell>
          <table:table-cell table:style-name="ce1" table:formula="of:=&quot;'&quot;&amp;[.A308]&amp;&quot;' =&gt; '&quot;&amp;[.B308]&amp;&quot;',&quot;" office:value-type="string" office:string-value="'Supported Variables' =&gt; 'Variáveis Suportadas',">
            <text:p>'Supported Variables' =&gt; 'Variáveis Suportadas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(optional)</text:p>
          </table:table-cell>
          <table:table-cell table:style-name="ce1" office:value-type="string">
            <text:p>(opcional)</text:p>
          </table:table-cell>
          <table:table-cell table:style-name="ce1" table:formula="of:=&quot;'&quot;&amp;[.A309]&amp;&quot;' =&gt; '&quot;&amp;[.B309]&amp;&quot;',&quot;" office:value-type="string" office:string-value="'(optional)' =&gt; '(opcional)',">
            <text:p>'(optional)' =&gt; '(opcional)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reate Date</text:p>
          </table:table-cell>
          <table:table-cell table:style-name="ce1" office:value-type="string">
            <text:p>Criado em</text:p>
          </table:table-cell>
          <table:table-cell table:style-name="ce1" table:formula="of:=&quot;'&quot;&amp;[.A310]&amp;&quot;' =&gt; '&quot;&amp;[.B310]&amp;&quot;',&quot;" office:value-type="string" office:string-value="'Create Date' =&gt; 'Criado em',">
            <text:p>'Create Date' =&gt; 'Criado em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icket</text:p>
          </table:table-cell>
          <table:table-cell table:style-name="ce1" office:value-type="string">
            <text:p>Incidente</text:p>
          </table:table-cell>
          <table:table-cell table:style-name="ce1" table:formula="of:=&quot;'&quot;&amp;[.A311]&amp;&quot;' =&gt; '&quot;&amp;[.B311]&amp;&quot;',&quot;" office:value-type="string" office:string-value="'Ticket' =&gt; 'Incidente',">
            <text:p>'Ticket' =&gt; 'Incidente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dd New Response</text:p>
          </table:table-cell>
          <table:table-cell table:style-name="ce1" office:value-type="string">
            <text:p>Criar resposta</text:p>
          </table:table-cell>
          <table:table-cell table:style-name="ce1" table:formula="of:=&quot;'&quot;&amp;[.A312]&amp;&quot;' =&gt; '&quot;&amp;[.B312]&amp;&quot;',&quot;" office:value-type="string" office:string-value="'Add New Response' =&gt; 'Criar resposta',">
            <text:p>'Add New Response' =&gt; 'Criar resposta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reated</text:p>
          </table:table-cell>
          <table:table-cell table:style-name="ce1" office:value-type="string">
            <text:p>Criado em</text:p>
          </table:table-cell>
          <table:table-cell table:style-name="ce1" table:formula="of:=&quot;'&quot;&amp;[.A313]&amp;&quot;' =&gt; '&quot;&amp;[.B313]&amp;&quot;',&quot;" office:value-type="string" office:string-value="'Created' =&gt; 'Criado em',">
            <text:p>'Created' =&gt; 'Criado em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riority</text:p>
          </table:table-cell>
          <table:table-cell table:style-name="ce1" office:value-type="string">
            <text:p>Prioridade</text:p>
          </table:table-cell>
          <table:table-cell table:style-name="ce1" table:formula="of:=&quot;'&quot;&amp;[.A314]&amp;&quot;' =&gt; '&quot;&amp;[.B314]&amp;&quot;',&quot;" office:value-type="string" office:string-value="'Priority' =&gt; 'Prioridade',">
            <text:p>'Priority' =&gt; 'Prioridade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gent</text:p>
          </table:table-cell>
          <table:table-cell table:style-name="ce1" office:value-type="string">
            <text:p>Colaborador</text:p>
          </table:table-cell>
          <table:table-cell table:style-name="ce1" table:formula="of:=&quot;'&quot;&amp;[.A315]&amp;&quot;' =&gt; '&quot;&amp;[.B315]&amp;&quot;',&quot;" office:value-type="string" office:string-value="'Agent' =&gt; 'Colaborador',">
            <text:p>'Agent' =&gt; 'Colaborador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pic</text:p>
          </table:table-cell>
          <table:table-cell table:style-name="ce1" office:value-type="string">
            <text:p>Tópico</text:p>
          </table:table-cell>
          <table:table-cell table:style-name="ce1" table:formula="of:=&quot;'&quot;&amp;[.A316]&amp;&quot;' =&gt; '&quot;&amp;[.B316]&amp;&quot;',&quot;" office:value-type="string" office:string-value="'Topic' =&gt; 'Tópico',">
            <text:p>'Topic' =&gt; 'Tópico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ew Ticket</text:p>
          </table:table-cell>
          <table:table-cell table:style-name="ce1" office:value-type="string">
            <text:p>Novo incidente</text:p>
          </table:table-cell>
          <table:table-cell table:style-name="ce1" table:formula="of:=&quot;'&quot;&amp;[.A317]&amp;&quot;' =&gt; '&quot;&amp;[.B317]&amp;&quot;',&quot;" office:value-type="string" office:string-value="'New Ticket' =&gt; 'Novo incidente',">
            <text:p>'New Ticket' =&gt; 'Novo incidente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dd New</text:p>
          </table:table-cell>
          <table:table-cell table:style-name="ce1" office:value-type="string">
            <text:p>Criar</text:p>
          </table:table-cell>
          <table:table-cell table:style-name="ce1" table:formula="of:=&quot;'&quot;&amp;[.A318]&amp;&quot;' =&gt; '&quot;&amp;[.B318]&amp;&quot;',&quot;" office:value-type="string" office:string-value="'Add New' =&gt; 'Criar',">
            <text:p>'Add New' =&gt; 'Criar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gents</text:p>
          </table:table-cell>
          <table:table-cell table:style-name="ce1" office:value-type="string">
            <text:p>Colaboradores</text:p>
          </table:table-cell>
          <table:table-cell table:style-name="ce1" table:formula="of:=&quot;'&quot;&amp;[.A319]&amp;&quot;' =&gt; '&quot;&amp;[.B319]&amp;&quot;',&quot;" office:value-type="string" office:string-value="'Agents' =&gt; 'Colaboradores',">
            <text:p>'Agents' =&gt; 'Colaboradores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eset</text:p>
          </table:table-cell>
          <table:table-cell table:style-name="ce1" office:value-type="string">
            <text:p>Limpar</text:p>
          </table:table-cell>
          <table:table-cell table:style-name="ce1" table:formula="of:=&quot;'&quot;&amp;[.A320]&amp;&quot;' =&gt; '&quot;&amp;[.B320]&amp;&quot;',&quot;" office:value-type="string" office:string-value="'Reset' =&gt; 'Limpar',">
            <text:p>'Reset' =&gt; 'Limpar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ancel</text:p>
          </table:table-cell>
          <table:table-cell table:style-name="ce1" office:value-type="string">
            <text:p>Cancelar</text:p>
          </table:table-cell>
          <table:table-cell table:style-name="ce1" table:formula="of:=&quot;'&quot;&amp;[.A321]&amp;&quot;' =&gt; '&quot;&amp;[.B321]&amp;&quot;',&quot;" office:value-type="string" office:string-value="'Cancel' =&gt; 'Cancelar',">
            <text:p>'Cancel' =&gt; 'Cancelar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emove Existing Data?</text:p>
          </table:table-cell>
          <table:table-cell table:style-name="ce1" office:value-type="string">
            <text:p>Pretende eliminar os dados existentes?</text:p>
          </table:table-cell>
          <table:table-cell table:style-name="ce1" table:formula="of:=&quot;'&quot;&amp;[.A322]&amp;&quot;' =&gt; '&quot;&amp;[.B322]&amp;&quot;',&quot;" office:value-type="string" office:string-value="'Remove Existing Data?' =&gt; 'Pretende eliminar os dados existentes?',">
            <text:p>'Remove Existing Data?' =&gt; 'Pretende eliminar os dados existentes?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ontinue</text:p>
          </table:table-cell>
          <table:table-cell table:style-name="ce1" office:value-type="string">
            <text:p>Continuar</text:p>
          </table:table-cell>
          <table:table-cell table:style-name="ce1" table:formula="of:=&quot;'&quot;&amp;[.A323]&amp;&quot;' =&gt; '&quot;&amp;[.B323]&amp;&quot;',&quot;" office:value-type="string" office:string-value="'Continue' =&gt; 'Continuar',">
            <text:p>'Continue' =&gt; 'Continuar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oading ...</text:p>
          </table:table-cell>
          <table:table-cell table:style-name="ce1" office:value-type="string">
            <text:p>A carregar …</text:p>
          </table:table-cell>
          <table:table-cell table:style-name="ce1" table:formula="of:=&quot;'&quot;&amp;[.A324]&amp;&quot;' =&gt; '&quot;&amp;[.B324]&amp;&quot;',&quot;" office:value-type="string" office:string-value="'Loading ...' =&gt; 'A carregar …',">
            <text:p>'Loading ...' =&gt; 'A carregar …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ubmit</text:p>
          </table:table-cell>
          <table:table-cell table:style-name="ce1" office:value-type="string">
            <text:p>Enviar</text:p>
          </table:table-cell>
          <table:table-cell table:style-name="ce1" table:formula="of:=&quot;'&quot;&amp;[.A325]&amp;&quot;' =&gt; '&quot;&amp;[.B325]&amp;&quot;',&quot;" office:value-type="string" office:string-value="'Submit' =&gt; 'Enviar',">
            <text:p>'Submit' =&gt; 'Enviar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es</text:p>
          </table:table-cell>
          <table:table-cell table:style-name="ce1" office:value-type="string">
            <text:p>Sim</text:p>
          </table:table-cell>
          <table:table-cell table:style-name="ce1" table:formula="of:=&quot;'&quot;&amp;[.A326]&amp;&quot;' =&gt; '&quot;&amp;[.B326]&amp;&quot;',&quot;" office:value-type="string" office:string-value="'Yes' =&gt; 'Sim',">
            <text:p>'Yes' =&gt; 'Sim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Não</text:p>
          </table:table-cell>
          <table:table-cell table:style-name="ce1" table:formula="of:=&quot;'&quot;&amp;[.A327]&amp;&quot;' =&gt; '&quot;&amp;[.B327]&amp;&quot;',&quot;" office:value-type="string" office:string-value="'No' =&gt; 'Não',">
            <text:p>'No' =&gt; 'Não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be liberal, they are internal.</text:p>
          </table:table-cell>
          <table:table-cell table:style-name="ce1" office:value-type="string">
            <text:p>As notas internas só são vistas pelos colaboradores</text:p>
          </table:table-cell>
          <table:table-cell table:style-name="ce1" table:formula="of:=&quot;'&quot;&amp;[.A328]&amp;&quot;' =&gt; '&quot;&amp;[.B328]&amp;&quot;',&quot;" office:value-type="string" office:string-value="'be liberal, they are internal.' =&gt; 'As notas internas só são vistas pelos colaboradores',">
            <text:p>'be liberal, they are internal.' =&gt; 'As notas internas só são vistas pelos colaboradores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nternal Notes</text:p>
          </table:table-cell>
          <table:table-cell table:style-name="ce1" office:value-type="string">
            <text:p>Notas internas</text:p>
          </table:table-cell>
          <table:table-cell table:style-name="ce1" table:formula="of:=&quot;'&quot;&amp;[.A329]&amp;&quot;' =&gt; '&quot;&amp;[.B329]&amp;&quot;',&quot;" office:value-type="string" office:string-value="'Internal Notes' =&gt; 'Notas internas',">
            <text:p>'Internal Notes' =&gt; 'Notas internas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rint</text:p>
          </table:table-cell>
          <table:table-cell table:style-name="ce1" office:value-type="string">
            <text:p>Imprimir</text:p>
          </table:table-cell>
          <table:table-cell table:style-name="ce1" table:formula="of:=&quot;'&quot;&amp;[.A330]&amp;&quot;' =&gt; '&quot;&amp;[.B330]&amp;&quot;',&quot;" office:value-type="string" office:string-value="'Print' =&gt; 'Imprimir',">
            <text:p>'Print' =&gt; 'Imprimir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ou sure?</text:p>
          </table:table-cell>
          <table:table-cell table:style-name="ce1" office:value-type="string">
            <text:p>Tem a certeza?</text:p>
          </table:table-cell>
          <table:table-cell table:style-name="ce1" table:formula="of:=&quot;'&quot;&amp;[.A331]&amp;&quot;' =&gt; '&quot;&amp;[.B331]&amp;&quot;',&quot;" office:value-type="string" office:string-value="'You sure?' =&gt; 'Tem a certeza?',">
            <text:p>'You sure?' =&gt; 'Tem a certeza?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ort</text:p>
          </table:table-cell>
          <table:table-cell table:style-name="ce1" office:value-type="string">
            <text:p>Ordenação</text:p>
          </table:table-cell>
          <table:table-cell table:style-name="ce1" table:formula="of:=&quot;'&quot;&amp;[.A332]&amp;&quot;' =&gt; '&quot;&amp;[.B332]&amp;&quot;',&quot;" office:value-type="string" office:string-value="'Sort' =&gt; 'Ordenação',">
            <text:p>'Sort' =&gt; 'Ordenação',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qual</text:p>
          </table:table-cell>
          <table:table-cell table:style-name="ce1" office:value-type="string">
            <text:p>Igual</text:p>
          </table:table-cell>
          <table:table-cell table:style-name="ce1" table:formula="of:=&quot;'&quot;&amp;[.A333]&amp;&quot;' =&gt; '&quot;&amp;[.B333]&amp;&quot;',&quot;" office:value-type="string" office:string-value="'Equal' =&gt; 'Igual',">
            <text:p>'Equal' =&gt; 'Igual',</text:p>
          </table:table-cell>
          <table:table-cell table:number-columns-repeated="1021"/>
        </table:table-row>
        <table:table-row table:style-name="ro1" table:number-rows-repeated="5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Valid email address required</text:p>
          </table:table-cell>
          <table:table-cell table:style-name="ce2" office:value-type="string">
            <text:p>Indique um endereço de email válido</text:p>
          </table:table-cell>
          <table:table-cell table:style-name="ce2" table:formula="of:=&quot;'&quot;&amp;[.A339]&amp;&quot;' =&gt; '&quot;&amp;[.B339]&amp;&quot;',&quot;" office:value-type="string" office:string-value="'Valid email address required' =&gt; 'Indique um endereço de email válido',">
            <text:p>'Valid email address required' =&gt; 'Indique um endereço de email válido',</text:p>
          </table:table-cell>
          <table:table-cell table:style-name="ce2" table:number-columns-repeated="1021"/>
        </table:table-row>
        <table:table-row table:style-name="ro1" table:number-rows-repeated="194">
          <table:table-cell table:style-name="ce1" table:number-columns-repeated="3"/>
          <table:table-cell table:number-columns-repeated="1021"/>
        </table:table-row>
        <table:table-row table:style-name="ro1" table:number-rows-repeated="10480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.$D$331"/>
        </table:named-expressions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1">
          <table:table-cell office:value-type="string">
            <text:p>INGLÊS</text:p>
          </table:table-cell>
          <table:table-cell/>
          <table:table-cell office:value-type="string">
            <text:p>PORTUGUÊS</text:p>
          </table:table-cell>
          <table:table-cell table:number-columns-repeated="1021"/>
        </table:table-row>
        <table:table-row table:style-name="ro1">
          <table:table-cell office:value-type="string">
            <text:p>'Ticket'</text:p>
          </table:table-cell>
          <table:table-cell/>
          <table:table-cell office:value-type="string">
            <text:p>'Incidente',</text:p>
          </table:table-cell>
          <table:table-cell table:number-columns-repeated="1021"/>
        </table:table-row>
        <table:table-row table:style-name="ro1">
          <table:table-cell office:value-type="string">
            <text:p>'My Tickets'</text:p>
          </table:table-cell>
          <table:table-cell/>
          <table:table-cell office:value-type="string">
            <text:p>'Os meus incidentes',</text:p>
          </table:table-cell>
          <table:table-cell table:number-columns-repeated="1021"/>
        </table:table-row>
        <table:table-row table:style-name="ro1">
          <table:table-cell office:value-type="string">
            <text:p>'Open'</text:p>
          </table:table-cell>
          <table:table-cell/>
          <table:table-cell office:value-type="string">
            <text:p>'Aberto',</text:p>
          </table:table-cell>
          <table:table-cell table:number-columns-repeated="1021"/>
        </table:table-row>
        <table:table-row table:style-name="ro1">
          <table:table-cell office:value-type="string">
            <text:p>'Sort'</text:p>
          </table:table-cell>
          <table:table-cell/>
          <table:table-cell office:value-type="string">
            <text:p>'Ordenação',</text:p>
          </table:table-cell>
          <table:table-cell table:number-columns-repeated="1021"/>
        </table:table-row>
        <table:table-row table:style-name="ro1">
          <table:table-cell office:value-type="string">
            <text:p>'Subject'</text:p>
          </table:table-cell>
          <table:table-cell/>
          <table:table-cell office:value-type="string">
            <text:p>'Assunto',</text:p>
          </table:table-cell>
          <table:table-cell table:number-columns-repeated="1021"/>
        </table:table-row>
        <table:table-row table:style-name="ro1">
          <table:table-cell office:value-type="string">
            <text:p>'From'</text:p>
          </table:table-cell>
          <table:table-cell/>
          <table:table-cell office:value-type="string">
            <text:p>'De',</text:p>
          </table:table-cell>
          <table:table-cell table:number-columns-repeated="1021"/>
        </table:table-row>
        <table:table-row table:style-name="ro1">
          <table:table-cell office:value-type="string">
            <text:p>'To'</text:p>
          </table:table-cell>
          <table:table-cell/>
          <table:table-cell office:value-type="string">
            <text:p>'Para',</text:p>
          </table:table-cell>
          <table:table-cell table:number-columns-repeated="1021"/>
        </table:table-row>
        <table:table-row table:style-name="ro1">
          <table:table-cell office:value-type="string">
            <text:p>'Collaborators'</text:p>
          </table:table-cell>
          <table:table-cell/>
          <table:table-cell office:value-type="string">
            <text:p>'Colaboradores',</text:p>
          </table:table-cell>
          <table:table-cell table:number-columns-repeated="1021"/>
        </table:table-row>
        <table:table-row table:style-name="ro1">
          <table:table-cell office:value-type="string">
            <text:p>'Response'</text:p>
          </table:table-cell>
          <table:table-cell/>
          <table:table-cell office:value-type="string">
            <text:p>'Resposta',</text:p>
          </table:table-cell>
          <table:table-cell table:number-columns-repeated="1021"/>
        </table:table-row>
        <table:table-row table:style-name="ro1">
          <table:table-cell office:value-type="string">
            <text:p>'Department'</text:p>
          </table:table-cell>
          <table:table-cell/>
          <table:table-cell office:value-type="string">
            <text:p>'Departamento',</text:p>
          </table:table-cell>
          <table:table-cell table:number-columns-repeated="1021"/>
        </table:table-row>
        <table:table-row table:style-name="ro1">
          <table:table-cell office:value-type="string">
            <text:p>'Priority'</text:p>
          </table:table-cell>
          <table:table-cell/>
          <table:table-cell office:value-type="string">
            <text:p>'Prioridade',</text:p>
          </table:table-cell>
          <table:table-cell table:number-columns-repeated="1021"/>
        </table:table-row>
        <table:table-row table:style-name="ro1">
          <table:table-cell office:value-type="string">
            <text:p>'Last Updated'</text:p>
          </table:table-cell>
          <table:table-cell/>
          <table:table-cell office:value-type="string">
            <text:p>'Actualizado em',</text:p>
          </table:table-cell>
          <table:table-cell table:number-columns-repeated="1021"/>
        </table:table-row>
        <table:table-row table:style-name="ro1">
          <table:table-cell office:value-type="string">
            <text:p>'Change Status'</text:p>
          </table:table-cell>
          <table:table-cell/>
          <table:table-cell office:value-type="string">
            <text:p>'Alterar estado',</text:p>
          </table:table-cell>
          <table:table-cell table:number-columns-repeated="1021"/>
        </table:table-row>
        <table:table-row table:style-name="ro1">
          <table:table-cell office:value-type="string">
            <text:p>'Resolved'</text:p>
          </table:table-cell>
          <table:table-cell/>
          <table:table-cell office:value-type="string">
            <text:p>'Resolvido',</text:p>
          </table:table-cell>
          <table:table-cell table:number-columns-repeated="1021"/>
        </table:table-row>
        <table:table-row table:style-name="ro1">
          <table:table-cell office:value-type="string">
            <text:p>'Closed'</text:p>
          </table:table-cell>
          <table:table-cell/>
          <table:table-cell office:value-type="string">
            <text:p>'Fechado',</text:p>
          </table:table-cell>
          <table:table-cell table:number-columns-repeated="1021"/>
        </table:table-row>
        <table:table-row table:style-name="ro1">
          <table:table-cell office:value-type="string">
            <text:p>'More'</text:p>
          </table:table-cell>
          <table:table-cell/>
          <table:table-cell office:value-type="string">
            <text:p>'Mais',</text:p>
          </table:table-cell>
          <table:table-cell table:number-columns-repeated="1021"/>
        </table:table-row>
        <table:table-row table:style-name="ro1">
          <table:table-cell office:value-type="string">
            <text:p>'Assign'</text:p>
          </table:table-cell>
          <table:table-cell/>
          <table:table-cell office:value-type="string">
            <text:p>'Atribuir',</text:p>
          </table:table-cell>
          <table:table-cell table:number-columns-repeated="1021"/>
        </table:table-row>
        <table:table-row table:style-name="ro1">
          <table:table-cell office:value-type="string">
            <text:p>'Transfer'</text:p>
          </table:table-cell>
          <table:table-cell/>
          <table:table-cell office:value-type="string">
            <text:p>'Transferir',</text:p>
          </table:table-cell>
          <table:table-cell table:number-columns-repeated="1021"/>
        </table:table-row>
        <table:table-row table:style-name="ro1">
          <table:table-cell office:value-type="string">
            <text:p>'All'</text:p>
          </table:table-cell>
          <table:table-cell/>
          <table:table-cell office:value-type="string">
            <text:p>'Todos',</text:p>
          </table:table-cell>
          <table:table-cell table:number-columns-repeated="1021"/>
        </table:table-row>
        <table:table-row table:style-name="ro1">
          <table:table-cell office:value-type="string">
            <text:p>'None'</text:p>
          </table:table-cell>
          <table:table-cell/>
          <table:table-cell office:value-type="string">
            <text:p>'Nenhum(a)',</text:p>
          </table:table-cell>
          <table:table-cell table:number-columns-repeated="1021"/>
        </table:table-row>
        <table:table-row table:style-name="ro1">
          <table:table-cell office:value-type="string">
            <text:p>'Toggle'</text:p>
          </table:table-cell>
          <table:table-cell/>
          <table:table-cell office:value-type="string">
            <text:p>'Trocar',</text:p>
          </table:table-cell>
          <table:table-cell table:number-columns-repeated="1021"/>
        </table:table-row>
        <table:table-row table:style-name="ro1">
          <table:table-cell office:value-type="string">
            <text:p>'Select'</text:p>
          </table:table-cell>
          <table:table-cell/>
          <table:table-cell office:value-type="string">
            <text:p>'Seleccionar',</text:p>
          </table:table-cell>
          <table:table-cell table:number-columns-repeated="1021"/>
        </table:table-row>
        <table:table-row table:style-name="ro1">
          <table:table-cell office:value-type="string">
            <text:p>'Page'</text:p>
          </table:table-cell>
          <table:table-cell/>
          <table:table-cell office:value-type="string">
            <text:p>'Página',</text:p>
          </table:table-cell>
          <table:table-cell table:number-columns-repeated="1021"/>
        </table:table-row>
        <table:table-row table:style-name="ro1">
          <table:table-cell office:value-type="string">
            <text:p>'Export'</text:p>
          </table:table-cell>
          <table:table-cell/>
          <table:table-cell office:value-type="string">
            <text:p>'Exportar',</text:p>
          </table:table-cell>
          <table:table-cell table:number-columns-repeated="1021"/>
        </table:table-row>
        <table:table-row table:style-name="ro1">
          <table:table-cell office:value-type="string">
            <text:p>'Showing'</text:p>
          </table:table-cell>
          <table:table-cell/>
          <table:table-cell office:value-type="string">
            <text:p>'A mostrar',</text:p>
          </table:table-cell>
          <table:table-cell table:number-columns-repeated="1021"/>
        </table:table-row>
        <table:table-row table:style-name="ro1">
          <table:table-cell office:value-type="string">
            <text:p>'Ticket Summary'</text:p>
          </table:table-cell>
          <table:table-cell/>
          <table:table-cell office:value-type="string">
            <text:p>'Resumo do incidente',</text:p>
          </table:table-cell>
          <table:table-cell table:number-columns-repeated="1021"/>
        </table:table-row>
        <table:table-row table:style-name="ro1">
          <table:table-cell office:value-type="string">
            <text:p>'Thread (%d)'</text:p>
          </table:table-cell>
          <table:table-cell/>
          <table:table-cell office:value-type="string">
            <text:p>'Histórico (%d)',</text:p>
          </table:table-cell>
          <table:table-cell table:number-columns-repeated="1021"/>
        </table:table-row>
        <table:table-row table:style-name="ro1">
          <table:table-cell office:value-type="string">
            <text:p>'Ticket Thread (%d)'</text:p>
          </table:table-cell>
          <table:table-cell/>
          <table:table-cell office:value-type="string">
            <text:p>'Histórico (%d)',</text:p>
          </table:table-cell>
          <table:table-cell table:number-columns-repeated="1021"/>
        </table:table-row>
        <table:table-row table:style-name="ro1">
          <table:table-cell office:value-type="string">
            <text:p>'Tasks'</text:p>
          </table:table-cell>
          <table:table-cell/>
          <table:table-cell office:value-type="string">
            <text:p>'Tarefas',</text:p>
          </table:table-cell>
          <table:table-cell table:number-columns-repeated="1021"/>
        </table:table-row>
        <table:table-row table:style-name="ro1">
          <table:table-cell office:value-type="string">
            <text:p>'Reply'</text:p>
          </table:table-cell>
          <table:table-cell/>
          <table:table-cell office:value-type="string">
            <text:p>'Responder',</text:p>
          </table:table-cell>
          <table:table-cell table:number-columns-repeated="1021"/>
        </table:table-row>
        <table:table-row table:style-name="ro1">
          <table:table-cell office:value-type="string">
            <text:p>'Reassign'</text:p>
          </table:table-cell>
          <table:table-cell/>
          <table:table-cell office:value-type="string">
            <text:p>'Atribuir',</text:p>
          </table:table-cell>
          <table:table-cell table:number-columns-repeated="1021"/>
        </table:table-row>
        <table:table-row table:style-name="ro1">
          <table:table-cell office:value-type="string">
            <text:p>'Post Note'</text:p>
          </table:table-cell>
          <table:table-cell/>
          <table:table-cell office:value-type="string">
            <text:p>'Nota',</text:p>
          </table:table-cell>
          <table:table-cell table:number-columns-repeated="1021"/>
        </table:table-row>
        <table:table-row table:style-name="ro1">
          <table:table-cell office:value-type="string">
            <text:p>'Edit Ticket'</text:p>
          </table:table-cell>
          <table:table-cell/>
          <table:table-cell office:value-type="string">
            <text:p>'Editar incidente',</text:p>
          </table:table-cell>
          <table:table-cell table:number-columns-repeated="1021"/>
        </table:table-row>
        <table:table-row table:style-name="ro1">
          <table:table-cell office:value-type="string">
            <text:p>'Edit'</text:p>
          </table:table-cell>
          <table:table-cell/>
          <table:table-cell office:value-type="string">
            <text:p>'Editar',</text:p>
          </table:table-cell>
          <table:table-cell table:number-columns-repeated="1021"/>
        </table:table-row>
        <table:table-row table:style-name="ro1">
          <table:table-cell office:value-type="string">
            <text:p>'Preview Ticket'</text:p>
          </table:table-cell>
          <table:table-cell/>
          <table:table-cell office:value-type="string">
            <text:p>'Pré-Visualizar incidente',</text:p>
          </table:table-cell>
          <table:table-cell table:number-columns-repeated="1021"/>
        </table:table-row>
        <table:table-row table:style-name="ro1">
          <table:table-cell office:value-type="string">
            <text:p>'Assigned To'</text:p>
          </table:table-cell>
          <table:table-cell/>
          <table:table-cell office:value-type="string">
            <text:p>'Atribuído a',</text:p>
          </table:table-cell>
          <table:table-cell table:number-columns-repeated="1021"/>
        </table:table-row>
        <table:table-row table:style-name="ro1">
          <table:table-cell office:value-type="string">
            <text:p>'Ticket State'</text:p>
          </table:table-cell>
          <table:table-cell/>
          <table:table-cell office:value-type="string">
            <text:p>'Estado',</text:p>
          </table:table-cell>
          <table:table-cell table:number-columns-repeated="1021"/>
        </table:table-row>
        <table:table-row table:style-name="ro1">
          <table:table-cell office:value-type="string">
            <text:p>'Created'</text:p>
          </table:table-cell>
          <table:table-cell/>
          <table:table-cell office:value-type="string">
            <text:p>'Criado em',</text:p>
          </table:table-cell>
          <table:table-cell table:number-columns-repeated="1021"/>
        </table:table-row>
        <table:table-row table:style-name="ro1">
          <table:table-cell office:value-type="string">
            <text:p>'Due Date'</text:p>
          </table:table-cell>
          <table:table-cell/>
          <table:table-cell office:value-type="string">
            <text:p>'Data limite',</text:p>
          </table:table-cell>
          <table:table-cell table:number-columns-repeated="1021"/>
        </table:table-row>
        <table:table-row table:style-name="ro1">
          <table:table-cell office:value-type="string">
            <text:p>'Help Topic'</text:p>
          </table:table-cell>
          <table:table-cell/>
          <table:table-cell office:value-type="string">
            <text:p>'Tópico de ajuda',</text:p>
          </table:table-cell>
          <table:table-cell table:number-columns-repeated="1021"/>
        </table:table-row>
        <table:table-row table:style-name="ro1">
          <table:table-cell office:value-type="string">
            <text:p>'&lt;b</text:p>
          </table:table-cell>
          <table:table-cell office:value-type="string">
            <text:p>%s&lt;/b</text:p>
          </table:table-cell>
          <table:table-cell office:value-type="string">
            <text:p>posted %s'</text:p>
          </table:table-cell>
          <table:table-cell/>
          <table:table-cell office:value-type="string">
            <text:p>'&lt;b</text:p>
          </table:table-cell>
          <table:table-cell office:value-type="string">
            <text:p>%s&lt;/b</text:p>
          </table:table-cell>
          <table:table-cell office:value-type="string">
            <text:p>escreveu %s',</text:p>
          </table:table-cell>
          <table:table-cell table:number-columns-repeated="1017"/>
        </table:table-row>
        <table:table-row table:style-name="ro1">
          <table:table-cell office:value-type="string">
            <text:p>'&lt;b</text:p>
          </table:table-cell>
          <table:table-cell office:value-type="string">
            <text:p>{somebody}&lt;/b</text:p>
          </table:table-cell>
          <table:table-cell office:value-type="string">
            <text:p>claimed this {timestamp}'</text:p>
          </table:table-cell>
          <table:table-cell/>
          <table:table-cell office:value-type="string">
            <text:p>'&lt;b</text:p>
          </table:table-cell>
          <table:table-cell office:value-type="string">
            <text:p>{somebody}&lt;/b</text:p>
          </table:table-cell>
          <table:table-cell office:value-type="string">
            <text:p>atribuiu a si mesmo(a) este incidente {timestamp}',</text:p>
          </table:table-cell>
          <table:table-cell table:number-columns-repeated="1017"/>
        </table:table-row>
        <table:table-row table:style-name="ro1">
          <table:table-cell office:value-type="string">
            <text:p>'%d hours ago'</text:p>
          </table:table-cell>
          <table:table-cell/>
          <table:table-cell office:value-type="string">
            <text:p>'há %d horas',</text:p>
          </table:table-cell>
          <table:table-cell table:number-columns-repeated="1021"/>
        </table:table-row>
        <table:table-row table:style-name="ro1">
          <table:table-cell office:value-type="string">
            <text:p>'%d minutes ago'</text:p>
          </table:table-cell>
          <table:table-cell/>
          <table:table-cell office:value-type="string">
            <text:p>'há %d minutos',</text:p>
          </table:table-cell>
          <table:table-cell table:number-columns-repeated="1021"/>
        </table:table-row>
        <table:table-row table:style-name="ro1">
          <table:table-cell office:value-type="string">
            <text:p>'about a minute ago'</text:p>
          </table:table-cell>
          <table:table-cell/>
          <table:table-cell office:value-type="string">
            <text:p>'há um minuto',</text:p>
          </table:table-cell>
          <table:table-cell table:number-columns-repeated="1021"/>
        </table:table-row>
        <table:table-row table:style-name="ro1">
          <table:table-cell office:value-type="string">
            <text:p>'%d seconds ago'</text:p>
          </table:table-cell>
          <table:table-cell/>
          <table:table-cell office:value-type="string">
            <text:p>'há %s segundos',</text:p>
          </table:table-cell>
          <table:table-cell table:number-columns-repeated="1021"/>
        </table:table-row>
        <table:table-row table:style-name="ro1">
          <table:table-cell office:value-type="string">
            <text:p>'in about a minute'</text:p>
          </table:table-cell>
          <table:table-cell/>
          <table:table-cell office:value-type="string">
            <text:p>'dentro de um minuto',</text:p>
          </table:table-cell>
          <table:table-cell table:number-columns-repeated="1021"/>
        </table:table-row>
        <table:table-row table:style-name="ro1">
          <table:table-cell office:value-type="string">
            <text:p>'in %d hours'</text:p>
          </table:table-cell>
          <table:table-cell/>
          <table:table-cell office:value-type="string">
            <text:p>'em %d horas',</text:p>
          </table:table-cell>
          <table:table-cell table:number-columns-repeated="1021"/>
        </table:table-row>
        <table:table-row table:style-name="ro1">
          <table:table-cell office:value-type="string">
            <text:p>'in %d minutes'</text:p>
          </table:table-cell>
          <table:table-cell/>
          <table:table-cell office:value-type="string">
            <text:p>'em %d minutos',</text:p>
          </table:table-cell>
          <table:table-cell table:number-columns-repeated="1021"/>
        </table:table-row>
        <table:table-row table:style-name="ro1">
          <table:table-cell office:value-type="string">
            <text:p>'in %d seconds'</text:p>
          </table:table-cell>
          <table:table-cell/>
          <table:table-cell office:value-type="string">
            <text:p>'em %d segundos',</text:p>
          </table:table-cell>
          <table:table-cell table:number-columns-repeated="1021"/>
        </table:table-row>
        <table:table-row table:style-name="ro1">
          <table:table-cell office:value-type="string">
            <text:p>'yesterday'</text:p>
          </table:table-cell>
          <table:table-cell/>
          <table:table-cell office:value-type="string">
            <text:p>'ontem',</text:p>
          </table:table-cell>
          <table:table-cell table:number-columns-repeated="1021"/>
        </table:table-row>
        <table:table-row table:style-name="ro1">
          <table:table-cell office:value-type="string">
            <text:p>'tomorrow'</text:p>
          </table:table-cell>
          <table:table-cell/>
          <table:table-cell office:value-type="string">
            <text:p>'amanhã',</text:p>
          </table:table-cell>
          <table:table-cell table:number-columns-repeated="1021"/>
        </table:table-row>
        <table:table-row table:style-name="ro1">
          <table:table-cell office:value-type="string">
            <text:p>'about an hour ago'</text:p>
          </table:table-cell>
          <table:table-cell/>
          <table:table-cell office:value-type="string">
            <text:p>'há cerca de uma hora',</text:p>
          </table:table-cell>
          <table:table-cell table:number-columns-repeated="1021"/>
        </table:table-row>
        <table:table-row table:style-name="ro1">
          <table:table-cell office:value-type="string">
            <text:p>'in about an hour'</text:p>
          </table:table-cell>
          <table:table-cell/>
          <table:table-cell office:value-type="string">
            <text:p>'dentro de uma hora',</text:p>
          </table:table-cell>
          <table:table-cell table:number-columns-repeated="1021"/>
        </table:table-row>
        <table:table-row table:style-name="ro1">
          <table:table-cell office:value-type="string">
            <text:p>'Created by &lt;b</text:p>
          </table:table-cell>
          <table:table-cell office:value-type="string">
            <text:p>{somebody}&lt;/b</text:p>
          </table:table-cell>
          <table:table-cell office:value-type="string">
            <text:p>{timestamp}'</text:p>
          </table:table-cell>
          <table:table-cell/>
          <table:table-cell office:value-type="string">
            <text:p>'Criado por &lt;b</text:p>
          </table:table-cell>
          <table:table-cell office:value-type="string">
            <text:p>{somebody}&lt;/b</text:p>
          </table:table-cell>
          <table:table-cell office:value-type="string">
            <text:p>{timestamp}',</text:p>
          </table:table-cell>
          <table:table-cell table:number-columns-repeated="1017"/>
        </table:table-row>
        <table:table-row table:style-name="ro1">
          <table:table-cell office:value-type="string">
            <text:p>'Closed by &lt;b</text:p>
          </table:table-cell>
          <table:table-cell office:value-type="string">
            <text:p>{somebody}&lt;/b</text:p>
          </table:table-cell>
          <table:table-cell office:value-type="string">
            <text:p>with status of {&lt;TicketStatus</text:p>
          </table:table-cell>
          <table:table-cell office:value-type="string">
            <text:p>data.status} {timestamp}'</text:p>
          </table:table-cell>
          <table:table-cell/>
          <table:table-cell office:value-type="string">
            <text:p>'Fechado por &lt;b</text:p>
          </table:table-cell>
          <table:table-cell office:value-type="string">
            <text:p>{somebody}&lt;/b</text:p>
          </table:table-cell>
          <table:table-cell office:value-type="string">
            <text:p>com o estado {&lt;TicketStatus</text:p>
          </table:table-cell>
          <table:table-cell office:value-type="string">
            <text:p>data.status} {timestamp}',</text:p>
          </table:table-cell>
          <table:table-cell table:number-columns-repeated="1015"/>
        </table:table-row>
        <table:table-row table:style-name="ro1">
          <table:table-cell office:value-type="string">
            <text:p>'No entries have been posted to this thread.'</text:p>
          </table:table-cell>
          <table:table-cell/>
          <table:table-cell office:value-type="string">
            <text:p>'Não existem entradas no histórico',</text:p>
          </table:table-cell>
          <table:table-cell table:number-columns-repeated="1021"/>
        </table:table-row>
        <table:table-row table:style-name="ro1">
          <table:table-cell office:value-type="string">
            <text:p>'Note posted successfully'</text:p>
          </table:table-cell>
          <table:table-cell/>
          <table:table-cell office:value-type="string">
            <text:p>'A nota foi gravada com sucesso',</text:p>
          </table:table-cell>
          <table:table-cell table:number-columns-repeated="1021"/>
        </table:table-row>
        <table:table-row table:style-name="ro1">
          <table:table-cell office:value-type="string">
            <text:p>'Opened'</text:p>
          </table:table-cell>
          <table:table-cell/>
          <table:table-cell office:value-type="string">
            <text:p>'Aberto',</text:p>
          </table:table-cell>
          <table:table-cell table:number-columns-repeated="1021"/>
        </table:table-row>
        <table:table-row table:style-name="ro1">
          <table:table-cell office:value-type="string">
            <text:p>'Assigned'</text:p>
          </table:table-cell>
          <table:table-cell/>
          <table:table-cell office:value-type="string">
            <text:p>'Atribuído',</text:p>
          </table:table-cell>
          <table:table-cell table:number-columns-repeated="1021"/>
        </table:table-row>
        <table:table-row table:style-name="ro1">
          <table:table-cell office:value-type="string">
            <text:p>'Overdue'</text:p>
          </table:table-cell>
          <table:table-cell/>
          <table:table-cell office:value-type="string">
            <text:p>'Atrasado',</text:p>
          </table:table-cell>
          <table:table-cell table:number-columns-repeated="1021"/>
        </table:table-row>
        <table:table-row table:style-name="ro1">
          <table:table-cell office:value-type="string">
            <text:p>'Closed'</text:p>
          </table:table-cell>
          <table:table-cell/>
          <table:table-cell office:value-type="string">
            <text:p>'Fechado',</text:p>
          </table:table-cell>
          <table:table-cell table:number-columns-repeated="1021"/>
        </table:table-row>
        <table:table-row table:style-name="ro1">
          <table:table-cell office:value-type="string">
            <text:p>'Reopened'</text:p>
          </table:table-cell>
          <table:table-cell/>
          <table:table-cell office:value-type="string">
            <text:p>'Reaberto',</text:p>
          </table:table-cell>
          <table:table-cell table:number-columns-repeated="1021"/>
        </table:table-row>
        <table:table-row table:style-name="ro1">
          <table:table-cell office:value-type="string">
            <text:p>'Service Time'</text:p>
          </table:table-cell>
          <table:table-cell/>
          <table:table-cell office:value-type="string">
            <text:p>'Tempo de Serviço',</text:p>
          </table:table-cell>
          <table:table-cell table:number-columns-repeated="1021"/>
        </table:table-row>
        <table:table-row table:style-name="ro1">
          <table:table-cell office:value-type="string">
            <text:p>'Response Time'</text:p>
          </table:table-cell>
          <table:table-cell/>
          <table:table-cell office:value-type="string">
            <text:p>'Tempo de Resposts',</text:p>
          </table:table-cell>
          <table:table-cell table:number-columns-repeated="1021"/>
        </table:table-row>
        <table:table-row table:style-name="ro1">
          <table:table-cell office:value-type="string">
            <text:p>'Topics'</text:p>
          </table:table-cell>
          <table:table-cell/>
          <table:table-cell office:value-type="string">
            <text:p>'Tópicos',</text:p>
          </table:table-cell>
          <table:table-cell table:number-columns-repeated="1021"/>
        </table:table-row>
        <table:table-row table:style-name="ro1">
          <table:table-cell office:value-type="string">
            <text:p>'Post Reply'</text:p>
          </table:table-cell>
          <table:table-cell/>
          <table:table-cell office:value-type="string">
            <text:p>'Escrever Resposta',</text:p>
          </table:table-cell>
          <table:table-cell table:number-columns-repeated="1021"/>
        </table:table-row>
        <table:table-row table:style-name="ro1">
          <table:table-cell office:value-type="string">
            <text:p>'Post Internal Note'</text:p>
          </table:table-cell>
          <table:table-cell/>
          <table:table-cell office:value-type="string">
            <text:p>'Escrever Nota Interna',</text:p>
          </table:table-cell>
          <table:table-cell table:number-columns-repeated="1021"/>
        </table:table-row>
        <table:table-row table:style-name="ro1">
          <table:table-cell office:value-type="string">
            <text:p>'Add Recipients'</text:p>
          </table:table-cell>
          <table:table-cell/>
          <table:table-cell office:value-type="string">
            <text:p>'Adicionar Destinatários',</text:p>
          </table:table-cell>
          <table:table-cell table:number-columns-repeated="1021"/>
        </table:table-row>
        <table:table-row table:style-name="ro1">
          <table:table-cell office:value-type="string">
            <text:p>'Change Owner'</text:p>
          </table:table-cell>
          <table:table-cell/>
          <table:table-cell office:value-type="string">
            <text:p>'Alterar Responsável',</text:p>
          </table:table-cell>
          <table:table-cell table:number-columns-repeated="1021"/>
        </table:table-row>
        <table:table-row table:style-name="ro1">
          <table:table-cell office:value-type="string">
            <text:p>'Manage Forms'</text:p>
          </table:table-cell>
          <table:table-cell/>
          <table:table-cell office:value-type="string">
            <text:p>'Gerir formulários',</text:p>
          </table:table-cell>
          <table:table-cell table:number-columns-repeated="1021"/>
        </table:table-row>
        <table:table-row table:style-name="ro1">
          <table:table-cell office:value-type="string">
            <text:p>'Claim'</text:p>
          </table:table-cell>
          <table:table-cell/>
          <table:table-cell office:value-type="string">
            <text:p>'Auto-atribuir',</text:p>
          </table:table-cell>
          <table:table-cell table:number-columns-repeated="1021"/>
        </table:table-row>
        <table:table-row table:style-name="ro1">
          <table:table-cell office:value-type="string">
            <text:p>'Agent'</text:p>
          </table:table-cell>
          <table:table-cell/>
          <table:table-cell office:value-type="string">
            <text:p>'Colaborador',</text:p>
          </table:table-cell>
          <table:table-cell table:number-columns-repeated="1021"/>
        </table:table-row>
        <table:table-row table:style-name="ro1">
          <table:table-cell office:value-type="string">
            <text:p>'Team'</text:p>
          </table:table-cell>
          <table:table-cell/>
          <table:table-cell office:value-type="string">
            <text:p>'Equipa',</text:p>
          </table:table-cell>
          <table:table-cell table:number-columns-repeated="1021"/>
        </table:table-row>
        <table:table-row table:style-name="ro1">
          <table:table-cell office:value-type="string">
            <text:p>'Source'</text:p>
          </table:table-cell>
          <table:table-cell/>
          <table:table-cell office:value-type="string">
            <text:p>'Origem',</text:p>
          </table:table-cell>
          <table:table-cell table:number-columns-repeated="1021"/>
        </table:table-row>
        <table:table-row table:style-name="ro1">
          <table:table-cell office:value-type="string">
            <text:p>'Status'</text:p>
          </table:table-cell>
          <table:table-cell/>
          <table:table-cell office:value-type="string">
            <text:p>'Estado',</text:p>
          </table:table-cell>
          <table:table-cell table:number-columns-repeated="1021"/>
        </table:table-row>
        <table:table-row table:style-name="ro1">
          <table:table-cell office:value-type="string">
            <text:p>'Ticket Status'</text:p>
          </table:table-cell>
          <table:table-cell/>
          <table:table-cell office:value-type="string">
            <text:p>'Estado Incidente',</text:p>
          </table:table-cell>
          <table:table-cell table:number-columns-repeated="1021"/>
        </table:table-row>
        <table:table-row table:style-name="ro1">
          <table:table-cell office:value-type="string">
            <text:p>'Signature'</text:p>
          </table:table-cell>
          <table:table-cell/>
          <table:table-cell office:value-type="string">
            <text:p>'Assinatura',</text:p>
          </table:table-cell>
          <table:table-cell table:number-columns-repeated="1021"/>
        </table:table-row>
        <table:table-row table:style-name="ro1">
          <table:table-cell office:value-type="string">
            <text:p>'SLA Plan'</text:p>
          </table:table-cell>
          <table:table-cell/>
          <table:table-cell office:value-type="string">
            <text:p>'Plano SLA',</text:p>
          </table:table-cell>
          <table:table-cell table:number-columns-repeated="1021"/>
        </table:table-row>
        <table:table-row table:style-name="ro1">
          <table:table-cell office:value-type="string">
            <text:p>'Create Date'</text:p>
          </table:table-cell>
          <table:table-cell/>
          <table:table-cell office:value-type="string">
            <text:p>'Criado em',</text:p>
          </table:table-cell>
          <table:table-cell table:number-columns-repeated="1021"/>
        </table:table-row>
        <table:table-row table:style-name="ro1">
          <table:table-cell office:value-type="string">
            <text:p>'User'</text:p>
          </table:table-cell>
          <table:table-cell/>
          <table:table-cell office:value-type="string">
            <text:p>'Utilizador',</text:p>
          </table:table-cell>
          <table:table-cell table:number-columns-repeated="1021"/>
        </table:table-row>
        <table:table-row table:style-name="ro1">
          <table:table-cell office:value-type="string">
            <text:p>'Last Message'</text:p>
          </table:table-cell>
          <table:table-cell/>
          <table:table-cell office:value-type="string">
            <text:p>'Última mensagem',</text:p>
          </table:table-cell>
          <table:table-cell table:number-columns-repeated="1021"/>
        </table:table-row>
        <table:table-row table:style-name="ro1">
          <table:table-cell office:value-type="string">
            <text:p>'Last Response'</text:p>
          </table:table-cell>
          <table:table-cell/>
          <table:table-cell office:value-type="string">
            <text:p>'Última resposta',</text:p>
          </table:table-cell>
          <table:table-cell table:number-columns-repeated="1021"/>
        </table:table-row>
        <table:table-row table:style-name="ro1">
          <table:table-cell office:value-type="string">
            <text:p>'Reopened by &lt;b</text:p>
          </table:table-cell>
          <table:table-cell office:value-type="string">
            <text:p>{somebody}&lt;/b</text:p>
          </table:table-cell>
          <table:table-cell office:value-type="string">
            <text:p>{timestamp}'</text:p>
          </table:table-cell>
          <table:table-cell/>
          <table:table-cell office:value-type="string">
            <text:p>'Reaberto por &lt;b</text:p>
          </table:table-cell>
          <table:table-cell office:value-type="string">
            <text:p>{somebody}&lt;/b</text:p>
          </table:table-cell>
          <table:table-cell office:value-type="string">
            <text:p>{timestamp}',</text:p>
          </table:table-cell>
          <table:table-cell table:number-columns-repeated="1017"/>
        </table:table-row>
        <table:table-row table:style-name="ro1">
          <table:table-cell office:value-type="string">
            <text:p>'SYSTEM'</text:p>
          </table:table-cell>
          <table:table-cell/>
          <table:table-cell office:value-type="string">
            <text:p>'SISTEMA',</text:p>
          </table:table-cell>
          <table:table-cell table:number-columns-repeated="1021"/>
        </table:table-row>
        <table:table-row table:style-name="ro1">
          <table:table-cell office:value-type="string">
            <text:p>'Assignee'</text:p>
          </table:table-cell>
          <table:table-cell/>
          <table:table-cell office:value-type="string">
            <text:p>'Atribuído a',</text:p>
          </table:table-cell>
          <table:table-cell table:number-columns-repeated="1021"/>
        </table:table-row>
        <table:table-row table:style-name="ro1">
          <table:table-cell office:value-type="string">
            <text:p>'Reset'</text:p>
          </table:table-cell>
          <table:table-cell/>
          <table:table-cell office:value-type="string">
            <text:p>'Limpar',</text:p>
          </table:table-cell>
          <table:table-cell table:number-columns-repeated="1021"/>
        </table:table-row>
        <table:table-row table:style-name="ro1">
          <table:table-cell office:value-type="string">
            <text:p>'Cancel'</text:p>
          </table:table-cell>
          <table:table-cell/>
          <table:table-cell office:value-type="string">
            <text:p>'Cancelar',</text:p>
          </table:table-cell>
          <table:table-cell table:number-columns-repeated="1021"/>
        </table:table-row>
        <table:table-row table:style-name="ro1">
          <table:table-cell office:value-type="string">
            <text:p>'%s is currently assigned to %s'</text:p>
          </table:table-cell>
          <table:table-cell/>
          <table:table-cell office:value-type="string">
            <text:p>'%s está atribuído a %s',</text:p>
          </table:table-cell>
          <table:table-cell table:number-columns-repeated="1021"/>
        </table:table-row>
        <table:table-row table:style-name="ro1">
          <table:table-cell office:value-type="string">
            <text:p>'Optional reason for status change (internal note)'</text:p>
          </table:table-cell>
          <table:table-cell/>
          <table:table-cell office:value-type="string">
            <text:p>'Indique a razão para a mudança de estado (nota interna opcional)',</text:p>
          </table:table-cell>
          <table:table-cell table:number-columns-repeated="1021"/>
        </table:table-row>
        <table:table-row table:style-name="ro1">
          <table:table-cell office:value-type="string">
            <text:p>'Optional reason for the transfer'</text:p>
          </table:table-cell>
          <table:table-cell/>
          <table:table-cell office:value-type="string">
            <text:p>'Justificação para a transferência (opcional)',</text:p>
          </table:table-cell>
          <table:table-cell table:number-columns-repeated="1021"/>
        </table:table-row>
        <table:table-row table:style-name="ro1">
          <table:table-cell office:value-type="string">
            <text:p>'User Information'</text:p>
          </table:table-cell>
          <table:table-cell/>
          <table:table-cell office:value-type="string">
            <text:p>'Informação do utilizador',</text:p>
          </table:table-cell>
          <table:table-cell table:number-columns-repeated="1021"/>
        </table:table-row>
        <table:table-row table:style-name="ro1">
          <table:table-cell office:value-type="string">
            <text:p>'Ticket Source'</text:p>
          </table:table-cell>
          <table:table-cell/>
          <table:table-cell office:value-type="string">
            <text:p>'Origem do incidente',</text:p>
          </table:table-cell>
          <table:table-cell table:number-columns-repeated="1021"/>
        </table:table-row>
        <table:table-row table:style-name="ro1">
          <table:table-cell office:value-type="string">
            <text:p>'Time is based on your time zone'</text:p>
          </table:table-cell>
          <table:table-cell/>
          <table:table-cell office:value-type="string">
            <text:p>'A hora é baseada no seu fuso horário',</text:p>
          </table:table-cell>
          <table:table-cell table:number-columns-repeated="1021"/>
        </table:table-row>
        <table:table-row table:style-name="ro1">
          <table:table-cell office:value-type="string">
            <text:p>'Currently selected user'</text:p>
          </table:table-cell>
          <table:table-cell/>
          <table:table-cell office:value-type="string">
            <text:p>'Utilizador seleccionado',</text:p>
          </table:table-cell>
          <table:table-cell table:number-columns-repeated="1021"/>
        </table:table-row>
        <table:table-row table:style-name="ro1">
          <table:table-cell office:value-type="string">
            <text:p>Due date overrides SLA's grace period.</text:p>
          </table:table-cell>
          <table:table-cell/>
          <table:table-cell office:value-type="string">
            <text:p>'A data limite ultrapassa o período de carência do SLA',</text:p>
          </table:table-cell>
          <table:table-cell table:number-columns-repeated="1021"/>
        </table:table-row>
        <table:table-row table:style-name="ro1">
          <table:table-cell office:value-type="string">
            <text:p>'Note posted successfully'</text:p>
          </table:table-cell>
          <table:table-cell/>
          <table:table-cell office:value-type="string">
            <text:p>'A nota foi guardada com sucesso',</text:p>
          </table:table-cell>
          <table:table-cell table:number-columns-repeated="1021"/>
        </table:table-row>
        <table:table-row table:style-name="ro1">
          <table:table-cell office:value-type="string">
            <text:p>'This ticket does not have any tasks'</text:p>
          </table:table-cell>
          <table:table-cell/>
          <table:table-cell office:value-type="string">
            <text:p>'Este incidente não tem tarefas associadas',</text:p>
          </table:table-cell>
          <table:table-cell table:number-columns-repeated="1021"/>
        </table:table-row>
        <table:table-row table:style-name="ro1">
          <table:table-cell office:value-type="string">
            <text:p>'Add New Task'</text:p>
          </table:table-cell>
          <table:table-cell/>
          <table:table-cell office:value-type="string">
            <text:p>'Nova tarefa',</text:p>
          </table:table-cell>
          <table:table-cell table:number-columns-repeated="1021"/>
        </table:table-row>
        <table:table-row table:style-name="ro1">
          <table:table-cell office:value-type="string">
            <text:p>'Title'</text:p>
          </table:table-cell>
          <table:table-cell/>
          <table:table-cell office:value-type="string">
            <text:p>'Título',</text:p>
          </table:table-cell>
          <table:table-cell table:number-columns-repeated="1021"/>
        </table:table-row>
        <table:table-row table:style-name="ro1">
          <table:table-cell office:value-type="string">
            <text:p>'Description'</text:p>
          </table:table-cell>
          <table:table-cell/>
          <table:table-cell office:value-type="string">
            <text:p>'Descrição',</text:p>
          </table:table-cell>
          <table:table-cell table:number-columns-repeated="1021"/>
        </table:table-row>
        <table:table-row table:style-name="ro1">
          <table:table-cell office:value-type="string">
            <text:p>'Create Task'</text:p>
          </table:table-cell>
          <table:table-cell/>
          <table:table-cell office:value-type="string">
            <text:p>'Criar tarefa',</text:p>
          </table:table-cell>
          <table:table-cell table:number-columns-repeated="1021"/>
        </table:table-row>
        <table:table-row table:style-name="ro1">
          <table:table-cell office:value-type="string">
            <text:p>'Task Visibility &amp; Assignment'</text:p>
          </table:table-cell>
          <table:table-cell/>
          <table:table-cell office:value-type="string">
            <text:p>'Atribuição e Visibilidade da Tarefa',</text:p>
          </table:table-cell>
          <table:table-cell table:number-columns-repeated="1021"/>
        </table:table-row>
        <table:table-row table:style-name="ro1">
          <table:table-cell office:value-type="string">
            <text:p>'Print'</text:p>
          </table:table-cell>
          <table:table-cell/>
          <table:table-cell office:value-type="string">
            <text:p>'Imprimir',</text:p>
          </table:table-cell>
          <table:table-cell table:number-columns-repeated="1021"/>
        </table:table-row>
        <table:table-row table:style-name="ro1">
          <table:table-cell office:value-type="string">
            <text:p>'Ticket Thread'</text:p>
          </table:table-cell>
          <table:table-cell/>
          <table:table-cell office:value-type="string">
            <text:p>'Histórico',</text:p>
          </table:table-cell>
          <table:table-cell table:number-columns-repeated="1021"/>
        </table:table-row>
        <table:table-row table:style-name="ro1">
          <table:table-cell office:value-type="string">
            <text:p>'Thread + Internal Notes'</text:p>
          </table:table-cell>
          <table:table-cell/>
          <table:table-cell office:value-type="string">
            <text:p>'Histórico + Notas internas',</text:p>
          </table:table-cell>
          <table:table-cell table:number-columns-repeated="1021"/>
        </table:table-row>
        <table:table-row table:style-name="ro1">
          <table:table-cell office:value-type="string">
            <text:p>'Drop files here or choose them'</text:p>
          </table:table-cell>
          <table:table-cell/>
          <table:table-cell office:value-type="string">
            <text:p>'Clique e arraste os ficheiros para aqui ou escolha-os',</text:p>
          </table:table-cell>
          <table:table-cell table:number-columns-repeated="1021"/>
        </table:table-row>
        <table:table-row table:style-name="ro1">
          <table:table-cell office:value-type="string">
            <text:p>'Save Changes'</text:p>
          </table:table-cell>
          <table:table-cell/>
          <table:table-cell office:value-type="string">
            <text:p>'Guardar',</text:p>
          </table:table-cell>
          <table:table-cell table:number-columns-repeated="1021"/>
        </table:table-row>
        <table:table-row table:style-name="ro1">
          <table:table-cell office:value-type="string">
            <text:p>'Add Key'</text:p>
          </table:table-cell>
          <table:table-cell/>
          <table:table-cell office:value-type="string">
            <text:p>'Criar chave',</text:p>
          </table:table-cell>
          <table:table-cell table:number-columns-repeated="1021"/>
        </table:table-row>
        <table:table-row table:style-name="ro1">
          <table:table-cell office:value-type="string">
            <text:p>'API Key is auto-generated. Delete and re-add to change the key.'</text:p>
          </table:table-cell>
          <table:table-cell/>
          <table:table-cell office:value-type="string">
            <text:p>'A chave API é gerada automaticamente. Elimine a crie novamente para alterar a chave.',</text:p>
          </table:table-cell>
          <table:table-cell table:number-columns-repeated="1021"/>
        </table:table-row>
        <table:table-row table:style-name="ro1">
          <table:table-cell office:value-type="string">
            <text:p>'Active'</text:p>
          </table:table-cell>
          <table:table-cell/>
          <table:table-cell office:value-type="string">
            <text:p>'Activado',</text:p>
          </table:table-cell>
          <table:table-cell table:number-columns-repeated="1021"/>
        </table:table-row>
        <table:table-row table:style-name="ro1">
          <table:table-cell office:value-type="string">
            <text:p>'Disabled'</text:p>
          </table:table-cell>
          <table:table-cell/>
          <table:table-cell office:value-type="string">
            <text:p>'Desactivado',</text:p>
          </table:table-cell>
          <table:table-cell table:number-columns-repeated="1021"/>
        </table:table-row>
        <table:table-row table:style-name="ro1">
          <table:table-cell office:value-type="string">
            <text:p>'IP Address'</text:p>
          </table:table-cell>
          <table:table-cell/>
          <table:table-cell office:value-type="string">
            <text:p>'Endereço IP',</text:p>
          </table:table-cell>
          <table:table-cell table:number-columns-repeated="1021"/>
        </table:table-row>
        <table:table-row table:style-name="ro1">
          <table:table-cell office:value-type="string">
            <text:p>'Services'</text:p>
          </table:table-cell>
          <table:table-cell/>
          <table:table-cell office:value-type="string">
            <text:p>'Serviços',</text:p>
          </table:table-cell>
          <table:table-cell table:number-columns-repeated="1021"/>
        </table:table-row>
        <table:table-row table:style-name="ro1">
          <table:table-cell office:value-type="string">
            <text:p>'Check applicable API services enabled for the key.'</text:p>
          </table:table-cell>
          <table:table-cell/>
          <table:table-cell office:value-type="string">
            <text:p>'Verifique os serviços API que a chave permite aceder.',</text:p>
          </table:table-cell>
          <table:table-cell table:number-columns-repeated="1021"/>
        </table:table-row>
        <table:table-row table:style-name="ro1">
          <table:table-cell office:value-type="string">
            <text:p>'Can Create Tickets &lt;em</text:p>
          </table:table-cell>
          <table:table-cell office:value-type="string">
            <text:p>(XML/JSON/EMAIL)&lt;/em</text:p>
          </table:table-cell>
          <table:table-cell office:value-type="string">
            <text:p>'</text:p>
          </table:table-cell>
          <table:table-cell/>
          <table:table-cell office:value-type="string">
            <text:p>'Pode criar incidentes &lt;em</text:p>
          </table:table-cell>
          <table:table-cell office:value-type="string">
            <text:p>(XML/JSON/EMAIL)&lt;/em</text:p>
          </table:table-cell>
          <table:table-cell office:value-type="string">
            <text:p>',</text:p>
          </table:table-cell>
          <table:table-cell table:number-columns-repeated="1017"/>
        </table:table-row>
        <table:table-row table:style-name="ro1">
          <table:table-cell office:value-type="string">
            <text:p>'Can Execute Cron'</text:p>
          </table:table-cell>
          <table:table-cell/>
          <table:table-cell office:value-type="string">
            <text:p>'Pode executar cron jobs',</text:p>
          </table:table-cell>
          <table:table-cell table:number-columns-repeated="1021"/>
        </table:table-row>
        <table:table-row table:style-name="ro1">
          <table:table-cell office:value-type="string">
            <text:p>be liberal, they're internal</text:p>
          </table:table-cell>
          <table:table-cell/>
          <table:table-cell office:value-type="string">
            <text:p>'notas internas só vistas pelos colaboradores',</text:p>
          </table:table-cell>
          <table:table-cell table:number-columns-repeated="1021"/>
        </table:table-row>
        <table:table-row table:style-name="ro1">
          <table:table-cell office:value-type="string">
            <text:p>'Add New API Key'</text:p>
          </table:table-cell>
          <table:table-cell/>
          <table:table-cell office:value-type="string">
            <text:p>'Criar nova chave API',</text:p>
          </table:table-cell>
          <table:table-cell table:number-columns-repeated="1021"/>
        </table:table-row>
        <table:table-row table:style-name="ro1">
          <table:table-cell office:value-type="string">
            <text:p>'Enable'</text:p>
          </table:table-cell>
          <table:table-cell/>
          <table:table-cell office:value-type="string">
            <text:p>'Activar',</text:p>
          </table:table-cell>
          <table:table-cell table:number-columns-repeated="1021"/>
        </table:table-row>
        <table:table-row table:style-name="ro1">
          <table:table-cell office:value-type="string">
            <text:p>'Disable'</text:p>
          </table:table-cell>
          <table:table-cell/>
          <table:table-cell office:value-type="string">
            <text:p>'Desactivar',</text:p>
          </table:table-cell>
          <table:table-cell table:number-columns-repeated="1021"/>
        </table:table-row>
        <table:table-row table:style-name="ro1">
          <table:table-cell office:value-type="string">
            <text:p>'Delete'</text:p>
          </table:table-cell>
          <table:table-cell/>
          <table:table-cell office:value-type="string">
            <text:p>'Eliminar',</text:p>
          </table:table-cell>
          <table:table-cell table:number-columns-repeated="1021"/>
        </table:table-row>
        <table:table-row table:style-name="ro1">
          <table:table-cell office:value-type="string">
            <text:p>'Date Added'</text:p>
          </table:table-cell>
          <table:table-cell/>
          <table:table-cell office:value-type="string">
            <text:p>'Criado em',</text:p>
          </table:table-cell>
          <table:table-cell table:number-columns-repeated="1021"/>
        </table:table-row>
        <table:table-row table:style-name="ro1">
          <table:table-cell office:value-type="string">
            <text:p>'Last Updated'</text:p>
          </table:table-cell>
          <table:table-cell/>
          <table:table-cell office:value-type="string">
            <text:p>'Actualizado em',</text:p>
          </table:table-cell>
          <table:table-cell table:number-columns-repeated="1021"/>
        </table:table-row>
        <table:table-row table:style-name="ro1">
          <table:table-cell office:value-type="string">
            <text:p>'No API keys found'</text:p>
          </table:table-cell>
          <table:table-cell/>
          <table:table-cell office:value-type="string">
            <text:p>'Não foram encontradas chaves API',</text:p>
          </table:table-cell>
          <table:table-cell table:number-columns-repeated="1021"/>
        </table:table-row>
        <table:table-row table:style-name="ro1">
          <table:table-cell office:value-type="string">
            <text:p>'Please Confirm'</text:p>
          </table:table-cell>
          <table:table-cell/>
          <table:table-cell office:value-type="string">
            <text:p>'Confirme',</text:p>
          </table:table-cell>
          <table:table-cell table:number-columns-repeated="1021"/>
        </table:table-row>
        <table:table-row table:style-name="ro1">
          <table:table-cell office:value-type="string">
            <text:p>'Are you sure you want to &lt;b</text:p>
          </table:table-cell>
          <table:table-cell office:value-type="string">
            <text:p>enable&lt;/b</text:p>
          </table:table-cell>
          <table:table-cell office:value-type="string">
            <text:p>%s?'</text:p>
          </table:table-cell>
          <table:table-cell/>
          <table:table-cell office:value-type="string">
            <text:p>'Tem a certeza de que pretende &lt;b</text:p>
          </table:table-cell>
          <table:table-cell office:value-type="string">
            <text:p>activar&lt;/b</text:p>
          </table:table-cell>
          <table:table-cell office:value-type="string">
            <text:p>%s?',</text:p>
          </table:table-cell>
          <table:table-cell table:number-columns-repeated="1017"/>
        </table:table-row>
        <table:table-row table:style-name="ro1">
          <table:table-cell office:value-type="string">
            <text:p>'Are you sure you want to &lt;b</text:p>
          </table:table-cell>
          <table:table-cell office:value-type="string">
            <text:p>disable&lt;/b</text:p>
          </table:table-cell>
          <table:table-cell office:value-type="string">
            <text:p>%s?'</text:p>
          </table:table-cell>
          <table:table-cell/>
          <table:table-cell office:value-type="string">
            <text:p>'Tem a certeza de que pretende &lt;b</text:p>
          </table:table-cell>
          <table:table-cell office:value-type="string">
            <text:p>desactivar&lt;/b</text:p>
          </table:table-cell>
          <table:table-cell office:value-type="string">
            <text:p>%s?',</text:p>
          </table:table-cell>
          <table:table-cell table:number-columns-repeated="1017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Folha1" table:style-name="ta3" table:print="false">
        <table:table-column table:style-name="co6" table:number-columns-repeated="1024" table:default-cell-style-name="Excel_20_Built-in_20_Normal"/>
        <table:table-row table:style-name="ro1">
          <table:table-cell office:value-type="string">
            <text:p>'Ticket' =&gt; 'Incidente',</text:p>
          </table:table-cell>
          <table:table-cell table:number-columns-repeated="1023"/>
        </table:table-row>
        <table:table-row table:style-name="ro1">
          <table:table-cell office:value-type="string">
            <text:p>'My Tickets' =&gt; 'Os meus incidentes',</text:p>
          </table:table-cell>
          <table:table-cell table:number-columns-repeated="1023"/>
        </table:table-row>
        <table:table-row table:style-name="ro1">
          <table:table-cell office:value-type="string">
            <text:p>'Open' =&gt; 'Aberto',</text:p>
          </table:table-cell>
          <table:table-cell table:number-columns-repeated="1023"/>
        </table:table-row>
        <table:table-row table:style-name="ro1">
          <table:table-cell office:value-type="string">
            <text:p>'Sort' =&gt; 'Ordenação',</text:p>
          </table:table-cell>
          <table:table-cell table:number-columns-repeated="1023"/>
        </table:table-row>
        <table:table-row table:style-name="ro1">
          <table:table-cell office:value-type="string">
            <text:p>'Subject' =&gt; 'Assunto',</text:p>
          </table:table-cell>
          <table:table-cell table:number-columns-repeated="1023"/>
        </table:table-row>
        <table:table-row table:style-name="ro1">
          <table:table-cell office:value-type="string">
            <text:p>'From' =&gt; 'De',</text:p>
          </table:table-cell>
          <table:table-cell table:number-columns-repeated="1023"/>
        </table:table-row>
        <table:table-row table:style-name="ro1">
          <table:table-cell office:value-type="string">
            <text:p>'To' =&gt; 'Para',</text:p>
          </table:table-cell>
          <table:table-cell table:number-columns-repeated="1023"/>
        </table:table-row>
        <table:table-row table:style-name="ro1">
          <table:table-cell office:value-type="string">
            <text:p>'Collaborators' =&gt; 'Colaboradores',</text:p>
          </table:table-cell>
          <table:table-cell table:number-columns-repeated="1023"/>
        </table:table-row>
        <table:table-row table:style-name="ro1">
          <table:table-cell office:value-type="string">
            <text:p>'Response' =&gt; 'Resposta',</text:p>
          </table:table-cell>
          <table:table-cell table:number-columns-repeated="1023"/>
        </table:table-row>
        <table:table-row table:style-name="ro1">
          <table:table-cell office:value-type="string">
            <text:p>'Department' =&gt; 'Departamento',</text:p>
          </table:table-cell>
          <table:table-cell table:number-columns-repeated="1023"/>
        </table:table-row>
        <table:table-row table:style-name="ro1">
          <table:table-cell office:value-type="string">
            <text:p>'Priority' =&gt; 'Prioridade',</text:p>
          </table:table-cell>
          <table:table-cell table:number-columns-repeated="1023"/>
        </table:table-row>
        <table:table-row table:style-name="ro1">
          <table:table-cell office:value-type="string">
            <text:p>'Last Updated' =&gt; 'Actualizado em',</text:p>
          </table:table-cell>
          <table:table-cell table:number-columns-repeated="1023"/>
        </table:table-row>
        <table:table-row table:style-name="ro1">
          <table:table-cell office:value-type="string">
            <text:p>'Change Status' =&gt; 'Alterar estado',</text:p>
          </table:table-cell>
          <table:table-cell table:number-columns-repeated="1023"/>
        </table:table-row>
        <table:table-row table:style-name="ro1">
          <table:table-cell office:value-type="string">
            <text:p>'Resolved' =&gt; 'Resolvido',</text:p>
          </table:table-cell>
          <table:table-cell table:number-columns-repeated="1023"/>
        </table:table-row>
        <table:table-row table:style-name="ro1">
          <table:table-cell office:value-type="string">
            <text:p>'Closed' =&gt; 'Fechado',</text:p>
          </table:table-cell>
          <table:table-cell table:number-columns-repeated="1023"/>
        </table:table-row>
        <table:table-row table:style-name="ro1">
          <table:table-cell office:value-type="string">
            <text:p>'More' =&gt; 'Mais',</text:p>
          </table:table-cell>
          <table:table-cell table:number-columns-repeated="1023"/>
        </table:table-row>
        <table:table-row table:style-name="ro1">
          <table:table-cell office:value-type="string">
            <text:p>'Assign' =&gt; 'Atribuir',</text:p>
          </table:table-cell>
          <table:table-cell table:number-columns-repeated="1023"/>
        </table:table-row>
        <table:table-row table:style-name="ro1">
          <table:table-cell office:value-type="string">
            <text:p>'Transfer' =&gt; 'Transferir',</text:p>
          </table:table-cell>
          <table:table-cell table:number-columns-repeated="1023"/>
        </table:table-row>
        <table:table-row table:style-name="ro1">
          <table:table-cell office:value-type="string">
            <text:p>'All' =&gt; 'Todos',</text:p>
          </table:table-cell>
          <table:table-cell table:number-columns-repeated="1023"/>
        </table:table-row>
        <table:table-row table:style-name="ro1">
          <table:table-cell office:value-type="string">
            <text:p>'None' =&gt; 'Nenhum(a)',</text:p>
          </table:table-cell>
          <table:table-cell table:number-columns-repeated="1023"/>
        </table:table-row>
        <table:table-row table:style-name="ro1">
          <table:table-cell office:value-type="string">
            <text:p>'Toggle' =&gt; 'Trocar',</text:p>
          </table:table-cell>
          <table:table-cell table:number-columns-repeated="1023"/>
        </table:table-row>
        <table:table-row table:style-name="ro1">
          <table:table-cell office:value-type="string">
            <text:p>'Select' =&gt; 'Seleccionar',</text:p>
          </table:table-cell>
          <table:table-cell table:number-columns-repeated="1023"/>
        </table:table-row>
        <table:table-row table:style-name="ro1">
          <table:table-cell office:value-type="string">
            <text:p>'Page' =&gt; 'Página',</text:p>
          </table:table-cell>
          <table:table-cell table:number-columns-repeated="1023"/>
        </table:table-row>
        <table:table-row table:style-name="ro1">
          <table:table-cell office:value-type="string">
            <text:p>'Export' =&gt; 'Exportar',</text:p>
          </table:table-cell>
          <table:table-cell table:number-columns-repeated="1023"/>
        </table:table-row>
        <table:table-row table:style-name="ro1">
          <table:table-cell office:value-type="string">
            <text:p>'Showing' =&gt; 'A mostrar',</text:p>
          </table:table-cell>
          <table:table-cell table:number-columns-repeated="1023"/>
        </table:table-row>
        <table:table-row table:style-name="ro1">
          <table:table-cell office:value-type="string">
            <text:p>'Ticket Summary' =&gt; 'Resumo do incidente',</text:p>
          </table:table-cell>
          <table:table-cell table:number-columns-repeated="1023"/>
        </table:table-row>
        <table:table-row table:style-name="ro1">
          <table:table-cell office:value-type="string">
            <text:p>'Thread (%d)' =&gt; 'Histórico (%d)',</text:p>
          </table:table-cell>
          <table:table-cell table:number-columns-repeated="1023"/>
        </table:table-row>
        <table:table-row table:style-name="ro1">
          <table:table-cell office:value-type="string">
            <text:p>'Ticket Thread (%d)' =&gt; 'Histórico (%d)',</text:p>
          </table:table-cell>
          <table:table-cell table:number-columns-repeated="1023"/>
        </table:table-row>
        <table:table-row table:style-name="ro1">
          <table:table-cell office:value-type="string">
            <text:p>'Tasks' =&gt; 'Tarefas',</text:p>
          </table:table-cell>
          <table:table-cell table:number-columns-repeated="1023"/>
        </table:table-row>
        <table:table-row table:style-name="ro1">
          <table:table-cell office:value-type="string">
            <text:p>'Reply' =&gt; 'Responder',</text:p>
          </table:table-cell>
          <table:table-cell table:number-columns-repeated="1023"/>
        </table:table-row>
        <table:table-row table:style-name="ro1">
          <table:table-cell office:value-type="string">
            <text:p>'Reassign' =&gt; 'Atribuir',</text:p>
          </table:table-cell>
          <table:table-cell table:number-columns-repeated="1023"/>
        </table:table-row>
        <table:table-row table:style-name="ro1">
          <table:table-cell office:value-type="string">
            <text:p>'Post Note' =&gt; 'Nota',</text:p>
          </table:table-cell>
          <table:table-cell table:number-columns-repeated="1023"/>
        </table:table-row>
        <table:table-row table:style-name="ro1">
          <table:table-cell office:value-type="string">
            <text:p>'Edit Ticket' =&gt; 'Editar incidente',</text:p>
          </table:table-cell>
          <table:table-cell table:number-columns-repeated="1023"/>
        </table:table-row>
        <table:table-row table:style-name="ro1">
          <table:table-cell office:value-type="string">
            <text:p>'Edit' =&gt; 'Editar',</text:p>
          </table:table-cell>
          <table:table-cell table:number-columns-repeated="1023"/>
        </table:table-row>
        <table:table-row table:style-name="ro1">
          <table:table-cell office:value-type="string">
            <text:p>'Preview Ticket' =&gt; 'Pré-Visualizar incidente',</text:p>
          </table:table-cell>
          <table:table-cell table:number-columns-repeated="1023"/>
        </table:table-row>
        <table:table-row table:style-name="ro1">
          <table:table-cell office:value-type="string">
            <text:p>'Assigned To' =&gt; 'Atribuído a',</text:p>
          </table:table-cell>
          <table:table-cell table:number-columns-repeated="1023"/>
        </table:table-row>
        <table:table-row table:style-name="ro1">
          <table:table-cell office:value-type="string">
            <text:p>'Ticket State' =&gt; 'Estado',</text:p>
          </table:table-cell>
          <table:table-cell table:number-columns-repeated="1023"/>
        </table:table-row>
        <table:table-row table:style-name="ro1">
          <table:table-cell office:value-type="string">
            <text:p>'Created' =&gt; 'Criado em',</text:p>
          </table:table-cell>
          <table:table-cell table:number-columns-repeated="1023"/>
        </table:table-row>
        <table:table-row table:style-name="ro1">
          <table:table-cell office:value-type="string">
            <text:p>'Due Date' =&gt; 'Data limite',</text:p>
          </table:table-cell>
          <table:table-cell table:number-columns-repeated="1023"/>
        </table:table-row>
        <table:table-row table:style-name="ro1">
          <table:table-cell office:value-type="string">
            <text:p>'Help Topic' =&gt; 'Tópico de ajuda',</text:p>
          </table:table-cell>
          <table:table-cell table:number-columns-repeated="1023"/>
        </table:table-row>
        <table:table-row table:style-name="ro1">
          <table:table-cell office:value-type="string">
            <text:p>'&lt;b&gt;%s&lt;/b&gt; posted %s' =&gt; '&lt;b&gt;%s&lt;/b&gt; escreveu %s',</text:p>
          </table:table-cell>
          <table:table-cell table:number-columns-repeated="1023"/>
        </table:table-row>
        <table:table-row table:style-name="ro1">
          <table:table-cell office:value-type="string">
            <text:p>'&lt;b&gt;{somebody}&lt;/b&gt; claimed this {timestamp}' =&gt; '&lt;b&gt;{somebody}&lt;/b&gt; atribuiu a si mesmo(a) este incidente {timestamp}',</text:p>
          </table:table-cell>
          <table:table-cell table:number-columns-repeated="1023"/>
        </table:table-row>
        <table:table-row table:style-name="ro1">
          <table:table-cell office:value-type="string">
            <text:p>'%d hours ago' =&gt; 'há %d horas',</text:p>
          </table:table-cell>
          <table:table-cell table:number-columns-repeated="1023"/>
        </table:table-row>
        <table:table-row table:style-name="ro1">
          <table:table-cell office:value-type="string">
            <text:p>'%d minutes ago' =&gt; 'há %d minutos',</text:p>
          </table:table-cell>
          <table:table-cell table:number-columns-repeated="1023"/>
        </table:table-row>
        <table:table-row table:style-name="ro1">
          <table:table-cell office:value-type="string">
            <text:p>'about a minute ago' =&gt; 'há um minuto',</text:p>
          </table:table-cell>
          <table:table-cell table:number-columns-repeated="1023"/>
        </table:table-row>
        <table:table-row table:style-name="ro1">
          <table:table-cell office:value-type="string">
            <text:p>'%d seconds ago' =&gt; 'há %s segundos',</text:p>
          </table:table-cell>
          <table:table-cell table:number-columns-repeated="1023"/>
        </table:table-row>
        <table:table-row table:style-name="ro1">
          <table:table-cell office:value-type="string">
            <text:p>'in about a minute' =&gt; 'dentro de um minuto',</text:p>
          </table:table-cell>
          <table:table-cell table:number-columns-repeated="1023"/>
        </table:table-row>
        <table:table-row table:style-name="ro1">
          <table:table-cell office:value-type="string">
            <text:p>'in %d hours' =&gt; 'em %d horas',</text:p>
          </table:table-cell>
          <table:table-cell table:number-columns-repeated="1023"/>
        </table:table-row>
        <table:table-row table:style-name="ro1">
          <table:table-cell office:value-type="string">
            <text:p>'in %d minutes' =&gt; 'em %d minutos',</text:p>
          </table:table-cell>
          <table:table-cell table:number-columns-repeated="1023"/>
        </table:table-row>
        <table:table-row table:style-name="ro1">
          <table:table-cell office:value-type="string">
            <text:p>'in %d seconds' =&gt; 'em %d segundos',</text:p>
          </table:table-cell>
          <table:table-cell table:number-columns-repeated="1023"/>
        </table:table-row>
        <table:table-row table:style-name="ro1">
          <table:table-cell office:value-type="string">
            <text:p>'yesterday' =&gt; 'ontem',</text:p>
          </table:table-cell>
          <table:table-cell table:number-columns-repeated="1023"/>
        </table:table-row>
        <table:table-row table:style-name="ro1">
          <table:table-cell office:value-type="string">
            <text:p>'tomorrow' =&gt; 'amanhã',</text:p>
          </table:table-cell>
          <table:table-cell table:number-columns-repeated="1023"/>
        </table:table-row>
        <table:table-row table:style-name="ro1">
          <table:table-cell office:value-type="string">
            <text:p>'about an hour ago' =&gt; 'há cerca de uma hora',</text:p>
          </table:table-cell>
          <table:table-cell table:number-columns-repeated="1023"/>
        </table:table-row>
        <table:table-row table:style-name="ro1">
          <table:table-cell office:value-type="string">
            <text:p>'in about an hour' =&gt; 'dentro de uma hora',</text:p>
          </table:table-cell>
          <table:table-cell table:number-columns-repeated="1023"/>
        </table:table-row>
        <table:table-row table:style-name="ro1">
          <table:table-cell office:value-type="string">
            <text:p>'Created by &lt;b&gt;{somebody}&lt;/b&gt; {timestamp}' =&gt; 'Criado por &lt;b&gt;{somebody}&lt;/b&gt; {timestamp}',</text:p>
          </table:table-cell>
          <table:table-cell table:number-columns-repeated="1023"/>
        </table:table-row>
        <table:table-row table:style-name="ro1">
          <table:table-cell office:value-type="string">
            <text:p>'Closed by &lt;b&gt;{somebody}&lt;/b&gt; with status of {&lt;TicketStatus&gt;data.status} {timestamp}' =&gt;'Fechado por &lt;b&gt;{somebody}&lt;/b&gt; com o estado {&lt;TicketStatus&gt;data.status} {timestamp}',</text:p>
          </table:table-cell>
          <table:table-cell table:number-columns-repeated="1023"/>
        </table:table-row>
        <table:table-row table:style-name="ro1">
          <table:table-cell office:value-type="string">
            <text:p>'No entries have been posted to this thread.' =&gt; 'Não existem entradas no histórico',</text:p>
          </table:table-cell>
          <table:table-cell table:number-columns-repeated="1023"/>
        </table:table-row>
        <table:table-row table:style-name="ro1">
          <table:table-cell office:value-type="string">
            <text:p>'Note posted successfully' =&gt; 'A nota foi gravada com sucesso',</text:p>
          </table:table-cell>
          <table:table-cell table:number-columns-repeated="1023"/>
        </table:table-row>
        <table:table-row table:style-name="ro1">
          <table:table-cell office:value-type="string">
            <text:p>'Opened' =&gt; 'Aberto',</text:p>
          </table:table-cell>
          <table:table-cell table:number-columns-repeated="1023"/>
        </table:table-row>
        <table:table-row table:style-name="ro1">
          <table:table-cell office:value-type="string">
            <text:p>'Assigned' =&gt; 'Atribuído',</text:p>
          </table:table-cell>
          <table:table-cell table:number-columns-repeated="1023"/>
        </table:table-row>
        <table:table-row table:style-name="ro1">
          <table:table-cell office:value-type="string">
            <text:p>'Overdue' =&gt; 'Atrasado',</text:p>
          </table:table-cell>
          <table:table-cell table:number-columns-repeated="1023"/>
        </table:table-row>
        <table:table-row table:style-name="ro1">
          <table:table-cell office:value-type="string">
            <text:p>'Closed' =&gt; 'Fechado',</text:p>
          </table:table-cell>
          <table:table-cell table:number-columns-repeated="1023"/>
        </table:table-row>
        <table:table-row table:style-name="ro1">
          <table:table-cell office:value-type="string">
            <text:p>'Reopened' =&gt; 'Reaberto',</text:p>
          </table:table-cell>
          <table:table-cell table:number-columns-repeated="1023"/>
        </table:table-row>
        <table:table-row table:style-name="ro1">
          <table:table-cell office:value-type="string">
            <text:p>'Service Time' =&gt; 'Tempo de Serviço',</text:p>
          </table:table-cell>
          <table:table-cell table:number-columns-repeated="1023"/>
        </table:table-row>
        <table:table-row table:style-name="ro1">
          <table:table-cell office:value-type="string">
            <text:p>'Response Time' =&gt; 'Tempo de Resposts',</text:p>
          </table:table-cell>
          <table:table-cell table:number-columns-repeated="1023"/>
        </table:table-row>
        <table:table-row table:style-name="ro1">
          <table:table-cell office:value-type="string">
            <text:p>'Topics' =&gt; 'Tópicos',</text:p>
          </table:table-cell>
          <table:table-cell table:number-columns-repeated="1023"/>
        </table:table-row>
        <table:table-row table:style-name="ro1">
          <table:table-cell office:value-type="string">
            <text:p>'Post Reply' =&gt; 'Escrever Resposta',</text:p>
          </table:table-cell>
          <table:table-cell table:number-columns-repeated="1023"/>
        </table:table-row>
        <table:table-row table:style-name="ro1">
          <table:table-cell office:value-type="string">
            <text:p>'Post Internal Note' =&gt; 'Escrever Nota Interna',</text:p>
          </table:table-cell>
          <table:table-cell table:number-columns-repeated="1023"/>
        </table:table-row>
        <table:table-row table:style-name="ro1">
          <table:table-cell office:value-type="string">
            <text:p>'Add Recipients' =&gt; 'Adicionar Destinatários',</text:p>
          </table:table-cell>
          <table:table-cell table:number-columns-repeated="1023"/>
        </table:table-row>
        <table:table-row table:style-name="ro1">
          <table:table-cell office:value-type="string">
            <text:p>'Change Owner' =&gt; 'Alterar Responsável',</text:p>
          </table:table-cell>
          <table:table-cell table:number-columns-repeated="1023"/>
        </table:table-row>
        <table:table-row table:style-name="ro1">
          <table:table-cell office:value-type="string">
            <text:p>'Manage Forms' =&gt; 'Gerir formulários',</text:p>
          </table:table-cell>
          <table:table-cell table:number-columns-repeated="1023"/>
        </table:table-row>
        <table:table-row table:style-name="ro1">
          <table:table-cell office:value-type="string">
            <text:p>'Claim' =&gt; 'Auto-atribuir',</text:p>
          </table:table-cell>
          <table:table-cell table:number-columns-repeated="1023"/>
        </table:table-row>
        <table:table-row table:style-name="ro1">
          <table:table-cell office:value-type="string">
            <text:p>'Agent' =&gt; 'Colaborador',</text:p>
          </table:table-cell>
          <table:table-cell table:number-columns-repeated="1023"/>
        </table:table-row>
        <table:table-row table:style-name="ro1">
          <table:table-cell office:value-type="string">
            <text:p>'Team' =&gt; 'Equipa',</text:p>
          </table:table-cell>
          <table:table-cell table:number-columns-repeated="1023"/>
        </table:table-row>
        <table:table-row table:style-name="ro1">
          <table:table-cell office:value-type="string">
            <text:p>'Source' =&gt; 'Origem',</text:p>
          </table:table-cell>
          <table:table-cell table:number-columns-repeated="1023"/>
        </table:table-row>
        <table:table-row table:style-name="ro1">
          <table:table-cell office:value-type="string">
            <text:p>'Status' =&gt; 'Estado',</text:p>
          </table:table-cell>
          <table:table-cell table:number-columns-repeated="1023"/>
        </table:table-row>
        <table:table-row table:style-name="ro1">
          <table:table-cell office:value-type="string">
            <text:p>'Ticket Status' =&gt; 'Estado Incidente',</text:p>
          </table:table-cell>
          <table:table-cell table:number-columns-repeated="1023"/>
        </table:table-row>
        <table:table-row table:style-name="ro1">
          <table:table-cell office:value-type="string">
            <text:p>'Signature' =&gt; 'Assinatura',</text:p>
          </table:table-cell>
          <table:table-cell table:number-columns-repeated="1023"/>
        </table:table-row>
        <table:table-row table:style-name="ro1">
          <table:table-cell office:value-type="string">
            <text:p>'SLA Plan' =&gt; 'Plano SLA',</text:p>
          </table:table-cell>
          <table:table-cell table:number-columns-repeated="1023"/>
        </table:table-row>
        <table:table-row table:style-name="ro1">
          <table:table-cell office:value-type="string">
            <text:p>'Create Date' =&gt; 'Criado em',</text:p>
          </table:table-cell>
          <table:table-cell table:number-columns-repeated="1023"/>
        </table:table-row>
        <table:table-row table:style-name="ro1">
          <table:table-cell office:value-type="string">
            <text:p>'User' =&gt; 'Utilizador',</text:p>
          </table:table-cell>
          <table:table-cell table:number-columns-repeated="1023"/>
        </table:table-row>
        <table:table-row table:style-name="ro1">
          <table:table-cell office:value-type="string">
            <text:p>'Last Message' =&gt; 'Última mensagem',</text:p>
          </table:table-cell>
          <table:table-cell table:number-columns-repeated="1023"/>
        </table:table-row>
        <table:table-row table:style-name="ro1">
          <table:table-cell office:value-type="string">
            <text:p>'Last Response' =&gt; 'Última resposta',</text:p>
          </table:table-cell>
          <table:table-cell table:number-columns-repeated="1023"/>
        </table:table-row>
        <table:table-row table:style-name="ro1">
          <table:table-cell office:value-type="string">
            <text:p>'Reopened by &lt;b&gt;{somebody}&lt;/b&gt; {timestamp}' =&gt; 'Reaberto por &lt;b&gt;{somebody}&lt;/b&gt; {timestamp}',</text:p>
          </table:table-cell>
          <table:table-cell table:number-columns-repeated="1023"/>
        </table:table-row>
        <table:table-row table:style-name="ro1">
          <table:table-cell office:value-type="string">
            <text:p>'SYSTEM' =&gt; 'SISTEMA',</text:p>
          </table:table-cell>
          <table:table-cell table:number-columns-repeated="1023"/>
        </table:table-row>
        <table:table-row table:style-name="ro1">
          <table:table-cell office:value-type="string">
            <text:p>'Assignee' =&gt; 'Atribuído a',</text:p>
          </table:table-cell>
          <table:table-cell table:number-columns-repeated="1023"/>
        </table:table-row>
        <table:table-row table:style-name="ro1">
          <table:table-cell office:value-type="string">
            <text:p>'Reset' =&gt; 'Limpar',</text:p>
          </table:table-cell>
          <table:table-cell table:number-columns-repeated="1023"/>
        </table:table-row>
        <table:table-row table:style-name="ro1">
          <table:table-cell office:value-type="string">
            <text:p>'Cancel' =&gt; 'Cancelar',</text:p>
          </table:table-cell>
          <table:table-cell table:number-columns-repeated="1023"/>
        </table:table-row>
        <table:table-row table:style-name="ro1">
          <table:table-cell office:value-type="string">
            <text:p>'%s is currently assigned to %s' =&gt; '%s está atribuído a %s',</text:p>
          </table:table-cell>
          <table:table-cell table:number-columns-repeated="1023"/>
        </table:table-row>
        <table:table-row table:style-name="ro1">
          <table:table-cell office:value-type="string">
            <text:p>'Optional reason for status change (internal note)' =&gt; 'Indique a razão para a mudança de estado (nota interna opcional)',</text:p>
          </table:table-cell>
          <table:table-cell table:number-columns-repeated="1023"/>
        </table:table-row>
        <table:table-row table:style-name="ro1">
          <table:table-cell office:value-type="string">
            <text:p>'Optional reason for the transfer' =&gt; 'Justificação para a transferência (opcional)',</text:p>
          </table:table-cell>
          <table:table-cell table:number-columns-repeated="1023"/>
        </table:table-row>
        <table:table-row table:style-name="ro1">
          <table:table-cell office:value-type="string">
            <text:p>'User Information' =&gt; 'Informação do utilizador',</text:p>
          </table:table-cell>
          <table:table-cell table:number-columns-repeated="1023"/>
        </table:table-row>
        <table:table-row table:style-name="ro1">
          <table:table-cell office:value-type="string">
            <text:p>'Ticket Source' =&gt; 'Origem do incidente',</text:p>
          </table:table-cell>
          <table:table-cell table:number-columns-repeated="1023"/>
        </table:table-row>
        <table:table-row table:style-name="ro1">
          <table:table-cell office:value-type="string">
            <text:p>'Time is based on your time zone' =&gt; 'A hora é baseada no seu fuso horário',</text:p>
          </table:table-cell>
          <table:table-cell table:number-columns-repeated="1023"/>
        </table:table-row>
        <table:table-row table:style-name="ro1">
          <table:table-cell office:value-type="string">
            <text:p>'Currently selected user' =&gt; 'Utilizador seleccionado',</text:p>
          </table:table-cell>
          <table:table-cell table:number-columns-repeated="1023"/>
        </table:table-row>
        <table:table-row table:style-name="ro1">
          <table:table-cell office:value-type="string">
            <text:p>Due date overrides SLA's grace period. =&gt; 'A data limite ultrapassa o período de carência do SLA',</text:p>
          </table:table-cell>
          <table:table-cell table:number-columns-repeated="1023"/>
        </table:table-row>
        <table:table-row table:style-name="ro1">
          <table:table-cell office:value-type="string">
            <text:p>'Note posted successfully' =&gt; 'A nota foi guardada com sucesso',</text:p>
          </table:table-cell>
          <table:table-cell table:number-columns-repeated="1023"/>
        </table:table-row>
        <table:table-row table:style-name="ro1">
          <table:table-cell office:value-type="string">
            <text:p>'This ticket does not have any tasks' =&gt; 'Este incidente não tem tarefas associadas',</text:p>
          </table:table-cell>
          <table:table-cell table:number-columns-repeated="1023"/>
        </table:table-row>
        <table:table-row table:style-name="ro1">
          <table:table-cell office:value-type="string">
            <text:p>'Add New Task' =&gt; 'Nova tarefa',</text:p>
          </table:table-cell>
          <table:table-cell table:number-columns-repeated="1023"/>
        </table:table-row>
        <table:table-row table:style-name="ro1">
          <table:table-cell office:value-type="string">
            <text:p>'Title' =&gt;'Título',</text:p>
          </table:table-cell>
          <table:table-cell table:number-columns-repeated="1023"/>
        </table:table-row>
        <table:table-row table:style-name="ro1">
          <table:table-cell office:value-type="string">
            <text:p>'Description' =&gt; 'Descrição',</text:p>
          </table:table-cell>
          <table:table-cell table:number-columns-repeated="1023"/>
        </table:table-row>
        <table:table-row table:style-name="ro1">
          <table:table-cell office:value-type="string">
            <text:p>'Create Task' =&gt; 'Criar tarefa',</text:p>
          </table:table-cell>
          <table:table-cell table:number-columns-repeated="1023"/>
        </table:table-row>
        <table:table-row table:style-name="ro1">
          <table:table-cell office:value-type="string">
            <text:p>'Task Visibility &amp; Assignment' =&gt; 'Atribuição e Visibilidade da Tarefa',</text:p>
          </table:table-cell>
          <table:table-cell table:number-columns-repeated="1023"/>
        </table:table-row>
        <table:table-row table:style-name="ro1">
          <table:table-cell office:value-type="string">
            <text:p>'Print' =&gt; 'Imprimir',</text:p>
          </table:table-cell>
          <table:table-cell table:number-columns-repeated="1023"/>
        </table:table-row>
        <table:table-row table:style-name="ro1">
          <table:table-cell office:value-type="string">
            <text:p>'Ticket Thread' =&gt; 'Histórico',</text:p>
          </table:table-cell>
          <table:table-cell table:number-columns-repeated="1023"/>
        </table:table-row>
        <table:table-row table:style-name="ro1">
          <table:table-cell office:value-type="string">
            <text:p>'Thread + Internal Notes' =&gt; 'Histórico + Notas internas',</text:p>
          </table:table-cell>
          <table:table-cell table:number-columns-repeated="1023"/>
        </table:table-row>
        <table:table-row table:style-name="ro1">
          <table:table-cell office:value-type="string">
            <text:p>'Drop files here or choose them' =&gt; 'Clique e arraste os ficheiros para aqui ou escolha-os',</text:p>
          </table:table-cell>
          <table:table-cell table:number-columns-repeated="1023"/>
        </table:table-row>
        <table:table-row table:style-name="ro1">
          <table:table-cell office:value-type="string">
            <text:p>'Save Changes' =&gt; 'Guardar',</text:p>
          </table:table-cell>
          <table:table-cell table:number-columns-repeated="1023"/>
        </table:table-row>
        <table:table-row table:style-name="ro1">
          <table:table-cell office:value-type="string">
            <text:p>'Add Key' =&gt; 'Criar chave',</text:p>
          </table:table-cell>
          <table:table-cell table:number-columns-repeated="1023"/>
        </table:table-row>
        <table:table-row table:style-name="ro1">
          <table:table-cell office:value-type="string">
            <text:p>'API Key is auto-generated. Delete and re-add to change the key.' =&gt; 'A chave API é gerada automaticamente. Elimine a crie novamente para alterar a chave.',</text:p>
          </table:table-cell>
          <table:table-cell table:number-columns-repeated="1023"/>
        </table:table-row>
        <table:table-row table:style-name="ro1">
          <table:table-cell office:value-type="string">
            <text:p>'Active' =&gt; 'Activado',</text:p>
          </table:table-cell>
          <table:table-cell table:number-columns-repeated="1023"/>
        </table:table-row>
        <table:table-row table:style-name="ro1">
          <table:table-cell office:value-type="string">
            <text:p>'Disabled' =&gt; 'Desactivado',</text:p>
          </table:table-cell>
          <table:table-cell table:number-columns-repeated="1023"/>
        </table:table-row>
        <table:table-row table:style-name="ro1">
          <table:table-cell office:value-type="string">
            <text:p>'IP Address' =&gt; 'Endereço IP',</text:p>
          </table:table-cell>
          <table:table-cell table:number-columns-repeated="1023"/>
        </table:table-row>
        <table:table-row table:style-name="ro1">
          <table:table-cell office:value-type="string">
            <text:p>'Services' =&gt; 'Serviços',</text:p>
          </table:table-cell>
          <table:table-cell table:number-columns-repeated="1023"/>
        </table:table-row>
        <table:table-row table:style-name="ro1">
          <table:table-cell office:value-type="string">
            <text:p>'Check applicable API services enabled for the key.' =&gt; 'Verifique os serviços API que a chave permite aceder.',</text:p>
          </table:table-cell>
          <table:table-cell table:number-columns-repeated="1023"/>
        </table:table-row>
        <table:table-row table:style-name="ro1">
          <table:table-cell office:value-type="string">
            <text:p>'Can Create Tickets &lt;em&gt;(XML/JSON/EMAIL)&lt;/em&gt;' =&gt; 'Pode criar incidentes &lt;em&gt;(XML/JSON/EMAIL)&lt;/em&gt;',</text:p>
          </table:table-cell>
          <table:table-cell table:number-columns-repeated="1023"/>
        </table:table-row>
        <table:table-row table:style-name="ro1">
          <table:table-cell office:value-type="string">
            <text:p>'Can Execute Cron' =&gt; 'Pode executar cron jobs',</text:p>
          </table:table-cell>
          <table:table-cell table:number-columns-repeated="1023"/>
        </table:table-row>
        <table:table-row table:style-name="ro1">
          <table:table-cell office:value-type="string">
            <text:p>be liberal, they're internal =&gt; 'notas internas só vistas pelos colaboradores',</text:p>
          </table:table-cell>
          <table:table-cell table:number-columns-repeated="1023"/>
        </table:table-row>
        <table:table-row table:style-name="ro1">
          <table:table-cell office:value-type="string">
            <text:p>'Add New API Key' =&gt; 'Criar nova chave API',</text:p>
          </table:table-cell>
          <table:table-cell table:number-columns-repeated="1023"/>
        </table:table-row>
        <table:table-row table:style-name="ro1">
          <table:table-cell office:value-type="string">
            <text:p>'Enable' =&gt; 'Activar',</text:p>
          </table:table-cell>
          <table:table-cell table:number-columns-repeated="1023"/>
        </table:table-row>
        <table:table-row table:style-name="ro1">
          <table:table-cell office:value-type="string">
            <text:p>'Disable' =&gt; 'Desactivar',</text:p>
          </table:table-cell>
          <table:table-cell table:number-columns-repeated="1023"/>
        </table:table-row>
        <table:table-row table:style-name="ro1">
          <table:table-cell office:value-type="string">
            <text:p>'Delete' =&gt; 'Eliminar',</text:p>
          </table:table-cell>
          <table:table-cell table:number-columns-repeated="1023"/>
        </table:table-row>
        <table:table-row table:style-name="ro1">
          <table:table-cell office:value-type="string">
            <text:p>'Date Added' =&gt; 'Criado em',</text:p>
          </table:table-cell>
          <table:table-cell table:number-columns-repeated="1023"/>
        </table:table-row>
        <table:table-row table:style-name="ro1">
          <table:table-cell office:value-type="string">
            <text:p>'Last Updated' =&gt; 'Actualizado em',</text:p>
          </table:table-cell>
          <table:table-cell table:number-columns-repeated="1023"/>
        </table:table-row>
        <table:table-row table:style-name="ro1">
          <table:table-cell office:value-type="string">
            <text:p>'No API keys found' =&gt; 'Não foram encontradas chaves API',</text:p>
          </table:table-cell>
          <table:table-cell table:number-columns-repeated="1023"/>
        </table:table-row>
        <table:table-row table:style-name="ro1">
          <table:table-cell office:value-type="string">
            <text:p>'Please Confirm' =&gt; 'Confirme',</text:p>
          </table:table-cell>
          <table:table-cell table:number-columns-repeated="1023"/>
        </table:table-row>
        <table:table-row table:style-name="ro1">
          <table:table-cell office:value-type="string">
            <text:p>'Are you sure you want to &lt;b&gt;enable&lt;/b&gt; %s?' =&gt; 'Tem a certeza de que pretende &lt;b&gt;activar&lt;/b&gt; %s?',</text:p>
          </table:table-cell>
          <table:table-cell table:number-columns-repeated="1023"/>
        </table:table-row>
        <table:table-row table:style-name="ro1">
          <table:table-cell office:value-type="string">
            <text:p>'Are you sure you want to &lt;b&gt;disable&lt;/b&gt; %s?' =&gt; 'Tem a certeza de que pretende &lt;b&gt;desactivar&lt;/b&gt; %s?',</text:p>
          </table:table-cell>
          <table:table-cell table:number-columns-repeated="1023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Sheet1.A1:Sheet1.D3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number-style style:name="N8000" number:language="pt" number:country="PT">
      <number:number number:min-integer-digits="1"/>
    </number:number-style>
    <number:number-style style:name="N8106P0" style:volatile="true" number:language="pt" number:country="PT">
      <number:number number:decimal-places="0" number:min-integer-digits="1" number:grouping="true"/>
      <number:text> €</number:text>
    </number:number-style>
    <number:number-style style:name="N8106" number:language="pt" number:country="PT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pt" number:country="PT">
      <number:number number:decimal-places="0" number:min-integer-digits="1" number:grouping="true"/>
      <number:text> €</number:text>
    </number:number-style>
    <number:number-style style:name="N8107" number:language="pt" number:country="PT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pt" number:country="PT">
      <number:number number:decimal-places="2" number:min-integer-digits="1" number:grouping="true"/>
      <number:text> €</number:text>
    </number:number-style>
    <number:number-style style:name="N8108" number:language="pt" number:country="PT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pt" number:country="PT">
      <number:number number:decimal-places="2" number:min-integer-digits="1" number:grouping="true"/>
      <number:text> €</number:text>
    </number:number-style>
    <number:number-style style:name="N8109" number:language="pt" number:country="PT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pt" number:country="PT">
      <number:day number:style="long"/>
      <number:text>-</number:text>
      <number:month number:textual="true"/>
      <number:text>-</number:text>
      <number:year/>
    </number:date-style>
    <number:date-style style:name="N8111" number:language="pt" number:country="PT">
      <number:month number:textual="true"/>
      <number:text>-</number:text>
      <number:year/>
    </number:date-style>
    <number:time-style style:name="N8112" number:language="pt" number:country="PT">
      <number:hours/>
      <number:text>:</number:text>
      <number:minutes number:style="long"/>
      <number:text> </number:text>
      <number:am-pm/>
    </number:time-style>
    <number:time-style style:name="N8113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pt" number:country="PT">
      <number:hours/>
      <number:text>:</number:text>
      <number:minutes number:style="long"/>
    </number:time-style>
    <number:time-style style:name="N8115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8116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pt" number:country="PT">
      <number:number number:decimal-places="0" number:min-integer-digits="1" number:grouping="true"/>
      <number:text>   </number:text>
    </number:number-style>
    <number:number-style style:name="N8117" number:language="pt" number:country="PT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pt" number:country="PT">
      <number:number number:decimal-places="0" number:min-integer-digits="1" number:grouping="true"/>
      <number:text>   </number:text>
    </number:number-style>
    <number:number-style style:name="N8118" number:language="pt" number:country="PT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pt" number:country="PT">
      <number:number number:decimal-places="2" number:min-integer-digits="1" number:grouping="true"/>
      <number:text>   </number:text>
    </number:number-style>
    <number:number-style style:name="N8119" number:language="pt" number:country="PT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pt" number:country="PT">
      <number:number number:decimal-places="2" number:min-integer-digits="1" number:grouping="true"/>
      <number:text>   </number:text>
    </number:number-style>
    <number:number-style style:name="N8120" number:language="pt" number:country="PT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pt" number:country="PT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pt" number:country="PT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pt" number:country="PT">
      <number:text> -    </number:text>
    </number:number-style>
    <number:text-style style:name="N8121" number:language="pt" number:country="P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PT">
      <number:text> </number:text>
      <number:number number:decimal-places="0" number:min-integer-digits="1" number:grouping="true"/>
      <number:text> € </number:text>
    </number:number-style>
    <number:number-style style:name="N8122P1" style:volatile="true" number:language="pt" number:country="PT">
      <number:text>-</number:text>
      <number:number number:decimal-places="0" number:min-integer-digits="1" number:grouping="true"/>
      <number:text> € </number:text>
    </number:number-style>
    <number:number-style style:name="N8122P2" style:volatile="true" number:language="pt" number:country="PT">
      <number:text> - € </number:text>
    </number:number-style>
    <number:text-style style:name="N8122" number:language="pt" number:country="P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PT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pt" number:country="PT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pt" number:country="PT">
      <number:text> -</number:text>
      <number:number number:decimal-places="0" number:min-integer-digits="0"/>
      <number:text>    </number:text>
    </number:number-style>
    <number:text-style style:name="N8123" number:language="pt" number:country="PT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pt" number:country="PT">
      <number:text> </number:text>
      <number:number number:decimal-places="2" number:min-integer-digits="1" number:grouping="true"/>
      <number:text> € </number:text>
    </number:number-style>
    <number:number-style style:name="N8124P1" style:volatile="true" number:language="pt" number:country="PT">
      <number:text>-</number:text>
      <number:number number:decimal-places="2" number:min-integer-digits="1" number:grouping="true"/>
      <number:text> € </number:text>
    </number:number-style>
    <number:number-style style:name="N8124P2" style:volatile="true" number:language="pt" number:country="PT">
      <number:text> -</number:text>
      <number:number number:decimal-places="0" number:min-integer-digits="0"/>
      <number:text> € </number:text>
    </number:number-style>
    <number:text-style style:name="N8124" number:language="pt" number:country="PT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pt" number:country="PT">
      <number:minutes number:style="long"/>
      <number:text>:</number:text>
      <number:seconds number:style="long"/>
    </number:time-style>
    <number:time-style style:name="N8126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pt" number:country="PT">
      <number:minutes number:style="long"/>
      <number:text>:</number:text>
      <number:seconds number:style="long" number:decimal-places="1"/>
    </number:time-style>
    <number:number-style style:name="N8128" number:language="pt" number:country="PT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10-03-2016</text:date>, <text:time>22:1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olha1" style:display-name="PageStyle_Folh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0T22:17:56.25</dc:date>
    <dc:creator>Fernando Prata</dc:creator>
    <meta:document-statistic meta:table-count="3" meta:cell-count="1647" meta:object-count="0"/>
    <meta:generator>OpenOffice/4.1.2$Win32 OpenOffice.org_project/412m3$Build-9782</meta:generator>
  </office:meta>
</office:document-meta>
</file>